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0" style:family="paragraph" style:parent-style-name="Standard" style:master-page-name="MP0">
      <style:paragraph-properties style:page-number="auto" fo:break-before="page"/>
      <style:text-properties fo:font-weight="bold" style:font-weight-asian="bold" style:font-weight-complex="bold"/>
    </style:style>
    <style:style style:name="P261" style:family="paragraph" style:parent-style-name="Standard" style:list-style-name="L1"/>
    <style:style style:name="P26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6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6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6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6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6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7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7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7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7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7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7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7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7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8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8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8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8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8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9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0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0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0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0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0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0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0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0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0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0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1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1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1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1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1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1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1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1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1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1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2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2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2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2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2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2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2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3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3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3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33" style:family="paragraph" style:parent-style-name="Standard" style:list-style-name="L23">
      <style:paragraph-properties fo:margin-top="0cm" fo:margin-bottom="0cm" loext:contextual-spacing="false"/>
      <style:text-properties style:use-window-font-color="true" officeooo:paragraph-rsid="00bb061d"/>
    </style:style>
    <style:style style:name="P334" style:family="paragraph" style:parent-style-name="Standard" style:list-style-name="L1">
      <style:paragraph-properties fo:margin-top="0cm" fo:margin-bottom="0cm" loext:contextual-spacing="false"/>
    </style:style>
    <style:style style:name="P335" style:family="paragraph" style:parent-style-name="Standard" style:list-style-name="L15">
      <style:paragraph-properties fo:margin-top="0cm" fo:margin-bottom="0cm" loext:contextual-spacing="false"/>
      <style:text-properties officeooo:rsid="00b3a71e" officeooo:paragraph-rsid="00b3a71e"/>
    </style:style>
    <style:style style:name="P336" style:family="paragraph" style:parent-style-name="Standard" style:list-style-name="L15">
      <style:paragraph-properties fo:margin-top="0cm" fo:margin-bottom="0cm" loext:contextual-spacing="false"/>
      <style:text-properties officeooo:rsid="00b45507" officeooo:paragraph-rsid="00b45507"/>
    </style:style>
    <style:style style:name="P337" style:family="paragraph" style:parent-style-name="Standard" style:list-style-name="L16">
      <style:paragraph-properties fo:margin-top="0cm" fo:margin-bottom="0cm" loext:contextual-spacing="false"/>
      <style:text-properties officeooo:rsid="00b45507" officeooo:paragraph-rsid="00b45507"/>
    </style:style>
    <style:style style:name="P338" style:family="paragraph" style:parent-style-name="Standard" style:list-style-name="L17">
      <style:paragraph-properties fo:margin-top="0cm" fo:margin-bottom="0cm" loext:contextual-spacing="false"/>
      <style:text-properties officeooo:rsid="00b63fbb" officeooo:paragraph-rsid="00b7bf2f"/>
    </style:style>
    <style:style style:name="P339" style:family="paragraph" style:parent-style-name="Standard" style:list-style-name="L17">
      <style:paragraph-properties fo:margin-top="0cm" fo:margin-bottom="0cm" loext:contextual-spacing="false"/>
      <style:text-properties officeooo:rsid="00b63fbb" officeooo:paragraph-rsid="00b63fbb"/>
    </style:style>
    <style:style style:name="P340" style:family="paragraph" style:parent-style-name="Standard" style:list-style-name="L18">
      <style:paragraph-properties fo:margin-top="0cm" fo:margin-bottom="0cm" loext:contextual-spacing="false"/>
    </style:style>
    <style:style style:name="P341" style:family="paragraph" style:parent-style-name="Standard" style:list-style-name="L18">
      <style:paragraph-properties fo:margin-top="0cm" fo:margin-bottom="0cm" loext:contextual-spacing="false"/>
      <style:text-properties officeooo:rsid="00a752c4" officeooo:paragraph-rsid="00a752c4"/>
    </style:style>
    <style:style style:name="P342" style:family="paragraph" style:parent-style-name="Standard" style:list-style-name="L19">
      <style:paragraph-properties fo:margin-top="0cm" fo:margin-bottom="0cm" loext:contextual-spacing="false"/>
    </style:style>
    <style:style style:name="P343" style:family="paragraph" style:parent-style-name="Standard" style:list-style-name="L21">
      <style:paragraph-properties fo:margin-top="0cm" fo:margin-bottom="0cm" loext:contextual-spacing="false"/>
    </style:style>
    <style:style style:name="P344" style:family="paragraph" style:parent-style-name="Standard" style:list-style-name="L22">
      <style:paragraph-properties fo:margin-top="0cm" fo:margin-bottom="0cm" loext:contextual-spacing="false"/>
    </style:style>
    <style:style style:name="P345" style:family="paragraph" style:parent-style-name="Standard" style:list-style-name="L23">
      <style:paragraph-properties fo:margin-top="0cm" fo:margin-bottom="0cm" loext:contextual-spacing="false"/>
    </style:style>
    <style:style style:name="P346" style:family="paragraph" style:parent-style-name="Standard" style:list-style-name="L23">
      <style:paragraph-properties fo:margin-top="0cm" fo:margin-bottom="0cm" loext:contextual-spacing="false"/>
      <style:text-properties officeooo:rsid="009eaa36" officeooo:paragraph-rsid="009eaa36"/>
    </style:style>
    <style:style style:name="P347" style:family="paragraph" style:parent-style-name="Standard" style:list-style-name="L24">
      <style:paragraph-properties fo:margin-top="0cm" fo:margin-bottom="0cm" loext:contextual-spacing="false"/>
    </style:style>
    <style:style style:name="P348" style:family="paragraph" style:parent-style-name="Standard" style:list-style-name="L25">
      <style:paragraph-properties fo:margin-top="0cm" fo:margin-bottom="0cm" loext:contextual-spacing="false"/>
    </style:style>
    <style:style style:name="P349" style:family="paragraph" style:parent-style-name="Standard" style:list-style-name="L26">
      <style:paragraph-properties fo:margin-top="0cm" fo:margin-bottom="0cm" loext:contextual-spacing="false"/>
      <style:text-properties officeooo:rsid="00c0f176" officeooo:paragraph-rsid="00c0f176"/>
    </style:style>
    <style:style style:name="P350" style:family="paragraph" style:parent-style-name="Standard" style:list-style-name="L28">
      <style:paragraph-properties fo:margin-top="0cm" fo:margin-bottom="0cm" loext:contextual-spacing="false"/>
    </style:style>
    <style:style style:name="P351" style:family="paragraph" style:parent-style-name="Standard" style:list-style-name="L27">
      <style:paragraph-properties fo:margin-top="0cm" fo:margin-bottom="0cm" loext:contextual-spacing="false"/>
    </style:style>
    <style:style style:name="P352" style:family="paragraph" style:parent-style-name="Standard" style:list-style-name="L31">
      <style:paragraph-properties fo:margin-top="0cm" fo:margin-bottom="0cm" loext:contextual-spacing="false"/>
    </style:style>
    <style:style style:name="P353" style:family="paragraph" style:parent-style-name="Standard" style:list-style-name="L33">
      <style:paragraph-properties fo:margin-top="0cm" fo:margin-bottom="0cm" loext:contextual-spacing="false"/>
    </style:style>
    <style:style style:name="P354" style:family="paragraph" style:parent-style-name="Standard" style:list-style-name="L34">
      <style:paragraph-properties fo:margin-top="0cm" fo:margin-bottom="0cm" loext:contextual-spacing="false" fo:line-height="100%"/>
    </style:style>
    <style:style style:name="P355"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56" style:family="paragraph" style:parent-style-name="Standard" style:list-style-name="L36">
      <style:paragraph-properties fo:margin-top="0cm" fo:margin-bottom="0cm" loext:contextual-spacing="false"/>
    </style:style>
    <style:style style:name="P357" style:family="paragraph" style:parent-style-name="Standard" style:list-style-name="L37">
      <style:paragraph-properties fo:margin-top="0cm" fo:margin-bottom="0cm" loext:contextual-spacing="false"/>
    </style:style>
    <style:style style:name="P358" style:family="paragraph" style:parent-style-name="Standard" style:list-style-name="L38">
      <style:paragraph-properties fo:margin-top="0cm" fo:margin-bottom="0cm" loext:contextual-spacing="false"/>
    </style:style>
    <style:style style:name="P359" style:family="paragraph" style:parent-style-name="Standard" style:list-style-name="L38">
      <style:paragraph-properties fo:margin-top="0cm" fo:margin-bottom="0cm" loext:contextual-spacing="false"/>
      <style:text-properties officeooo:paragraph-rsid="001b004e"/>
    </style:style>
    <style:style style:name="P360" style:family="paragraph" style:parent-style-name="Standard" style:list-style-name="L39">
      <style:paragraph-properties fo:margin-top="0cm" fo:margin-bottom="0cm" loext:contextual-spacing="false"/>
      <style:text-properties officeooo:rsid="001f99d5" officeooo:paragraph-rsid="001f99d5"/>
    </style:style>
    <style:style style:name="P361" style:family="paragraph" style:parent-style-name="Standard" style:list-style-name="L40">
      <style:paragraph-properties fo:margin-top="0cm" fo:margin-bottom="0cm" loext:contextual-spacing="false"/>
      <style:text-properties officeooo:rsid="00242510" officeooo:paragraph-rsid="00242510"/>
    </style:style>
    <style:style style:name="P362" style:family="paragraph" style:parent-style-name="Standard" style:list-style-name="L41">
      <style:paragraph-properties fo:margin-top="0cm" fo:margin-bottom="0cm" loext:contextual-spacing="false"/>
      <style:text-properties officeooo:rsid="002794e2" officeooo:paragraph-rsid="002794e2"/>
    </style:style>
    <style:style style:name="P363" style:family="paragraph" style:parent-style-name="Standard" style:list-style-name="L42">
      <style:paragraph-properties fo:margin-top="0cm" fo:margin-bottom="0cm" loext:contextual-spacing="false"/>
      <style:text-properties officeooo:rsid="002b0512" officeooo:paragraph-rsid="002b0512"/>
    </style:style>
    <style:style style:name="P364" style:family="paragraph" style:parent-style-name="Standard" style:list-style-name="L43">
      <style:paragraph-properties fo:margin-top="0cm" fo:margin-bottom="0cm" loext:contextual-spacing="false"/>
      <style:text-properties officeooo:rsid="0035b470" officeooo:paragraph-rsid="00362c79"/>
    </style:style>
    <style:style style:name="P365" style:family="paragraph" style:parent-style-name="Standard" style:list-style-name="L43">
      <style:paragraph-properties fo:margin-top="0cm" fo:margin-bottom="0cm" loext:contextual-spacing="false"/>
      <style:text-properties officeooo:rsid="0035b470" officeooo:paragraph-rsid="0035b470"/>
    </style:style>
    <style:style style:name="P366" style:family="paragraph" style:parent-style-name="Standard" style:list-style-name="L43">
      <style:paragraph-properties fo:margin-top="0cm" fo:margin-bottom="0cm" loext:contextual-spacing="false"/>
      <style:text-properties officeooo:rsid="00424da1" officeooo:paragraph-rsid="0044002e"/>
    </style:style>
    <style:style style:name="P367" style:family="paragraph" style:parent-style-name="Standard" style:list-style-name="L27">
      <style:paragraph-properties fo:margin-top="0cm" fo:margin-bottom="0cm" loext:contextual-spacing="false"/>
      <style:text-properties officeooo:rsid="0038b914" officeooo:paragraph-rsid="003ccc33"/>
    </style:style>
    <style:style style:name="P368" style:family="paragraph" style:parent-style-name="Standard" style:list-style-name="L27">
      <style:paragraph-properties fo:margin-top="0cm" fo:margin-bottom="0cm" loext:contextual-spacing="false"/>
      <style:text-properties officeooo:rsid="003ccc33" officeooo:paragraph-rsid="003ccc33"/>
    </style:style>
    <style:style style:name="P369" style:family="paragraph" style:parent-style-name="Standard" style:list-style-name="L27">
      <style:paragraph-properties fo:margin-top="0cm" fo:margin-bottom="0cm" loext:contextual-spacing="false"/>
      <style:text-properties officeooo:rsid="003dde4c" officeooo:paragraph-rsid="003dde4c"/>
    </style:style>
    <style:style style:name="P370" style:family="paragraph" style:parent-style-name="Standard" style:list-style-name="L47">
      <style:paragraph-properties fo:margin-top="0cm" fo:margin-bottom="0cm" loext:contextual-spacing="false"/>
    </style:style>
    <style:style style:name="P371" style:family="paragraph" style:parent-style-name="Standard" style:list-style-name="L48">
      <style:paragraph-properties fo:margin-top="0cm" fo:margin-bottom="0cm" loext:contextual-spacing="false"/>
    </style:style>
    <style:style style:name="P372" style:family="paragraph" style:parent-style-name="Standard" style:list-style-name="L46">
      <style:paragraph-properties fo:margin-top="0cm" fo:margin-bottom="0cm" loext:contextual-spacing="false"/>
    </style:style>
    <style:style style:name="P373" style:family="paragraph" style:parent-style-name="Standard" style:list-style-name="L49">
      <style:paragraph-properties fo:margin-top="0cm" fo:margin-bottom="0cm" loext:contextual-spacing="false"/>
    </style:style>
    <style:style style:name="P374" style:family="paragraph" style:parent-style-name="Standard" style:list-style-name="L50">
      <style:paragraph-properties fo:margin-top="0cm" fo:margin-bottom="0cm" loext:contextual-spacing="false"/>
    </style:style>
    <style:style style:name="P375" style:family="paragraph" style:parent-style-name="Standard" style:list-style-name="L51">
      <style:paragraph-properties fo:margin-top="0cm" fo:margin-bottom="0cm" loext:contextual-spacing="false"/>
    </style:style>
    <style:style style:name="P376" style:family="paragraph" style:parent-style-name="Standard" style:list-style-name="L27">
      <style:paragraph-properties fo:margin-left="0cm" fo:margin-right="0cm" fo:margin-top="0cm" fo:margin-bottom="0cm" loext:contextual-spacing="false" fo:text-indent="0cm" style:auto-text-indent="false"/>
    </style:style>
    <style:style style:name="P377" style:family="paragraph" style:parent-style-name="Heading_20_3">
      <style:text-properties officeooo:rsid="00abe3bb" officeooo:paragraph-rsid="00abe3bb"/>
    </style:style>
    <style:style style:name="P378" style:family="paragraph" style:parent-style-name="Heading_20_3">
      <style:text-properties officeooo:paragraph-rsid="00de9f7f"/>
    </style:style>
    <style:style style:name="P379" style:family="paragraph" style:parent-style-name="Heading_20_3">
      <style:text-properties officeooo:paragraph-rsid="001af535"/>
    </style:style>
    <style:style style:name="P380" style:family="paragraph" style:parent-style-name="Heading_20_3">
      <style:text-properties officeooo:paragraph-rsid="0029db5c"/>
    </style:style>
    <style:style style:name="P381" style:family="paragraph" style:parent-style-name="Heading_20_3">
      <style:text-properties officeooo:rsid="0035b470" officeooo:paragraph-rsid="0035b470"/>
    </style:style>
    <style:style style:name="P382" style:family="paragraph" style:parent-style-name="Heading_20_2">
      <style:text-properties officeooo:paragraph-rsid="0031c3eb"/>
    </style:style>
    <style:style style:name="P383" style:family="paragraph" style:parent-style-name="Text_20_body" style:list-style-name="L32"/>
    <style:style style:name="P384" style:family="paragraph" style:parent-style-name="Text_20_body" style:list-style-name="L32">
      <style:paragraph-properties fo:margin-top="0cm" fo:margin-bottom="0cm" loext:contextual-spacing="false"/>
    </style:style>
    <style:style style:name="P385" style:family="paragraph" style:parent-style-name="Heading_20_4">
      <style:paragraph-properties fo:line-height="100%"/>
    </style:style>
    <style:style style:name="P386" style:family="paragraph" style:parent-style-name="Heading_20_4">
      <style:text-properties officeooo:paragraph-rsid="00aa0c2e"/>
    </style:style>
    <style:style style:name="P387" style:family="paragraph" style:parent-style-name="Heading_20_4">
      <style:text-properties officeooo:paragraph-rsid="00f4daf9"/>
    </style:style>
    <style:style style:name="P388" style:family="paragraph" style:parent-style-name="Heading_20_4">
      <style:text-properties officeooo:paragraph-rsid="011d0ab3"/>
    </style:style>
    <style:style style:name="P389" style:family="paragraph" style:parent-style-name="Heading_20_4">
      <style:text-properties officeooo:rsid="011d0ab3" officeooo:paragraph-rsid="011d0ab3"/>
    </style:style>
    <style:style style:name="P390" style:family="paragraph" style:parent-style-name="Heading_20_4">
      <style:text-properties officeooo:rsid="013d9545" officeooo:paragraph-rsid="013d9545"/>
    </style:style>
    <style:style style:name="P391" style:family="paragraph" style:parent-style-name="Heading_20_4">
      <style:text-properties officeooo:rsid="013d9545" officeooo:paragraph-rsid="01404351"/>
    </style:style>
    <style:style style:name="P392" style:family="paragraph" style:parent-style-name="Heading_20_4">
      <style:text-properties officeooo:rsid="00926609" officeooo:paragraph-rsid="00926609"/>
    </style:style>
    <style:style style:name="P393" style:family="paragraph" style:parent-style-name="Heading_20_4">
      <style:text-properties officeooo:rsid="0094e06a" officeooo:paragraph-rsid="0094e06a"/>
    </style:style>
    <style:style style:name="P394" style:family="paragraph" style:parent-style-name="Heading_20_4">
      <style:text-properties officeooo:rsid="00975451" officeooo:paragraph-rsid="00975451"/>
    </style:style>
    <style:style style:name="P395" style:family="paragraph" style:parent-style-name="Heading_20_4">
      <style:text-properties officeooo:paragraph-rsid="007f78d4"/>
    </style:style>
    <style:style style:name="P396" style:family="paragraph" style:parent-style-name="Heading_20_4">
      <style:text-properties officeooo:rsid="008267cf" officeooo:paragraph-rsid="009a90c1"/>
    </style:style>
    <style:style style:name="P397" style:family="paragraph" style:parent-style-name="Heading_20_4">
      <style:text-properties officeooo:rsid="0084cb60" officeooo:paragraph-rsid="0084cb60"/>
    </style:style>
    <style:style style:name="P398" style:family="paragraph" style:parent-style-name="Heading_20_4">
      <style:text-properties officeooo:rsid="00854889" officeooo:paragraph-rsid="00854889"/>
    </style:style>
    <style:style style:name="P399" style:family="paragraph" style:parent-style-name="Heading_20_4">
      <style:text-properties officeooo:rsid="0086d125" officeooo:paragraph-rsid="0086d125"/>
    </style:style>
    <style:style style:name="P400" style:family="paragraph" style:parent-style-name="Heading_20_4">
      <style:text-properties officeooo:rsid="00875b60" officeooo:paragraph-rsid="00875b60"/>
    </style:style>
    <style:style style:name="P401" style:family="paragraph" style:parent-style-name="Heading_20_4">
      <style:text-properties officeooo:rsid="008a5197" officeooo:paragraph-rsid="008a5197"/>
    </style:style>
    <style:style style:name="P402" style:family="paragraph" style:parent-style-name="Heading_20_4">
      <style:text-properties officeooo:rsid="008a5197" officeooo:paragraph-rsid="008b8610"/>
    </style:style>
    <style:style style:name="P403" style:family="paragraph" style:parent-style-name="Heading_20_4">
      <style:text-properties officeooo:rsid="0054c81a" officeooo:paragraph-rsid="0054c81a"/>
    </style:style>
    <style:style style:name="P404" style:family="paragraph" style:parent-style-name="Heading_20_4">
      <style:text-properties officeooo:paragraph-rsid="0150b005"/>
    </style:style>
    <style:style style:name="P405" style:family="paragraph" style:parent-style-name="Heading_20_4">
      <style:text-properties officeooo:rsid="008c27dd" officeooo:paragraph-rsid="008c27dd"/>
    </style:style>
    <style:style style:name="P406" style:family="paragraph" style:parent-style-name="Heading_20_4">
      <style:text-properties officeooo:rsid="008c27dd" officeooo:paragraph-rsid="008d5148"/>
    </style:style>
    <style:style style:name="P407" style:family="paragraph" style:parent-style-name="Heading_20_4">
      <style:text-properties officeooo:rsid="008c27dd" officeooo:paragraph-rsid="008dde0f"/>
    </style:style>
    <style:style style:name="P408" style:family="paragraph" style:parent-style-name="Heading_20_4">
      <style:text-properties officeooo:rsid="00911605" officeooo:paragraph-rsid="00911605"/>
    </style:style>
    <style:style style:name="P409" style:family="paragraph" style:parent-style-name="Heading_20_4">
      <style:text-properties officeooo:rsid="009235af" officeooo:paragraph-rsid="009235af"/>
    </style:style>
    <style:style style:name="P410" style:family="paragraph" style:parent-style-name="Heading_20_4">
      <style:text-properties officeooo:paragraph-rsid="006879ea"/>
    </style:style>
    <style:style style:name="P411" style:family="paragraph" style:parent-style-name="Heading_20_4">
      <style:text-properties officeooo:paragraph-rsid="00698dda"/>
    </style:style>
    <style:style style:name="P412" style:family="paragraph" style:parent-style-name="Heading_20_4">
      <style:text-properties officeooo:paragraph-rsid="006a0fc7"/>
    </style:style>
    <style:style style:name="P413" style:family="paragraph" style:parent-style-name="Heading_20_4">
      <style:text-properties officeooo:paragraph-rsid="015af7de"/>
    </style:style>
    <style:style style:name="P414" style:family="paragraph" style:parent-style-name="Heading_20_4">
      <style:text-properties officeooo:rsid="015c2ca6" officeooo:paragraph-rsid="015c2ca6"/>
    </style:style>
    <style:style style:name="P415" style:family="paragraph" style:parent-style-name="Heading_20_4">
      <style:text-properties officeooo:rsid="015c8561" officeooo:paragraph-rsid="015c8561"/>
    </style:style>
    <style:style style:name="P416" style:family="paragraph" style:parent-style-name="Heading_20_4">
      <style:text-properties officeooo:rsid="015d776e" officeooo:paragraph-rsid="015d776e"/>
    </style:style>
    <style:style style:name="P417" style:family="paragraph" style:parent-style-name="Heading_20_4">
      <style:text-properties officeooo:rsid="015e0ca3" officeooo:paragraph-rsid="015e0ca3"/>
    </style:style>
    <style:style style:name="P418" style:family="paragraph" style:parent-style-name="Heading_20_4">
      <style:text-properties officeooo:paragraph-rsid="015fc106"/>
    </style:style>
    <style:style style:name="P419" style:family="paragraph" style:parent-style-name="Heading_20_4">
      <style:text-properties officeooo:paragraph-rsid="001b004e"/>
    </style:style>
    <style:style style:name="P420" style:family="paragraph" style:parent-style-name="Heading_20_4">
      <style:text-properties officeooo:paragraph-rsid="00f09459"/>
    </style:style>
    <style:style style:name="P421" style:family="paragraph" style:parent-style-name="Heading_20_4">
      <style:text-properties officeooo:rsid="001f99d5" officeooo:paragraph-rsid="00255fed"/>
    </style:style>
    <style:style style:name="P422" style:family="paragraph" style:parent-style-name="Heading_20_4">
      <style:text-properties officeooo:rsid="00271a68" officeooo:paragraph-rsid="00271a68"/>
    </style:style>
    <style:style style:name="P423" style:family="paragraph" style:parent-style-name="Heading_20_4">
      <style:text-properties officeooo:rsid="00271a68" officeooo:paragraph-rsid="002794e2"/>
    </style:style>
    <style:style style:name="P424" style:family="paragraph" style:parent-style-name="Heading_20_4">
      <style:text-properties officeooo:rsid="00213d35" officeooo:paragraph-rsid="00271a68"/>
    </style:style>
    <style:style style:name="P425" style:family="paragraph" style:parent-style-name="Heading_20_4">
      <style:text-properties officeooo:rsid="00228dc3" officeooo:paragraph-rsid="00271a68"/>
    </style:style>
    <style:style style:name="P426" style:family="paragraph" style:parent-style-name="Heading_20_4">
      <style:text-properties officeooo:rsid="00242510" officeooo:paragraph-rsid="00271a68"/>
    </style:style>
    <style:style style:name="P427" style:family="paragraph" style:parent-style-name="Heading_20_4">
      <style:text-properties officeooo:rsid="00291a07" officeooo:paragraph-rsid="00291a07"/>
    </style:style>
    <style:style style:name="P428" style:family="paragraph" style:parent-style-name="Heading_20_4">
      <style:text-properties officeooo:rsid="00291a07" officeooo:paragraph-rsid="0029db5c"/>
    </style:style>
    <style:style style:name="P429" style:family="paragraph" style:parent-style-name="Heading_20_4">
      <style:text-properties officeooo:rsid="002b0512" officeooo:paragraph-rsid="002b0512"/>
    </style:style>
    <style:style style:name="P430" style:family="paragraph" style:parent-style-name="Heading_20_4">
      <style:text-properties officeooo:rsid="002b0512" officeooo:paragraph-rsid="002b217c"/>
    </style:style>
    <style:style style:name="P431" style:family="paragraph" style:parent-style-name="Heading_20_4">
      <style:text-properties officeooo:rsid="002b217c" officeooo:paragraph-rsid="002b217c"/>
    </style:style>
    <style:style style:name="P432" style:family="paragraph" style:parent-style-name="Heading_20_4">
      <style:text-properties officeooo:rsid="002c23c7" officeooo:paragraph-rsid="002c23c7"/>
    </style:style>
    <style:style style:name="P433" style:family="paragraph" style:parent-style-name="Heading_20_4">
      <style:text-properties officeooo:rsid="002e1787" officeooo:paragraph-rsid="002e1787"/>
    </style:style>
    <style:style style:name="P434" style:family="paragraph" style:parent-style-name="Heading_20_4">
      <style:text-properties officeooo:rsid="002f625f" officeooo:paragraph-rsid="002f625f"/>
    </style:style>
    <style:style style:name="P435" style:family="paragraph" style:parent-style-name="Heading_20_4">
      <style:text-properties officeooo:paragraph-rsid="002a2442"/>
    </style:style>
    <style:style style:name="P436" style:family="paragraph" style:parent-style-name="Heading_20_4">
      <style:text-properties officeooo:paragraph-rsid="0029db5c"/>
    </style:style>
    <style:style style:name="P437" style:family="paragraph" style:parent-style-name="Heading_20_4">
      <style:text-properties officeooo:paragraph-rsid="00d8a24f"/>
    </style:style>
    <style:style style:name="P438" style:family="paragraph" style:parent-style-name="Heading_20_4">
      <style:text-properties officeooo:paragraph-rsid="001a5d31"/>
    </style:style>
    <style:style style:name="P439" style:family="paragraph" style:parent-style-name="Heading_20_4">
      <style:text-properties officeooo:paragraph-rsid="003749a0"/>
    </style:style>
    <style:style style:name="P440" style:family="paragraph" style:parent-style-name="Heading_20_4">
      <style:text-properties officeooo:paragraph-rsid="003e7458"/>
    </style:style>
    <style:style style:name="P441" style:family="paragraph" style:parent-style-name="Heading_20_4">
      <style:text-properties officeooo:paragraph-rsid="008d5148"/>
    </style:style>
    <style:style style:name="P442" style:family="paragraph" style:parent-style-name="Heading_20_4">
      <style:text-properties officeooo:paragraph-rsid="0154fa7f"/>
    </style:style>
    <style:style style:name="P443" style:family="paragraph" style:parent-style-name="Heading_20_4">
      <style:text-properties officeooo:paragraph-rsid="008dde0f"/>
    </style:style>
    <style:style style:name="P444" style:family="paragraph" style:parent-style-name="Heading_20_4">
      <style:text-properties officeooo:paragraph-rsid="01567205"/>
    </style:style>
    <style:style style:name="P445" style:family="paragraph" style:parent-style-name="Heading_20_4">
      <style:paragraph-properties fo:margin-left="0cm" fo:margin-right="0cm" fo:margin-top="0cm" fo:margin-bottom="0cm" loext:contextual-spacing="false" fo:text-indent="0cm" style:auto-text-indent="false"/>
    </style:style>
    <style:style style:name="P44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4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4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5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52" style:family="paragraph" style:parent-style-name="Heading_20_4">
      <style:paragraph-properties fo:margin-left="0cm" fo:margin-right="0cm" fo:text-indent="0cm" style:auto-text-indent="false"/>
      <style:text-properties officeooo:paragraph-rsid="00f09459"/>
    </style:style>
    <style:style style:name="P453" style:family="paragraph" style:parent-style-name="Heading_20_4">
      <style:paragraph-properties fo:margin-top="0cm" fo:margin-bottom="0cm" loext:contextual-spacing="false"/>
    </style:style>
    <style:style style:name="P454" style:family="paragraph" style:parent-style-name="Heading_20_4">
      <style:paragraph-properties fo:margin-top="0cm" fo:margin-bottom="0cm" loext:contextual-spacing="false"/>
      <style:text-properties officeooo:rsid="004f8c8a" officeooo:paragraph-rsid="004f8c8a"/>
    </style:style>
    <style:style style:name="P455" style:family="paragraph" style:parent-style-name="Heading_20_4">
      <style:paragraph-properties fo:margin-top="0cm" fo:margin-bottom="0cm" loext:contextual-spacing="false"/>
      <style:text-properties officeooo:rsid="0051ddc4" officeooo:paragraph-rsid="0051ddc4"/>
    </style:style>
    <style:style style:name="P456" style:family="paragraph" style:parent-style-name="Verzeichnis_20_3">
      <style:paragraph-properties>
        <style:tab-stops>
          <style:tab-stop style:position="16.002cm" style:type="right" style:leader-style="dotted" style:leader-text="."/>
        </style:tab-stops>
      </style:paragraph-properties>
    </style:style>
    <style:style style:name="P457" style:family="paragraph" style:parent-style-name="Verzeichnis_20_1">
      <style:paragraph-properties>
        <style:tab-stops>
          <style:tab-stop style:position="16.002cm" style:type="right" style:leader-style="dotted" style:leader-text="."/>
        </style:tab-stops>
      </style:paragraph-properties>
    </style:style>
    <style:style style:name="P458" style:family="paragraph" style:parent-style-name="Listenabsatz" style:list-style-name="L2"/>
    <style:style style:name="P459" style:family="paragraph" style:parent-style-name="Listenabsatz" style:list-style-name="L3"/>
    <style:style style:name="P460" style:family="paragraph" style:parent-style-name="Listenabsatz" style:list-style-name="L1">
      <style:paragraph-properties fo:line-height="100%"/>
    </style:style>
    <style:style style:name="P461" style:family="paragraph" style:parent-style-name="Listenabsatz" style:list-style-name="L27"/>
    <style:style style:name="P462" style:family="paragraph" style:parent-style-name="Listenabsatz" style:list-style-name="L1">
      <style:paragraph-properties fo:margin-top="0cm" fo:margin-bottom="0cm" loext:contextual-spacing="false"/>
    </style:style>
    <style:style style:name="P463" style:family="paragraph" style:parent-style-name="Listenabsatz" style:list-style-name="L1">
      <style:paragraph-properties fo:margin-top="0cm" fo:margin-bottom="0cm" loext:contextual-spacing="false"/>
      <style:text-properties officeooo:rsid="004b697e" officeooo:paragraph-rsid="004b697e"/>
    </style:style>
    <style:style style:name="P464" style:family="paragraph" style:parent-style-name="Listenabsatz" style:list-style-name="L11">
      <style:paragraph-properties fo:margin-top="0cm" fo:margin-bottom="0cm" loext:contextual-spacing="false"/>
    </style:style>
    <style:style style:name="P465" style:family="paragraph" style:parent-style-name="Listenabsatz" style:list-style-name="L12">
      <style:paragraph-properties fo:margin-top="0cm" fo:margin-bottom="0cm" loext:contextual-spacing="false"/>
    </style:style>
    <style:style style:name="P466" style:family="paragraph" style:parent-style-name="Listenabsatz" style:list-style-name="L13">
      <style:paragraph-properties fo:margin-top="0cm" fo:margin-bottom="0cm" loext:contextual-spacing="false"/>
    </style:style>
    <style:style style:name="P467" style:family="paragraph" style:parent-style-name="Listenabsatz" style:list-style-name="L14">
      <style:paragraph-properties fo:margin-top="0cm" fo:margin-bottom="0cm" loext:contextual-spacing="false"/>
    </style:style>
    <style:style style:name="P468" style:family="paragraph" style:parent-style-name="Listenabsatz" style:list-style-name="L14">
      <style:paragraph-properties fo:margin-top="0cm" fo:margin-bottom="0cm" loext:contextual-spacing="false"/>
      <style:text-properties officeooo:paragraph-rsid="00734d24"/>
    </style:style>
    <style:style style:name="P469" style:family="paragraph" style:parent-style-name="Listenabsatz" style:list-style-name="L14">
      <style:paragraph-properties fo:margin-top="0cm" fo:margin-bottom="0cm" loext:contextual-spacing="false"/>
      <style:text-properties officeooo:paragraph-rsid="00576fb0"/>
    </style:style>
    <style:style style:name="P470" style:family="paragraph" style:parent-style-name="Listenabsatz" style:list-style-name="L14">
      <style:paragraph-properties fo:margin-top="0cm" fo:margin-bottom="0cm" loext:contextual-spacing="false"/>
      <style:text-properties officeooo:paragraph-rsid="00aa0c2e"/>
    </style:style>
    <style:style style:name="P471" style:family="paragraph" style:parent-style-name="Listenabsatz" style:list-style-name="L14">
      <style:paragraph-properties fo:margin-top="0cm" fo:margin-bottom="0cm" loext:contextual-spacing="false"/>
      <style:text-properties officeooo:rsid="00a8ed90" officeooo:paragraph-rsid="00aa0c2e"/>
    </style:style>
    <style:style style:name="P472" style:family="paragraph" style:parent-style-name="Listenabsatz" style:list-style-name="L27">
      <style:paragraph-properties fo:margin-top="0cm" fo:margin-bottom="0cm" loext:contextual-spacing="false"/>
    </style:style>
    <style:style style:name="P473" style:family="paragraph" style:parent-style-name="Listenabsatz" style:list-style-name="L27">
      <style:paragraph-properties fo:margin-top="0cm" fo:margin-bottom="0cm" loext:contextual-spacing="false"/>
      <style:text-properties officeooo:paragraph-rsid="011d0ab3"/>
    </style:style>
    <style:style style:name="P474" style:family="paragraph" style:parent-style-name="Listenabsatz" style:list-style-name="L27">
      <style:paragraph-properties fo:margin-top="0cm" fo:margin-bottom="0cm" loext:contextual-spacing="false"/>
      <style:text-properties officeooo:paragraph-rsid="013d9545"/>
    </style:style>
    <style:style style:name="P475" style:family="paragraph" style:parent-style-name="Listenabsatz" style:list-style-name="L27">
      <style:paragraph-properties fo:margin-top="0cm" fo:margin-bottom="0cm" loext:contextual-spacing="false"/>
      <style:text-properties officeooo:paragraph-rsid="0141103c"/>
    </style:style>
    <style:style style:name="P476" style:family="paragraph" style:parent-style-name="Listenabsatz" style:list-style-name="L27">
      <style:paragraph-properties fo:margin-top="0cm" fo:margin-bottom="0cm" loext:contextual-spacing="false"/>
      <style:text-properties officeooo:paragraph-rsid="007f78d4"/>
    </style:style>
    <style:style style:name="P477" style:family="paragraph" style:parent-style-name="Listenabsatz" style:list-style-name="L27">
      <style:paragraph-properties fo:margin-top="0cm" fo:margin-bottom="0cm" loext:contextual-spacing="false"/>
      <style:text-properties officeooo:paragraph-rsid="008267cf"/>
    </style:style>
    <style:style style:name="P478" style:family="paragraph" style:parent-style-name="Listenabsatz" style:list-style-name="L27">
      <style:paragraph-properties fo:margin-top="0cm" fo:margin-bottom="0cm" loext:contextual-spacing="false"/>
      <style:text-properties officeooo:paragraph-rsid="0084cb60"/>
    </style:style>
    <style:style style:name="P479" style:family="paragraph" style:parent-style-name="Listenabsatz" style:list-style-name="L27">
      <style:paragraph-properties fo:margin-top="0cm" fo:margin-bottom="0cm" loext:contextual-spacing="false"/>
      <style:text-properties officeooo:paragraph-rsid="00854889"/>
    </style:style>
    <style:style style:name="P480" style:family="paragraph" style:parent-style-name="Listenabsatz" style:list-style-name="L27">
      <style:paragraph-properties fo:margin-top="0cm" fo:margin-bottom="0cm" loext:contextual-spacing="false"/>
      <style:text-properties officeooo:paragraph-rsid="0086d125"/>
    </style:style>
    <style:style style:name="P481" style:family="paragraph" style:parent-style-name="Listenabsatz" style:list-style-name="L27">
      <style:paragraph-properties fo:margin-top="0cm" fo:margin-bottom="0cm" loext:contextual-spacing="false"/>
      <style:text-properties officeooo:paragraph-rsid="00875b60"/>
    </style:style>
    <style:style style:name="P482" style:family="paragraph" style:parent-style-name="Listenabsatz" style:list-style-name="L27">
      <style:paragraph-properties fo:margin-top="0cm" fo:margin-bottom="0cm" loext:contextual-spacing="false"/>
      <style:text-properties officeooo:paragraph-rsid="008a5197"/>
    </style:style>
    <style:style style:name="P483" style:family="paragraph" style:parent-style-name="Listenabsatz" style:list-style-name="L27">
      <style:paragraph-properties fo:margin-top="0cm" fo:margin-bottom="0cm" loext:contextual-spacing="false"/>
      <style:text-properties officeooo:paragraph-rsid="008b8610"/>
    </style:style>
    <style:style style:name="P484" style:family="paragraph" style:parent-style-name="Listenabsatz" style:list-style-name="L27">
      <style:paragraph-properties fo:margin-top="0cm" fo:margin-bottom="0cm" loext:contextual-spacing="false"/>
      <style:text-properties officeooo:paragraph-rsid="0111ecb1"/>
    </style:style>
    <style:style style:name="P485" style:family="paragraph" style:parent-style-name="Listenabsatz" style:list-style-name="L27">
      <style:paragraph-properties fo:margin-top="0cm" fo:margin-bottom="0cm" loext:contextual-spacing="false"/>
      <style:text-properties officeooo:paragraph-rsid="012c6d9a"/>
    </style:style>
    <style:style style:name="P486" style:family="paragraph" style:parent-style-name="Listenabsatz" style:list-style-name="L27">
      <style:paragraph-properties fo:margin-top="0cm" fo:margin-bottom="0cm" loext:contextual-spacing="false"/>
      <style:text-properties officeooo:paragraph-rsid="006879ea"/>
    </style:style>
    <style:style style:name="P487" style:family="paragraph" style:parent-style-name="Listenabsatz" style:list-style-name="L27">
      <style:paragraph-properties fo:margin-top="0cm" fo:margin-bottom="0cm" loext:contextual-spacing="false"/>
      <style:text-properties officeooo:paragraph-rsid="00698dda"/>
    </style:style>
    <style:style style:name="P488" style:family="paragraph" style:parent-style-name="Listenabsatz" style:list-style-name="L27">
      <style:paragraph-properties fo:margin-top="0cm" fo:margin-bottom="0cm" loext:contextual-spacing="false"/>
      <style:text-properties officeooo:paragraph-rsid="006a0fc7"/>
    </style:style>
    <style:style style:name="P489" style:family="paragraph" style:parent-style-name="Listenabsatz" style:list-style-name="L27">
      <style:paragraph-properties fo:margin-top="0cm" fo:margin-bottom="0cm" loext:contextual-spacing="false"/>
      <style:text-properties officeooo:paragraph-rsid="015c2ca6"/>
    </style:style>
    <style:style style:name="P490" style:family="paragraph" style:parent-style-name="Listenabsatz" style:list-style-name="L27">
      <style:paragraph-properties fo:margin-top="0cm" fo:margin-bottom="0cm" loext:contextual-spacing="false"/>
      <style:text-properties officeooo:paragraph-rsid="015c8561"/>
    </style:style>
    <style:style style:name="P491" style:family="paragraph" style:parent-style-name="Listenabsatz" style:list-style-name="L27">
      <style:paragraph-properties fo:margin-top="0cm" fo:margin-bottom="0cm" loext:contextual-spacing="false"/>
      <style:text-properties officeooo:paragraph-rsid="00f09459"/>
    </style:style>
    <style:style style:name="P492" style:family="paragraph" style:parent-style-name="Listenabsatz" style:list-style-name="L27">
      <style:paragraph-properties fo:margin-top="0cm" fo:margin-bottom="0cm" loext:contextual-spacing="false"/>
      <style:text-properties officeooo:paragraph-rsid="004f8c8a"/>
    </style:style>
    <style:style style:name="P493" style:family="paragraph" style:parent-style-name="Listenabsatz" style:list-style-name="L27">
      <style:paragraph-properties fo:margin-top="0cm" fo:margin-bottom="0cm" loext:contextual-spacing="false"/>
      <style:text-properties officeooo:paragraph-rsid="00d56b85"/>
    </style:style>
    <style:style style:name="P494" style:family="paragraph" style:parent-style-name="Listenabsatz" style:list-style-name="L27">
      <style:paragraph-properties fo:margin-top="0cm" fo:margin-bottom="0cm" loext:contextual-spacing="false"/>
      <style:text-properties officeooo:paragraph-rsid="00d8a24f"/>
    </style:style>
    <style:style style:name="P495" style:family="paragraph" style:parent-style-name="Listenabsatz" style:list-style-name="L27">
      <style:paragraph-properties fo:margin-top="0cm" fo:margin-bottom="0cm" loext:contextual-spacing="false"/>
      <style:text-properties officeooo:paragraph-rsid="012cbe33"/>
    </style:style>
    <style:style style:name="P496" style:family="paragraph" style:parent-style-name="Listenabsatz" style:list-style-name="L27">
      <style:paragraph-properties fo:margin-top="0cm" fo:margin-bottom="0cm" loext:contextual-spacing="false"/>
      <style:text-properties officeooo:paragraph-rsid="012e2768"/>
    </style:style>
    <style:style style:name="P497" style:family="paragraph" style:parent-style-name="Listenabsatz" style:list-style-name="L27">
      <style:paragraph-properties fo:margin-top="0cm" fo:margin-bottom="0cm" loext:contextual-spacing="false"/>
      <style:text-properties officeooo:rsid="00f4daf9" officeooo:paragraph-rsid="00f4daf9"/>
    </style:style>
    <style:style style:name="P498" style:family="paragraph" style:parent-style-name="Listenabsatz" style:list-style-name="L27">
      <style:paragraph-properties fo:margin-top="0cm" fo:margin-bottom="0cm" loext:contextual-spacing="false"/>
      <style:text-properties officeooo:rsid="013d9545" officeooo:paragraph-rsid="013d9545"/>
    </style:style>
    <style:style style:name="P499" style:family="paragraph" style:parent-style-name="Listenabsatz" style:list-style-name="L27">
      <style:paragraph-properties fo:margin-top="0cm" fo:margin-bottom="0cm" loext:contextual-spacing="false"/>
      <style:text-properties officeooo:rsid="013d9545" officeooo:paragraph-rsid="0143020f"/>
    </style:style>
    <style:style style:name="P500" style:family="paragraph" style:parent-style-name="Listenabsatz" style:list-style-name="L27">
      <style:paragraph-properties fo:margin-top="0cm" fo:margin-bottom="0cm" loext:contextual-spacing="false"/>
      <style:text-properties officeooo:rsid="0143020f" officeooo:paragraph-rsid="0143020f"/>
    </style:style>
    <style:style style:name="P501" style:family="paragraph" style:parent-style-name="Listenabsatz" style:list-style-name="L27">
      <style:paragraph-properties fo:margin-top="0cm" fo:margin-bottom="0cm" loext:contextual-spacing="false"/>
      <style:text-properties officeooo:rsid="01447dc4" officeooo:paragraph-rsid="01447dc4"/>
    </style:style>
    <style:style style:name="P502" style:family="paragraph" style:parent-style-name="Listenabsatz" style:list-style-name="L27">
      <style:paragraph-properties fo:margin-top="0cm" fo:margin-bottom="0cm" loext:contextual-spacing="false"/>
      <style:text-properties officeooo:rsid="014500dd" officeooo:paragraph-rsid="014500dd"/>
    </style:style>
    <style:style style:name="P503" style:family="paragraph" style:parent-style-name="Listenabsatz" style:list-style-name="L28">
      <style:paragraph-properties fo:margin-top="0cm" fo:margin-bottom="0cm" loext:contextual-spacing="false"/>
    </style:style>
    <style:style style:name="P504" style:family="paragraph" style:parent-style-name="Listenabsatz" style:list-style-name="L29">
      <style:paragraph-properties fo:margin-top="0cm" fo:margin-bottom="0cm" loext:contextual-spacing="false"/>
    </style:style>
    <style:style style:name="P505" style:family="paragraph" style:parent-style-name="Listenabsatz" style:list-style-name="L29">
      <style:paragraph-properties fo:margin-top="0cm" fo:margin-bottom="0cm" loext:contextual-spacing="false"/>
      <style:text-properties officeooo:paragraph-rsid="00926609"/>
    </style:style>
    <style:style style:name="P506" style:family="paragraph" style:parent-style-name="Listenabsatz" style:list-style-name="L29">
      <style:paragraph-properties fo:margin-top="0cm" fo:margin-bottom="0cm" loext:contextual-spacing="false"/>
      <style:text-properties officeooo:paragraph-rsid="0094e06a"/>
    </style:style>
    <style:style style:name="P507" style:family="paragraph" style:parent-style-name="Listenabsatz" style:list-style-name="L29">
      <style:paragraph-properties fo:margin-top="0cm" fo:margin-bottom="0cm" loext:contextual-spacing="false"/>
      <style:text-properties officeooo:paragraph-rsid="00975451"/>
    </style:style>
    <style:style style:name="P508" style:family="paragraph" style:parent-style-name="Listenabsatz" style:list-style-name="L29">
      <style:paragraph-properties fo:margin-top="0cm" fo:margin-bottom="0cm" loext:contextual-spacing="false"/>
      <style:text-properties officeooo:paragraph-rsid="009983a5"/>
    </style:style>
    <style:style style:name="P509" style:family="paragraph" style:parent-style-name="Listenabsatz" style:list-style-name="L29">
      <style:paragraph-properties fo:margin-top="0cm" fo:margin-bottom="0cm" loext:contextual-spacing="false" fo:text-align="justify" style:justify-single-word="false"/>
    </style:style>
    <style:style style:name="P510" style:family="paragraph" style:parent-style-name="Listenabsatz" style:list-style-name="L29">
      <style:paragraph-properties fo:margin-top="0cm" fo:margin-bottom="0cm" loext:contextual-spacing="false" fo:text-align="start" style:justify-single-word="false"/>
    </style:style>
    <style:style style:name="P511" style:family="paragraph" style:parent-style-name="Listenabsatz" style:list-style-name="L29">
      <style:paragraph-properties fo:margin-top="0cm" fo:margin-bottom="0cm" loext:contextual-spacing="false"/>
      <style:text-properties officeooo:rsid="00926609" officeooo:paragraph-rsid="00926609"/>
    </style:style>
    <style:style style:name="P512" style:family="paragraph" style:parent-style-name="Listenabsatz" style:list-style-name="L29">
      <style:paragraph-properties fo:margin-top="0cm" fo:margin-bottom="0cm" loext:contextual-spacing="false"/>
      <style:text-properties officeooo:rsid="00926609" officeooo:paragraph-rsid="0094e06a"/>
    </style:style>
    <style:style style:name="P513" style:family="paragraph" style:parent-style-name="Listenabsatz" style:list-style-name="L27">
      <style:paragraph-properties fo:margin-top="0cm" fo:margin-bottom="0cm" loext:contextual-spacing="false"/>
      <style:text-properties officeooo:rsid="0084699c" officeooo:paragraph-rsid="0084699c"/>
    </style:style>
    <style:style style:name="P514" style:family="paragraph" style:parent-style-name="Listenabsatz" style:list-style-name="L27">
      <style:paragraph-properties fo:margin-top="0cm" fo:margin-bottom="0cm" loext:contextual-spacing="false"/>
      <style:text-properties officeooo:rsid="0084699c" officeooo:paragraph-rsid="00875b60"/>
    </style:style>
    <style:style style:name="P515" style:family="paragraph" style:parent-style-name="Listenabsatz" style:list-style-name="L27">
      <style:paragraph-properties fo:margin-top="0cm" fo:margin-bottom="0cm" loext:contextual-spacing="false"/>
      <style:text-properties officeooo:rsid="0084699c" officeooo:paragraph-rsid="008a5197"/>
    </style:style>
    <style:style style:name="P516" style:family="paragraph" style:parent-style-name="Listenabsatz" style:list-style-name="L27">
      <style:paragraph-properties fo:margin-top="0cm" fo:margin-bottom="0cm" loext:contextual-spacing="false"/>
      <style:text-properties officeooo:rsid="0084699c" officeooo:paragraph-rsid="008b8610"/>
    </style:style>
    <style:style style:name="P517" style:family="paragraph" style:parent-style-name="Listenabsatz" style:list-style-name="L27">
      <style:paragraph-properties fo:margin-top="0cm" fo:margin-bottom="0cm" loext:contextual-spacing="false"/>
      <style:text-properties officeooo:rsid="009a90c1" officeooo:paragraph-rsid="009a90c1"/>
    </style:style>
    <style:style style:name="P518" style:family="paragraph" style:parent-style-name="Listenabsatz" style:list-style-name="L27">
      <style:paragraph-properties fo:margin-top="0cm" fo:margin-bottom="0cm" loext:contextual-spacing="false"/>
      <style:text-properties officeooo:rsid="0084cb60" officeooo:paragraph-rsid="0084cb60"/>
    </style:style>
    <style:style style:name="P519" style:family="paragraph" style:parent-style-name="Listenabsatz" style:list-style-name="L27">
      <style:paragraph-properties fo:margin-top="0cm" fo:margin-bottom="0cm" loext:contextual-spacing="false"/>
      <style:text-properties fo:color="#000000" officeooo:paragraph-rsid="0086d125"/>
    </style:style>
    <style:style style:name="P520" style:family="paragraph" style:parent-style-name="Listenabsatz" style:list-style-name="L27">
      <style:paragraph-properties fo:margin-top="0cm" fo:margin-bottom="0cm" loext:contextual-spacing="false"/>
      <style:text-properties officeooo:rsid="008a5197" officeooo:paragraph-rsid="008a5197"/>
    </style:style>
    <style:style style:name="P521" style:family="paragraph" style:parent-style-name="Listenabsatz" style:list-style-name="L27">
      <style:paragraph-properties fo:margin-top="0cm" fo:margin-bottom="0cm" loext:contextual-spacing="false"/>
      <style:text-properties officeooo:rsid="008a5197" officeooo:paragraph-rsid="008b8610"/>
    </style:style>
    <style:style style:name="P522" style:family="paragraph" style:parent-style-name="Listenabsatz" style:list-style-name="L30">
      <style:paragraph-properties fo:margin-top="0cm" fo:margin-bottom="0cm" loext:contextual-spacing="false"/>
    </style:style>
    <style:style style:name="P523" style:family="paragraph" style:parent-style-name="Listenabsatz" style:list-style-name="L30">
      <style:paragraph-properties fo:margin-top="0cm" fo:margin-bottom="0cm" loext:contextual-spacing="false"/>
      <style:text-properties officeooo:paragraph-rsid="0154fa7f"/>
    </style:style>
    <style:style style:name="P524" style:family="paragraph" style:parent-style-name="Listenabsatz" style:list-style-name="L30">
      <style:paragraph-properties fo:margin-top="0cm" fo:margin-bottom="0cm" loext:contextual-spacing="false"/>
      <style:text-properties officeooo:paragraph-rsid="01567205"/>
    </style:style>
    <style:style style:name="P525" style:family="paragraph" style:parent-style-name="Listenabsatz" style:list-style-name="L30">
      <style:paragraph-properties fo:margin-top="0cm" fo:margin-bottom="0cm" loext:contextual-spacing="false"/>
      <style:text-properties officeooo:rsid="0152a26e" officeooo:paragraph-rsid="0152a26e"/>
    </style:style>
    <style:style style:name="P526" style:family="paragraph" style:parent-style-name="Listenabsatz" style:list-style-name="L30">
      <style:paragraph-properties fo:margin-top="0cm" fo:margin-bottom="0cm" loext:contextual-spacing="false"/>
      <style:text-properties officeooo:rsid="0152a26e" officeooo:paragraph-rsid="0154fa7f"/>
    </style:style>
    <style:style style:name="P527" style:family="paragraph" style:parent-style-name="Listenabsatz" style:list-style-name="L30">
      <style:paragraph-properties fo:margin-top="0cm" fo:margin-bottom="0cm" loext:contextual-spacing="false"/>
      <style:text-properties officeooo:rsid="0152a26e" officeooo:paragraph-rsid="01567205"/>
    </style:style>
    <style:style style:name="P528" style:family="paragraph" style:parent-style-name="Listenabsatz" style:list-style-name="L27">
      <style:paragraph-properties fo:margin-top="0cm" fo:margin-bottom="0cm" loext:contextual-spacing="false"/>
      <style:text-properties officeooo:rsid="012c6d9a" officeooo:paragraph-rsid="012c6d9a"/>
    </style:style>
    <style:style style:name="P529" style:family="paragraph" style:parent-style-name="Listenabsatz" style:list-style-name="L27">
      <style:paragraph-properties fo:margin-top="0cm" fo:margin-bottom="0cm" loext:contextual-spacing="false"/>
      <style:text-properties officeooo:rsid="014b878d" officeooo:paragraph-rsid="014c29b5"/>
    </style:style>
    <style:style style:name="P530" style:family="paragraph" style:parent-style-name="Listenabsatz" style:list-style-name="L35">
      <style:paragraph-properties fo:margin-top="0cm" fo:margin-bottom="0cm" loext:contextual-spacing="false"/>
    </style:style>
    <style:style style:name="P531" style:family="paragraph" style:parent-style-name="Listenabsatz" style:list-style-name="L35">
      <style:paragraph-properties fo:margin-top="0cm" fo:margin-bottom="0cm" loext:contextual-spacing="false"/>
      <style:text-properties officeooo:rsid="00f09459" officeooo:paragraph-rsid="00f09459"/>
    </style:style>
    <style:style style:name="P532" style:family="paragraph" style:parent-style-name="Listenabsatz" style:list-style-name="L27">
      <style:paragraph-properties fo:margin-top="0cm" fo:margin-bottom="0cm" loext:contextual-spacing="false"/>
      <style:text-properties officeooo:rsid="004f8c8a" officeooo:paragraph-rsid="004f8c8a"/>
    </style:style>
    <style:style style:name="P533" style:family="paragraph" style:parent-style-name="Listenabsatz" style:list-style-name="L27">
      <style:paragraph-properties fo:margin-top="0cm" fo:margin-bottom="0cm" loext:contextual-spacing="false"/>
      <style:text-properties officeooo:rsid="004f8c8a" officeooo:paragraph-rsid="0051ddc4"/>
    </style:style>
    <style:style style:name="P534" style:family="paragraph" style:parent-style-name="Listenabsatz" style:list-style-name="L27">
      <style:paragraph-properties fo:margin-top="0cm" fo:margin-bottom="0cm" loext:contextual-spacing="false"/>
      <style:text-properties officeooo:rsid="00da9f98" officeooo:paragraph-rsid="00da9f98"/>
    </style:style>
    <style:style style:name="P535" style:family="paragraph" style:parent-style-name="Listenabsatz" style:list-style-name="L44">
      <style:paragraph-properties fo:margin-top="0cm" fo:margin-bottom="0cm" loext:contextual-spacing="false"/>
    </style:style>
    <style:style style:name="P536" style:family="paragraph" style:parent-style-name="Listenabsatz" style:list-style-name="L45">
      <style:paragraph-properties fo:margin-top="0cm" fo:margin-bottom="0cm" loext:contextual-spacing="false"/>
    </style:style>
    <style:style style:name="P537" style:family="paragraph" style:parent-style-name="Listenabsatz" style:list-style-name="L46">
      <style:paragraph-properties fo:margin-top="0cm" fo:margin-bottom="0cm" loext:contextual-spacing="false"/>
    </style:style>
    <style:style style:name="P538" style:family="paragraph" style:parent-style-name="Listenabsatz" style:list-style-name="L1">
      <style:paragraph-properties fo:margin-left="0cm" fo:margin-right="0cm" fo:margin-top="0cm" fo:margin-bottom="0cm" loext:contextual-spacing="false" fo:text-indent="0cm" style:auto-text-indent="false"/>
    </style:style>
    <style:style style:name="P539" style:family="paragraph" style:parent-style-name="Listenabsatz" style:list-style-name="L12">
      <style:paragraph-properties fo:margin-left="0cm" fo:margin-right="0cm" fo:margin-top="0cm" fo:margin-bottom="0cm" loext:contextual-spacing="false" fo:text-indent="0cm" style:auto-text-indent="false"/>
    </style:style>
    <style:style style:name="P540" style:family="paragraph" style:parent-style-name="Listenabsatz" style:list-style-name="L14">
      <style:paragraph-properties fo:margin-left="0cm" fo:margin-right="0cm" fo:margin-top="0cm" fo:margin-bottom="0cm" loext:contextual-spacing="false" fo:text-indent="0cm" style:auto-text-indent="false"/>
    </style:style>
    <style:style style:name="P541" style:family="paragraph" style:parent-style-name="Listenabsatz" style:list-style-name="L20">
      <style:paragraph-properties fo:margin-left="0cm" fo:margin-right="0cm" fo:margin-top="0cm" fo:margin-bottom="0cm" loext:contextual-spacing="false" fo:text-indent="0cm" style:auto-text-indent="false"/>
    </style:style>
    <style:style style:name="P542" style:family="paragraph" style:parent-style-name="Listenabsatz" style:list-style-name="L27">
      <style:paragraph-properties fo:margin-left="0cm" fo:margin-right="0cm" fo:margin-top="0cm" fo:margin-bottom="0cm" loext:contextual-spacing="false" fo:text-indent="0cm" style:auto-text-indent="false"/>
    </style:style>
    <style:style style:name="P543"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44"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45" style:family="paragraph" style:parent-style-name="Listenabsatz" style:list-style-name="L29">
      <style:paragraph-properties fo:margin-left="0cm" fo:margin-right="0cm" fo:margin-top="0cm" fo:margin-bottom="0cm" loext:contextual-spacing="false" fo:text-indent="0cm" style:auto-text-indent="false"/>
    </style:style>
    <style:style style:name="P546" style:family="paragraph" style:parent-style-name="Listenabsatz" style:list-style-name="L30">
      <style:paragraph-properties fo:margin-left="0cm" fo:margin-right="0cm" fo:margin-top="0cm" fo:margin-bottom="0cm" loext:contextual-spacing="false" fo:text-indent="0cm" style:auto-text-indent="false"/>
    </style:style>
    <style:style style:name="P547" style:family="paragraph" style:parent-style-name="Listenabsatz" style:list-style-name="L44">
      <style:paragraph-properties fo:margin-left="0cm" fo:margin-right="0cm" fo:margin-top="0cm" fo:margin-bottom="0cm" loext:contextual-spacing="false" fo:text-indent="0cm" style:auto-text-indent="false"/>
    </style:style>
    <style:style style:name="P548" style:family="paragraph" style:parent-style-name="Listenabsatz" style:list-style-name="L27">
      <style:paragraph-properties fo:margin-left="0cm" fo:margin-right="0cm" fo:text-indent="0cm" style:auto-text-indent="false"/>
    </style:style>
    <style:style style:name="P54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50" style:family="paragraph" style:parent-style-name="Verzeichnis_20_2">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T242" style:family="text">
      <style:text-properties officeooo:rsid="016e0272"/>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57"><text:a xlink:type="simple" xlink:href="#__RefHeading__11955_1500227590" text:style-name="Line_20_numbering" text:visited-style-name="Line_20_numbering">ScriptCommunicator History<text:tab/>8</text:a></text:p>
          <text:p text:style-name="P457"><text:a xlink:type="simple" xlink:href="#__RefHeading__18460_749916436" text:style-name="Line_20_numbering" text:visited-style-name="Line_20_numbering">GUI documentation<text:tab/>15</text:a></text:p>
          <text:p text:style-name="P550"><text:a xlink:type="simple" xlink:href="#__RefHeading__5894_596565095" text:style-name="Line_20_numbering" text:visited-style-name="Line_20_numbering">Main window<text:tab/>15</text:a></text:p>
          <text:p text:style-name="P550"><text:a xlink:type="simple" xlink:href="#__RefHeading__18462_749916436" text:style-name="Line_20_numbering" text:visited-style-name="Line_20_numbering">Settings dialog<text:tab/>16</text:a></text:p>
          <text:p text:style-name="P550"><text:a xlink:type="simple" xlink:href="#__RefHeading__19794_324193177" text:style-name="Line_20_numbering" text:visited-style-name="Line_20_numbering">Send dialog<text:tab/>16</text:a></text:p>
          <text:p text:style-name="P456"><text:a xlink:type="simple" xlink:href="#__RefHeading__5900_596565095" text:style-name="Line_20_numbering" text:visited-style-name="Line_20_numbering">Single sequence table<text:tab/>17</text:a></text:p>
          <text:p text:style-name="P456"><text:a xlink:type="simple" xlink:href="#__RefHeading__5902_596565095" text:style-name="Line_20_numbering" text:visited-style-name="Line_20_numbering">Cyclic sequence area<text:tab/>17</text:a></text:p>
          <text:p text:style-name="P550"><text:a xlink:type="simple" xlink:href="#__RefHeading__5904_596565095" text:style-name="Line_20_numbering" text:visited-style-name="Line_20_numbering">Scripts dialog<text:tab/>18</text:a></text:p>
          <text:p text:style-name="P550"><text:a xlink:type="simple" xlink:href="#__RefHeading___Toc26705_580090528" text:style-name="Line_20_numbering" text:visited-style-name="Line_20_numbering">Create sce file dialog<text:tab/>20</text:a></text:p>
          <text:p text:style-name="P550"><text:a xlink:type="simple" xlink:href="#__RefHeading__5844_1858286537" text:style-name="Line_20_numbering" text:visited-style-name="Line_20_numbering">Add message dialog<text:tab/>22</text:a></text:p>
          <text:p text:style-name="P550"><text:a xlink:type="simple" xlink:href="#__RefHeading__5846_1858286537" text:style-name="Line_20_numbering" text:visited-style-name="Line_20_numbering">Sending and receiving a file<text:tab/>22</text:a></text:p>
          <text:p text:style-name="P457"><text:a xlink:type="simple" xlink:href="#__RefHeading__18464_749916436" text:style-name="Line_20_numbering" text:visited-style-name="Line_20_numbering">Configuration files<text:tab/>22</text:a></text:p>
          <text:p text:style-name="P550"><text:a xlink:type="simple" xlink:href="#__RefHeading__20288_1662152207" text:style-name="Line_20_numbering" text:visited-style-name="Line_20_numbering">Main configuration file<text:tab/>22</text:a></text:p>
          <text:p text:style-name="P550"><text:a xlink:type="simple" xlink:href="#__RefHeading__20290_1662152207" text:style-name="Line_20_numbering" text:visited-style-name="Line_20_numbering">Sequence configuration file<text:tab/>22</text:a></text:p>
          <text:p text:style-name="P550"><text:a xlink:type="simple" xlink:href="#__RefHeading__20292_1662152207" text:style-name="Line_20_numbering" text:visited-style-name="Line_20_numbering">Script configuration file<text:tab/>23</text:a></text:p>
          <text:p text:style-name="P550"><text:a xlink:type="simple" xlink:href="#__RefHeading___Toc26707_580090528" text:style-name="Line_20_numbering" text:visited-style-name="Line_20_numbering">SCE configuration file<text:tab/>23</text:a></text:p>
          <text:p text:style-name="P457"><text:a xlink:type="simple" xlink:href="#__RefHeading__14268_2020384652" text:style-name="Line_20_numbering" text:visited-style-name="Line_20_numbering">Internal architecture<text:tab/>23</text:a></text:p>
          <text:p text:style-name="P457"><text:a xlink:type="simple" xlink:href="#__RefHeading__5906_596565095" text:style-name="Line_20_numbering" text:visited-style-name="Line_20_numbering">Script interface<text:tab/>24</text:a></text:p>
          <text:p text:style-name="P550"><text:a xlink:type="simple" xlink:href="#__RefHeading___Toc23996_1050142399" text:style-name="Line_20_numbering" text:visited-style-name="Line_20_numbering">Script debugging<text:tab/>24</text:a></text:p>
          <text:p text:style-name="P457"><text:a xlink:type="simple" xlink:href="#__RefHeading__14164_479808360" text:style-name="Line_20_numbering" text:visited-style-name="Line_20_numbering">Worker scripts<text:tab/>24</text:a></text:p>
          <text:p text:style-name="P550"><text:a xlink:type="simple" xlink:href="#__RefHeading__15893_1249701306" text:style-name="Line_20_numbering" text:visited-style-name="Line_20_numbering">Command-line mode<text:tab/>25</text:a></text:p>
          <text:p text:style-name="P456"><text:a xlink:type="simple" xlink:href="#__RefHeading___Toc24451_580090528" text:style-name="Line_20_numbering" text:visited-style-name="Line_20_numbering">SCE files<text:tab/>26</text:a></text:p>
          <text:p text:style-name="P456"><text:a xlink:type="simple" xlink:href="#__RefHeading___Toc24453_580090528" text:style-name="Line_20_numbering" text:visited-style-name="Line_20_numbering">SCEZ files<text:tab/>26</text:a></text:p>
          <text:p text:style-name="P550"><text:a xlink:type="simple" xlink:href="#__RefHeading__12387_269575752" text:style-name="Line_20_numbering" text:visited-style-name="Line_20_numbering">void stopScript(void)<text:tab/>27</text:a></text:p>
          <text:p text:style-name="P550"><text:a xlink:type="simple" xlink:href="#__RefHeading__5910_596565095" text:style-name="Line_20_numbering" text:visited-style-name="Line_20_numbering">The scriptThread object/class<text:tab/>27</text:a></text:p>
          <text:p text:style-name="P456"><text:a xlink:type="simple" xlink:href="#__RefHeading__14793_1904129960" text:style-name="Line_20_numbering" text:visited-style-name="Line_20_numbering">Main interface<text:tab/>27</text:a></text:p>
          <text:p text:style-name="P456"><text:a xlink:type="simple" xlink:href="#__RefHeading__14795_1904129960" text:style-name="Line_20_numbering" text:visited-style-name="Line_20_numbering">Separate interfaces<text:tab/>32</text:a></text:p>
          <text:p text:style-name="P456"><text:a xlink:type="simple" xlink:href="#__RefHeading__14797_1904129960" text:style-name="Line_20_numbering" text:visited-style-name="Line_20_numbering">Standard dialogs<text:tab/>33</text:a></text:p>
          <text:p text:style-name="P456"><text:a xlink:type="simple" xlink:href="#__RefHeading__14799_1904129960" text:style-name="Line_20_numbering" text:visited-style-name="Line_20_numbering">Filesystem<text:tab/>40</text:a></text:p>
          <text:p text:style-name="P456"><text:a xlink:type="simple" xlink:href="#__RefHeading__18040_936501348" text:style-name="Line_20_numbering" text:visited-style-name="Line_20_numbering">SQL support<text:tab/>45</text:a></text:p>
          <text:p text:style-name="P456"><text:a xlink:type="simple" xlink:href="#__RefHeading__24575_1329481546" text:style-name="Line_20_numbering" text:visited-style-name="Line_20_numbering">XML support<text:tab/>45</text:a></text:p>
          <text:p text:style-name="P456"><text:a xlink:type="simple" xlink:href="#__RefHeading__14801_1904129960" text:style-name="Line_20_numbering" text:visited-style-name="Line_20_numbering">CRC functions<text:tab/>45</text:a></text:p>
          <text:p text:style-name="P456"><text:a xlink:type="simple" xlink:href="#__RefHeading__14128_1927423904" text:style-name="Line_20_numbering" text:visited-style-name="Line_20_numbering">Inter-WorkerScript communication<text:tab/>49</text:a></text:p>
          <text:p text:style-name="P456"><text:a xlink:type="simple" xlink:href="#__RefHeading___Toc23434_517021428" text:style-name="Line_20_numbering" text:visited-style-name="Line_20_numbering">Process<text:tab/>51</text:a></text:p>
          <text:p text:style-name="P456"><text:soft-page-break/><text:a xlink:type="simple" xlink:href="#__RefHeading__5912_596565095" text:style-name="Line_20_numbering" text:visited-style-name="Line_20_numbering">Miscellaneous<text:tab/>55</text:a></text:p>
          <text:p text:style-name="P550"><text:a xlink:type="simple" xlink:href="#__RefHeading__5964_596565095" text:style-name="Line_20_numbering" text:visited-style-name="Line_20_numbering">Script UDP socket class<text:tab/>62</text:a></text:p>
          <text:p text:style-name="P550"><text:a xlink:type="simple" xlink:href="#__RefHeading__5980_596565095" text:style-name="Line_20_numbering" text:visited-style-name="Line_20_numbering">Script TCP client class<text:tab/>64</text:a></text:p>
          <text:p text:style-name="P550"><text:a xlink:type="simple" xlink:href="#__RefHeading__5992_596565095" text:style-name="Line_20_numbering" text:visited-style-name="Line_20_numbering">Script TCP server class<text:tab/>69</text:a></text:p>
          <text:p text:style-name="P550"><text:a xlink:type="simple" xlink:href="#__RefHeading__6004_596565095" text:style-name="Line_20_numbering" text:visited-style-name="Line_20_numbering">Script serial port class<text:tab/>71</text:a></text:p>
          <text:p text:style-name="P550"><text:a xlink:type="simple" xlink:href="#__RefHeading__6543_1982747245" text:style-name="Line_20_numbering" text:visited-style-name="Line_20_numbering">Script cheetah SPI class<text:tab/>75</text:a></text:p>
          <text:p text:style-name="P550"><text:a xlink:type="simple" xlink:href="#__RefHeading__11097_1399518882" text:style-name="Line_20_numbering" text:visited-style-name="Line_20_numbering">Script PCAN class<text:tab/>76</text:a></text:p>
          <text:p text:style-name="P550"><text:a xlink:type="simple" xlink:href="#__RefHeading__6483_254725059" text:style-name="Line_20_numbering" text:visited-style-name="Line_20_numbering">Script timer class<text:tab/>79</text:a></text:p>
          <text:p text:style-name="P550"><text:a xlink:type="simple" xlink:href="#__RefHeading__6012_596565095" text:style-name="Line_20_numbering" text:visited-style-name="Line_20_numbering">Script plot window class<text:tab/>80</text:a></text:p>
          <text:p text:style-name="P550"><text:a xlink:type="simple" xlink:href="#__RefHeading__6018_596565095" text:style-name="Line_20_numbering" text:visited-style-name="Line_20_numbering">User interface classes<text:tab/>83</text:a></text:p>
          <text:p text:style-name="P456"><text:a xlink:type="simple" xlink:href="#__RefHeading__6020_596565095" text:style-name="Line_20_numbering" text:visited-style-name="Line_20_numbering">Script dialog<text:tab/>84</text:a></text:p>
          <text:p text:style-name="P456"><text:a xlink:type="simple" xlink:href="#__RefHeading__6022_596565095" text:style-name="Line_20_numbering" text:visited-style-name="Line_20_numbering">Script main window<text:tab/>84</text:a></text:p>
          <text:p text:style-name="P456"><text:a xlink:type="simple" xlink:href="#__RefHeading__6024_596565095" text:style-name="Line_20_numbering" text:visited-style-name="Line_20_numbering">Script tab widget<text:tab/>85</text:a></text:p>
          <text:p text:style-name="P456"><text:a xlink:type="simple" xlink:href="#__RefHeading__12773_232518582" text:style-name="Line_20_numbering" text:visited-style-name="Line_20_numbering">Script tool box<text:tab/>85</text:a></text:p>
          <text:p text:style-name="P456"><text:a xlink:type="simple" xlink:href="#__RefHeading__6026_596565095" text:style-name="Line_20_numbering" text:visited-style-name="Line_20_numbering">Script group box<text:tab/>86</text:a></text:p>
          <text:p text:style-name="P456"><text:a xlink:type="simple" xlink:href="#__RefHeading__6028_596565095" text:style-name="Line_20_numbering" text:visited-style-name="Line_20_numbering">Script label<text:tab/>87</text:a></text:p>
          <text:p text:style-name="P456"><text:a xlink:type="simple" xlink:href="#__RefHeading__6030_596565095" text:style-name="Line_20_numbering" text:visited-style-name="Line_20_numbering">Script action<text:tab/>87</text:a></text:p>
          <text:p text:style-name="P456"><text:a xlink:type="simple" xlink:href="#__RefHeading__6032_596565095" text:style-name="Line_20_numbering" text:visited-style-name="Line_20_numbering">Script status bar<text:tab/>88</text:a></text:p>
          <text:p text:style-name="P456"><text:a xlink:type="simple" xlink:href="#__RefHeading__6034_596565095" text:style-name="Line_20_numbering" text:visited-style-name="Line_20_numbering">Script button<text:tab/>88</text:a></text:p>
          <text:p text:style-name="P456"><text:a xlink:type="simple" xlink:href="#__RefHeading__9453_1653467284" text:style-name="Line_20_numbering" text:visited-style-name="Line_20_numbering">Script tool button<text:tab/>89</text:a></text:p>
          <text:p text:style-name="P456"><text:a xlink:type="simple" xlink:href="#__RefHeading__6036_596565095" text:style-name="Line_20_numbering" text:visited-style-name="Line_20_numbering">Script check box<text:tab/>90</text:a></text:p>
          <text:p text:style-name="P456"><text:a xlink:type="simple" xlink:href="#__RefHeading__5856_1858286537" text:style-name="Line_20_numbering" text:visited-style-name="Line_20_numbering">Script radio button<text:tab/>91</text:a></text:p>
          <text:p text:style-name="P456"><text:a xlink:type="simple" xlink:href="#__RefHeading__6038_596565095" text:style-name="Line_20_numbering" text:visited-style-name="Line_20_numbering">Script combo box and font combo box<text:tab/>91</text:a></text:p>
          <text:p text:style-name="P456"><text:a xlink:type="simple" xlink:href="#__RefHeading__6040_596565095" text:style-name="Line_20_numbering" text:visited-style-name="Line_20_numbering">Script line edit<text:tab/>93</text:a></text:p>
          <text:p text:style-name="P456"><text:a xlink:type="simple" xlink:href="#__RefHeading__6042_596565095" text:style-name="Line_20_numbering" text:visited-style-name="Line_20_numbering">Script table widget<text:tab/>95</text:a></text:p>
          <text:p text:style-name="P456"><text:a xlink:type="simple" xlink:href="#__RefHeading__7821_763700208" text:style-name="Line_20_numbering" text:visited-style-name="Line_20_numbering">Script list widget<text:tab/>101</text:a></text:p>
          <text:p text:style-name="P456"><text:a xlink:type="simple" xlink:href="#__RefHeading__9855_1845819620" text:style-name="Line_20_numbering" text:visited-style-name="Line_20_numbering">Script tree widget<text:tab/>103</text:a></text:p>
          <text:p text:style-name="P456"><text:a xlink:type="simple" xlink:href="#__RefHeading__8847_1845819620" text:style-name="Line_20_numbering" text:visited-style-name="Line_20_numbering">Script tree widget item<text:tab/>106</text:a></text:p>
          <text:p text:style-name="P456"><text:a xlink:type="simple" xlink:href="#__RefHeading__6044_596565095" text:style-name="Line_20_numbering" text:visited-style-name="Line_20_numbering">Script text edit<text:tab/>108</text:a></text:p>
          <text:p text:style-name="P456"><text:a xlink:type="simple" xlink:href="#__RefHeading__6046_596565095" text:style-name="Line_20_numbering" text:visited-style-name="Line_20_numbering">Script progress bar<text:tab/>110</text:a></text:p>
          <text:p text:style-name="P456"><text:a xlink:type="simple" xlink:href="#__RefHeading__6048_596565095" text:style-name="Line_20_numbering" text:visited-style-name="Line_20_numbering">Script slider<text:tab/>111</text:a></text:p>
          <text:p text:style-name="P456"><text:a xlink:type="simple" xlink:href="#__RefHeading__5858_1858286537" text:style-name="Line_20_numbering" text:visited-style-name="Line_20_numbering">Script spin box<text:tab/>111</text:a></text:p>
          <text:p text:style-name="P456"><text:a xlink:type="simple" xlink:href="#__RefHeading__12494_1820169016" text:style-name="Line_20_numbering" text:visited-style-name="Line_20_numbering">Script double spin box<text:tab/>112</text:a></text:p>
          <text:p text:style-name="P456"><text:a xlink:type="simple" xlink:href="#__RefHeading__5860_1858286537" text:style-name="Line_20_numbering" text:visited-style-name="Line_20_numbering">Script time edit<text:tab/>113</text:a></text:p>
          <text:p text:style-name="P456"><text:a xlink:type="simple" xlink:href="#__RefHeading__5862_1858286537" text:style-name="Line_20_numbering" text:visited-style-name="Line_20_numbering">Script date edit<text:tab/>115</text:a></text:p>
          <text:p text:style-name="P456"><text:soft-page-break/><text:a xlink:type="simple" xlink:href="#__RefHeading__13355_711374296" text:style-name="Line_20_numbering" text:visited-style-name="Line_20_numbering">Script date time edit<text:tab/>117</text:a></text:p>
          <text:p text:style-name="P456"><text:a xlink:type="simple" xlink:href="#__RefHeading__13073_443172521" text:style-name="Line_20_numbering" text:visited-style-name="Line_20_numbering">Script calendar widget<text:tab/>118</text:a></text:p>
          <text:p text:style-name="P456"><text:a xlink:type="simple" xlink:href="#__RefHeading__12245_1844571973" text:style-name="Line_20_numbering" text:visited-style-name="Line_20_numbering">Script splitter<text:tab/>118</text:a></text:p>
          <text:p text:style-name="P456"><text:a xlink:type="simple" xlink:href="#__RefHeading__12454_975909755" text:style-name="Line_20_numbering" text:visited-style-name="Line_20_numbering">Script dial<text:tab/>120</text:a></text:p>
          <text:p text:style-name="P456"><text:a xlink:type="simple" xlink:href="#__RefHeading__15672_1003207465" text:style-name="Line_20_numbering" text:visited-style-name="Line_20_numbering">Script plot widget<text:tab/>121</text:a></text:p>
          <text:p text:style-name="P456"><text:a xlink:type="simple" xlink:href="#__RefHeading___Toc20641_1050142399" text:style-name="Line_20_numbering" text:visited-style-name="Line_20_numbering">Script Canvas2D<text:tab/>124</text:a></text:p>
          <text:p text:style-name="P456"><text:a xlink:type="simple" xlink:href="#__RefHeading___Toc23998_1050142399" text:style-name="Line_20_numbering" text:visited-style-name="Line_20_numbering">ScriptWidget class<text:tab/>129</text:a></text:p>
          <text:p text:style-name="P456"><text:a xlink:type="simple" xlink:href="#__RefHeading___Toc22440_34290344" text:style-name="Line_20_numbering" text:visited-style-name="Line_20_numbering">Custom script widget<text:tab/>133</text:a></text:p>
          <text:p text:style-name="P550"><text:a xlink:type="simple" xlink:href="#__RefHeading__6052_596565095" text:style-name="Line_20_numbering" text:visited-style-name="Line_20_numbering">Dynamic link libraries<text:tab/>134</text:a></text:p>
          <text:p text:style-name="P457"><text:a xlink:type="simple" xlink:href="#__RefHeading__14278_479808360" text:style-name="Line_20_numbering" text:visited-style-name="Line_20_numbering">Sequence script<text:tab/>135</text:a></text:p>
          <text:p text:style-name="P457"><text:a xlink:type="simple" xlink:href="#__RefHeading__14454_479808360" text:style-name="Line_20_numbering" text:visited-style-name="Line_20_numbering">Custom console/log scripts<text:tab/>144</text:a></text:p>
          <text:p text:style-name="P456"><text:a xlink:type="simple" xlink:href="#__RefHeading__24577_1329481546" text:style-name="Line_20_numbering" text:visited-style-name="Line_20_numbering">SQL support<text:tab/>148</text:a></text:p>
          <text:p text:style-name="P456"><text:a xlink:type="simple" xlink:href="#__RefHeading__24579_1329481546" text:style-name="Line_20_numbering" text:visited-style-name="Line_20_numbering">XML support<text:tab/>148</text:a></text:p>
          <text:p text:style-name="P456"><text:a xlink:type="simple" xlink:href="#__RefHeading__19755_173333553" text:style-name="Line_20_numbering" text:visited-style-name="Line_20_numbering">Filesystem<text:tab/>148</text:a></text:p>
          <text:p text:style-name="P457"><text:a xlink:type="simple" xlink:href="#__RefHeading__18042_936501348" text:style-name="Line_20_numbering" text:visited-style-name="Line_20_numbering">SQL support<text:tab/>152</text:a></text:p>
          <text:p text:style-name="P550"><text:a xlink:type="simple" xlink:href="#__RefHeading__18044_936501348" text:style-name="Line_20_numbering" text:visited-style-name="Line_20_numbering">Static QSqlDatabase function<text:tab/>152</text:a></text:p>
          <text:p text:style-name="P550"><text:a xlink:type="simple" xlink:href="#__RefHeading__18046_936501348" text:style-name="Line_20_numbering" text:visited-style-name="Line_20_numbering">Creating objects<text:tab/>152</text:a></text:p>
          <text:p text:style-name="P550"><text:a xlink:type="simple" xlink:href="#__RefHeading__18048_936501348" text:style-name="Line_20_numbering" text:visited-style-name="Line_20_numbering">Not supported functions<text:tab/>152</text:a></text:p>
          <text:p text:style-name="P550"><text:a xlink:type="simple" xlink:href="#__RefHeading__18050_936501348" text:style-name="Line_20_numbering" text:visited-style-name="Line_20_numbering">Mapping of SQL related enumerations<text:tab/>153</text:a></text:p>
          <text:p text:style-name="P550"><text:a xlink:type="simple" xlink:href="#__RefHeading__18052_936501348" text:style-name="Line_20_numbering" text:visited-style-name="Line_20_numbering">SQL example scripts<text:tab/>153</text:a></text:p>
          <text:p text:style-name="P457"><text:a xlink:type="simple" xlink:href="#__RefHeading__23867_1329481546" text:style-name="Line_20_numbering" text:visited-style-name="Line_20_numbering">XML support<text:tab/>153</text:a></text:p>
          <text:p text:style-name="P550"><text:a xlink:type="simple" xlink:href="#__RefHeading__24581_1329481546" text:style-name="Line_20_numbering" text:visited-style-name="Line_20_numbering">ScriptXmlReader<text:tab/>153</text:a></text:p>
          <text:p text:style-name="P456"><text:a xlink:type="simple" xlink:href="#__RefHeading___Toc21052_241974203" text:style-name="Line_20_numbering" text:visited-style-name="Line_20_numbering">qint32 readFile(String fileName, bool isRelativePath=true)<text:tab/>153</text:a></text:p>
          <text:p text:style-name="P456"><text:a xlink:type="simple" xlink:href="#__RefHeading___Toc21054_241974203" text:style-name="Line_20_numbering" text:visited-style-name="Line_20_numbering">QList&lt;ScriptXmlElement*&gt; elementsByTagName(String name)<text:tab/>153</text:a></text:p>
          <text:p text:style-name="P456"><text:a xlink:type="simple" xlink:href="#__RefHeading___Toc21056_241974203" text:style-name="Line_20_numbering" text:visited-style-name="Line_20_numbering">ScriptXmlElement *getRootElement(void)<text:tab/>153</text:a></text:p>
          <text:p text:style-name="P456"><text:a xlink:type="simple" xlink:href="#__RefHeading___Toc21058_241974203" text:style-name="Line_20_numbering" text:visited-style-name="Line_20_numbering">ScriptXmlElement<text:tab/>154</text:a></text:p>
          <text:p text:style-name="P456"><text:a xlink:type="simple" xlink:href="#__RefHeading___Toc21060_241974203" text:style-name="Line_20_numbering" text:visited-style-name="Line_20_numbering">ScriptXmlAttribute<text:tab/>154</text:a></text:p>
          <text:p text:style-name="P550"><text:a xlink:type="simple" xlink:href="#__RefHeading__24583_1329481546" text:style-name="Line_20_numbering" text:visited-style-name="Line_20_numbering">ScriptXmlWriter<text:tab/>154</text:a></text:p>
          <text:p text:style-name="P456"><text:a xlink:type="simple" xlink:href="#__RefHeading___Toc21062_241974203" text:style-name="Line_20_numbering" text:visited-style-name="Line_20_numbering">bool writeBufferToFile(String fileName, bool isRelativePath=true)<text:tab/>154</text:a></text:p>
          <text:p text:style-name="P456"><text:a xlink:type="simple" xlink:href="#__RefHeading___Toc21064_241974203" text:style-name="Line_20_numbering" text:visited-style-name="Line_20_numbering">String getInternalBuffer(void)<text:tab/>155</text:a></text:p>
          <text:p text:style-name="P456"><text:a xlink:type="simple" xlink:href="#__RefHeading___Toc21066_241974203" text:style-name="Line_20_numbering" text:visited-style-name="Line_20_numbering">String clearInternalBuffer(void)<text:tab/>155</text:a></text:p>
          <text:p text:style-name="P456"><text:a xlink:type="simple" xlink:href="#__RefHeading___Toc21068_241974203" text:style-name="Line_20_numbering" text:visited-style-name="Line_20_numbering">void setCodec(String codecName)<text:tab/>155</text:a></text:p>
          <text:p text:style-name="P456"><text:a xlink:type="simple" xlink:href="#__RefHeading___Toc21070_241974203" text:style-name="Line_20_numbering" text:visited-style-name="Line_20_numbering">void setAutoFormatting(bool autoFormatting)<text:tab/>155</text:a></text:p>
          <text:p text:style-name="P456"><text:a xlink:type="simple" xlink:href="#__RefHeading___Toc21072_241974203" text:style-name="Line_20_numbering" text:visited-style-name="Line_20_numbering">bool autoFormatting(void)<text:tab/>155</text:a></text:p>
          <text:p text:style-name="P456"><text:a xlink:type="simple" xlink:href="#__RefHeading___Toc21074_241974203" text:style-name="Line_20_numbering" text:visited-style-name="Line_20_numbering">void setAutoFormattingIndent(int spacesOrTabs)<text:tab/>155</text:a></text:p>
          <text:p text:style-name="P456"><text:soft-page-break/><text:a xlink:type="simple" xlink:href="#__RefHeading___Toc21076_241974203" text:style-name="Line_20_numbering" text:visited-style-name="Line_20_numbering">int autoFormattingIndent(void)<text:tab/>155</text:a></text:p>
          <text:p text:style-name="P456"><text:a xlink:type="simple" xlink:href="#__RefHeading___Toc21078_241974203" text:style-name="Line_20_numbering" text:visited-style-name="Line_20_numbering">void writeStartDocument(String version="1.0")<text:tab/>155</text:a></text:p>
          <text:p text:style-name="P456"><text:a xlink:type="simple" xlink:href="#__RefHeading___Toc21080_241974203" text:style-name="Line_20_numbering" text:visited-style-name="Line_20_numbering">void writeStartDocument(bool standalone, String version="1.0")<text:tab/>155</text:a></text:p>
          <text:p text:style-name="P456"><text:a xlink:type="simple" xlink:href="#__RefHeading___Toc21082_241974203" text:style-name="Line_20_numbering" text:visited-style-name="Line_20_numbering">void writeEndDocument(void)<text:tab/>156</text:a></text:p>
          <text:p text:style-name="P456"><text:a xlink:type="simple" xlink:href="#__RefHeading___Toc21084_241974203" text:style-name="Line_20_numbering" text:visited-style-name="Line_20_numbering">void writeNamespace(String namespaceUri, String prefix = "")<text:tab/>156</text:a></text:p>
          <text:p text:style-name="P456"><text:a xlink:type="simple" xlink:href="#__RefHeading___Toc21086_241974203" text:style-name="Line_20_numbering" text:visited-style-name="Line_20_numbering">void writeDefaultNamespace(const String namespaceUri)<text:tab/>156</text:a></text:p>
          <text:p text:style-name="P456"><text:a xlink:type="simple" xlink:href="#__RefHeading___Toc21088_241974203" text:style-name="Line_20_numbering" text:visited-style-name="Line_20_numbering">void writeStartElement(String name, String namespaceUri="")<text:tab/>156</text:a></text:p>
          <text:p text:style-name="P456"><text:a xlink:type="simple" xlink:href="#__RefHeading___Toc21090_241974203" text:style-name="Line_20_numbering" text:visited-style-name="Line_20_numbering">void writeEmptyElement(String name, String namespaceUri="")<text:tab/>156</text:a></text:p>
          <text:p text:style-name="P456"><text:a xlink:type="simple" xlink:href="#__RefHeading___Toc21092_241974203" text:style-name="Line_20_numbering" text:visited-style-name="Line_20_numbering">void writeTextElement(String name, String text, String namespaceUri="")<text:tab/>156</text:a></text:p>
          <text:p text:style-name="P456"><text:a xlink:type="simple" xlink:href="#__RefHeading___Toc21094_241974203" text:style-name="Line_20_numbering" text:visited-style-name="Line_20_numbering">void writeEndElement(void)<text:tab/>157</text:a></text:p>
          <text:p text:style-name="P456"><text:a xlink:type="simple" xlink:href="#__RefHeading___Toc21096_241974203" text:style-name="Line_20_numbering" text:visited-style-name="Line_20_numbering">void writeAttribute(String name, String value,String namespaceUri="")<text:tab/>157</text:a></text:p>
          <text:p text:style-name="P456"><text:a xlink:type="simple" xlink:href="#__RefHeading___Toc21098_241974203" text:style-name="Line_20_numbering" text:visited-style-name="Line_20_numbering">void writeCDATA(String text)<text:tab/>157</text:a></text:p>
          <text:p text:style-name="P456"><text:a xlink:type="simple" xlink:href="#__RefHeading___Toc21100_241974203" text:style-name="Line_20_numbering" text:visited-style-name="Line_20_numbering">void writeCharacters(String text)<text:tab/>157</text:a></text:p>
          <text:p text:style-name="P456"><text:a xlink:type="simple" xlink:href="#__RefHeading___Toc21102_241974203" text:style-name="Line_20_numbering" text:visited-style-name="Line_20_numbering">void writeComment(String text)<text:tab/>157</text:a></text:p>
          <text:p text:style-name="P456"><text:a xlink:type="simple" xlink:href="#__RefHeading___Toc21104_241974203" text:style-name="Line_20_numbering" text:visited-style-name="Line_20_numbering">void writeDTD(String dtd)<text:tab/>157</text:a></text:p>
          <text:p text:style-name="P456"><text:a xlink:type="simple" xlink:href="#__RefHeading___Toc21106_241974203" text:style-name="Line_20_numbering" text:visited-style-name="Line_20_numbering">void writeEntityReference(String name)<text:tab/>157</text:a></text:p>
          <text:p text:style-name="P456"><text:a xlink:type="simple" xlink:href="#__RefHeading___Toc21108_241974203" text:style-name="Line_20_numbering" text:visited-style-name="Line_20_numbering">void writeProcessingInstruction(String target, String data = "")<text:tab/>157</text:a></text:p>
          <text:p text:style-name="P457"><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2924471564415474993" text:style-name="L1">
        <text:list-item>
          <text:p text:style-name="P462">Serial port (RS232, USB to serial)</text:p>
        </text:list-item>
        <text:list-item>
          <text:p text:style-name="P462">UDP</text:p>
        </text:list-item>
        <text:list-item>
          <text:p text:style-name="P462">TCP client/server (network proxy support for TCP clients) </text:p>
        </text:list-item>
        <text:list-item>
          <text:p text:style-name="P462">SPI master (cheetah SPI)</text:p>
        </text:list-item>
        <text:list-item>
          <text:p text:style-name="P462">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817539029885439635" text:style-name="L2">
        <text:list-item>
          <text:p text:style-name="P458">Scripts can send and receive data with the main interface.</text:p>
        </text:list-item>
      </text:list>
      <text:list xml:id="list7228826327411358105" text:style-name="L3">
        <text:list-item>
          <text:p text:style-name="P459">In addition to the main interface scripts can create and use own interfaces (serial port (RS232, USB to serial), UDP, TCP client/server and SPI master (cheetah SPI)).</text:p>
        </text:list-item>
        <text:list-item>
          <text:p text:style-name="P459"><text:span text:style-name="Absatz-Standardschriftart">Scripts can be connected to GUI files which have been created with the QtDesigner or QtCreator. All elements in the GUI (files) can be accessed from the script.</text:span></text:p>
        </text:list-item>
        <text:list-item>
          <text:p text:style-name="P45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61"><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3400644149961238067" text:style-name="L4">
              <text:list-item>
                <text:p text:style-name="P262">PCAN interface added <text:s/>(only on windows)</text:p>
              </text:list-item>
              <text:list-item>
                <text:p text:style-name="P262">command-line mode added</text:p>
              </text:list-item>
              <text:list-item>
                <text:p text:style-name="P262">worker script, changed behavior:</text:p>
                <text:list>
                  <text:list-item>
                    <text:p text:style-name="P262">loadUserInterfaceFile</text:p>
                  </text:list-item>
                  <text:list-item>
                    <text:p text:style-name="P262">renameDirectory</text:p>
                  </text:list-item>
                  <text:list-item>
                    <text:p text:style-name="P262">renameFile</text:p>
                  </text:list-item>
                </text:list>
              </text:list-item>
              <text:list-item>
                <text:p text:style-name="P262">worker script functions added:</text:p>
                <text:list>
                  <text:list-item>
                    <text:p text:style-name="P262">isConnectedWithCan, canMessageReceivedSignal, createPcanInterface, sendCanMessage</text:p>
                  </text:list-item>
                  <text:list-item>
                    <text:p text:style-name="P262">showMultiLineTextInputDialog, showGetItemDialog,showGetIntDialog, showGetDoubleDialog</text:p>
                  </text:list-item>
                  <text:list-item>
                    <text:p text:style-name="P262">disconnect, connectPcan, connectSocket, connectSerialPort, connectCheetahSpi</text:p>
                  </text:list-item>
                  <text:list-item>
                    <text:p text:style-name="P262">showReceivedDataInConsoles, showTransmitDataInConsoles</text:p>
                  </text:list-item>
                  <text:list-item>
                    <text:p text:style-name="P262">addMessageToLogAndConsoles</text:p>
                  </text:list-item>
                </text:list>
              </text:list-item>
              <text:list-item>
                <text:p text:style-name="P262">ScriptWidget functions added:</text:p>
                <text:list>
                  <text:list-item>
                    <text:p text:style-name="P262">setAdditionalData</text:p>
                  </text:list-item>
                  <text:list-item>
                    <text:p text:style-name="P262">getAdditionalData</text:p>
                  </text:list-item>
                </text:list>
              </text:list-item>
              <text:list-item>
                <text:p text:style-name="P262">ScriptTableWidget function added:</text:p>
                <text:list>
                  <text:list-item>
                    <text:p text:style-name="P262">insertWidget</text:p>
                  </text:list-item>
                </text:list>
              </text:list-item>
              <text:list-item>
                <text:p text:style-name="P262">worker script, default parameter added:</text:p>
                <text:list>
                  <text:list-item>
                    <text:p text:style-name="P26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142428899876067" text:continue-numbering="true" text:style-name="L4">
              <text:list-item>
                <text:p text:style-name="P262">bug fixes:</text:p>
                <text:list>
                  <text:list-item>
                    <text:p text:style-name="P262">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6667794781545410863" text:style-name="L5">
              <text:list-item>
                <text:p text:style-name="P263">command-line mode: The script window is now invisible per default (it can be made visible by the command line argument -withScriptWindow)</text:p>
              </text:list-item>
              <text:list-item>
                <text:p text:style-name="P263">send window: remove script menu added</text:p>
              </text:list-item>
              <text:list-item>
                <text:p text:style-name="P263">ScriptWidget function added:</text:p>
                <text:list>
                  <text:list-item>
                    <text:p text:style-name="P263">blockSignals</text:p>
                  </text:list-item>
                </text:list>
              </text:list-item>
              <text:list-item>
                <text:p text:style-name="P263">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142430004108550" text:continue-numbering="true" text:style-name="L5">
              <text:list-item>
                <text:p text:style-name="P263">bug fixes:</text:p>
                <text:list>
                  <text:list-item>
                    <text:p text:style-name="P263">writeFile and writeBinaryFile: calling this functions with the argument replaceFile=true did not replace an existing file</text:p>
                  </text:list-item>
                </text:list>
              </text:list-item>
              <text:list-item>
                <text:p text:style-name="P263">the number of sent bytes are now displayed in the main window </text:p>
              </text:list-item>
              <text:list-item>
                <text:p text:style-name="P263">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142429189838633" text:continue-numbering="true" text:style-name="L5">
              <text:list-item>
                <text:p text:style-name="P263">ScriptSpinBox functions added:</text:p>
                <text:list>
                  <text:list-item>
                    <text:p text:style-name="P263">value, setSingleStep, singleStep</text:p>
                  </text:list-item>
                </text:list>
              </text:list-item>
              <text:list-item>
                <text:p text:style-name="P263">ScriptTabWidget signal added:</text:p>
                <text:list>
                  <text:list-item>
                    <text:p text:style-name="P263">currentTabChangedSignal</text:p>
                  </text:list-item>
                </text:list>
              </text:list-item>
              <text:list-item>
                <text:p text:style-name="P263">ScriptTableWidget functions added:</text:p>
                <text:list>
                  <text:list-item>
                    <text:p text:style-name="P263">verticalScrollBarWidth, isVerticalScrollBarVisible</text:p>
                  </text:list-item>
                </text:list>
              </text:list-item>
              <text:list-item>
                <text:p text:style-name="P263">script widgets added:</text:p>
                <text:list>
                  <text:list-item>
                    <text:p text:style-name="P263">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142430127555390" text:continue-numbering="true" text:style-name="L5">
              <text:list-item>
                <text:p text:style-name="P263">internal improvements</text:p>
              </text:list-item>
              <text:list-item>
                <text:p text:style-name="P263">ScriptSlider function added:</text:p>
                <text:list>
                  <text:list-item>
                    <text:p text:style-name="P263">value</text:p>
                  </text:list-item>
                </text:list>
              </text:list-item>
              <text:list-item>
                <text:p text:style-name="P263">ScriptDial function added:</text:p>
                <text:list>
                  <text:list-item>
                    <text:p text:style-name="P263">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142429559647391" text:continue-numbering="true" text:style-name="L5">
              <text:list-item>
                <text:p text:style-name="P263">internal improvements</text:p>
              </text:list-item>
              <text:list-item>
                <text:p text:style-name="P263">text console's wrapping mode changed</text:p>
              </text:list-item>
              <text:list-item>
                <text:p text:style-name="P263">new console/log options:</text:p>
                <text:list>
                  <text:list-item>
                    <text:p text:style-name="P263">new line after x sent/received bytes</text:p>
                  </text:list-item>
                  <text:list-item>
                    <text:p text:style-name="P263">new line after x milliseconds without sending or receiving data</text:p>
                  </text:list-item>
                </text:list>
              </text:list-item>
              <text:list-item>
                <text:p text:style-name="P263">the sequence table is now disabled during sending of data with the send window </text:p>
              </text:list-item>
              <text:list-item>
                <text:p text:style-name="P263">the RTS and the DTR pin (serial port) can manually be set/cleared now (check boxes in the main window)</text:p>
              </text:list-item>
              <text:list-item>
                <text:p text:style-name="P263">worker script function added:</text:p>
                <text:list>
                  <text:list-item>
                    <text:p text:style-name="P263">setSerialPortPins</text:p>
                  </text:list-item>
                </text:list>
              </text:list-item>
              <text:list-item>
                <text:p text:style-name="P263">ScriptSerialPort function added:</text:p>
                <text:list>
                  <text:list-item>
                    <text:p text:style-name="P263">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142428396833439" text:continue-numbering="true" text:style-name="L5">
              <text:list-item>
                <text:p text:style-name="P263">Bug fix: no time stamps after running ScriptCommunicator longer then a day </text:p>
              </text:list-item>
              <text:list-item>
                <text:p text:style-name="P263">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142429906099540" text:continue-numbering="true" text:style-name="L5">
              <text:list-item>
                <text:p text:style-name="P263">Console send mode: if the send input check box in the main window is checked all text entered in a console will be sent</text:p>
              </text:list-item>
              <text:list-item>
                <text:p text:style-name="P263">ScriptTableWidget function added:</text:p>
                <text:list>
                  <text:list-item>
                    <text:p text:style-name="P263">setCellIcon</text:p>
                  </text:list-item>
                </text:list>
              </text:list-item>
              <text:list-item>
                <text:p text:style-name="P263">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142429666451407" text:continue-numbering="true" text:style-name="L5">
              <text:list-item>
                <text:p text:style-name="P263">sequence script functions added:</text:p>
                <text:list>
                  <text:list-item>
                    <text:p text:style-name="P263">calculateCrc8, calculateCrc16, calculateCrc32, calculateCrc64</text:p>
                  </text:list-item>
                </text:list>
              </text:list-item>
              <text:list-item>
                <text:p text:style-name="P263">new console/log option:</text:p>
                <text:list>
                  <text:list-item>
                    <text:p text:style-name="P268">new line at byte (CR, LF, none and custom)</text:p>
                  </text:list-item>
                </text:list>
              </text:list-item>
              <text:list-item>
                <text:p text:style-name="P268">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142429291343364" text:continue-numbering="true" text:style-name="L5">
              <text:list-item>
                <text:p text:style-name="P263">Bug fixes:</text:p>
                <text:list>
                  <text:list-item>
                    <text:p text:style-name="P263">error while parsing a sequence or script config file with no entries</text:p>
                  </text:list-item>
                  <text:list-item>
                    <text:p text:style-name="P263">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142430147687274" text:continue-numbering="true" text:style-name="L5">
              <text:list-item>
                <text:p text:style-name="P263">improved console speed</text:p>
              </text:list-item>
              <text:list-item>
                <text:p text:style-name="P268">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142428126719166" text:continue-numbering="true" text:style-name="L5">
              <text:list-item>
                <text:p text:style-name="P263">socket address input filter removed (no IPv6 addresses could be entered)</text:p>
              </text:list-item>
              <text:list-item>
                <text:p text:style-name="P263">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142428335523770" text:continue-numbering="true" text:style-name="L5">
              <text:list-item>
                <text:p text:style-name="P263">bug fixes:</text:p>
                <text:list>
                  <text:list-item>
                    <text:p text:style-name="P263">scriptThread.calculateCrc64 did not work correctly</text:p>
                  </text:list-item>
                  <text:list-item>
                    <text:p text:style-name="P263">uncaught exceptions in script functions connected to a signal have been ignored</text:p>
                  </text:list-item>
                </text:list>
              </text:list-item>
              <text:list-item>
                <text:p text:style-name="P263">ScriptComboBox functions added:</text:p>
                <text:list>
                  <text:list-item>
                    <text:p text:style-name="P263">count, clear</text:p>
                  </text:list-item>
                </text:list>
              </text:list-item>
              <text:list-item>
                <text:p text:style-name="P263">ScriptTable function added:</text:p>
                <text:list>
                  <text:list-item>
                    <text:p text:style-name="P263">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142428801193057" text:continue-numbering="true" text:style-name="L5">
              <text:list-item>
                <text:p text:style-name="P263">fixed some issues in the manual</text:p>
              </text:list-item>
              <text:list-item>
                <text:p text:style-name="P263">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142429321078869" text:continue-numbering="true" text:style-name="L5">
              <text:list-item>
                <text:p text:style-name="P263">Script- and sequence-buttons added in the main window</text:p>
              </text:list-item>
              <text:list-item>
                <text:p text:style-name="P263">Copy button added in the send window</text:p>
              </text:list-item>
              <text:list-item>
                <text:p text:style-name="P263">worker and sequence script functions added:</text:p>
                <text:list>
                  <text:list-item>
                    <text:p text:style-name="P263">setGlobalString, getGlobalString</text:p>
                  </text:list-item>
                  <text:list-item>
                    <text:p text:style-name="P263">setGlobalDataArray, getGlobalDataArray</text:p>
                  </text:list-item>
                  <text:list-item>
                    <text:p text:style-name="P263">setGlobalUnsignedNumber, getGlobalUnsignedNumber</text:p>
                  </text:list-item>
                  <text:list-item>
                    <text:p text:style-name="P263">setGlobalSignedNumber, getGlobalSignedNumber</text:p>
                  </text:list-item>
                </text:list>
              </text:list-item>
              <text:list-item>
                <text:p text:style-name="P263"><text:soft-page-break/>renamed the sequence script main object: table-&gt;seq</text:p>
              </text:list-item>
              <text:list-item>
                <text:p text:style-name="P263">sent on enter added (settings dialog-&gt;console tab)</text:p>
              </text:list-item>
              <text:list-item>
                <text:p text:style-name="P263">the console/log time-stamp format can be adjusted now </text:p>
              </text:list-item>
              <text:list-item>
                <text:p text:style-name="P263">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142428622562411" text:continue-numbering="true" text:style-name="L5">
              <text:list-item>
                <text:p text:style-name="P263">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142430140926364" text:continue-numbering="true" text:style-name="L5">
              <text:list-item>
                <text:p text:style-name="P263">custom console and custom log added</text:p>
              </text:list-item>
              <text:list-item>
                <text:p text:style-name="P263">new default argument in scriptThread.addMessageToLogAndConsoles</text:p>
              </text:list-item>
              <text:list-item>
                <text:p text:style-name="P263">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142429934071731" text:continue-numbering="true" text:style-name="L5">
              <text:list-item>
                <text:p text:style-name="P263">new manual chapter added: Internal architecture</text:p>
              </text:list-item>
              <text:list-item>
                <text:p text:style-name="P263">new custom console example (exampleScripts\CustomLogConsoleScripts\CustomConsole_QRCode)</text:p>
              </text:list-item>
              <text:list-item>
                <text:p text:style-name="P263">new main window menus added:</text:p>
                <text:list>
                  <text:list-item>
                    <text:p text:style-name="P263">Console/print console, Console/save console</text:p>
                  </text:list-item>
                  <text:list-item>
                    <text:p text:style-name="P263">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142428342480394" text:continue-numbering="true" text:style-name="L5">
              <text:list-item>
                <text:p text:style-name="P263">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142430077225242" text:continue-numbering="true" text:style-name="L5">
              <text:list-item>
                <text:p text:style-name="P263">fixed some issues in the manual</text:p>
              </text:list-item>
              <text:list-item>
                <text:p text:style-name="P26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9162761949119842390" text:style-name="L6">
              <text:list-item>
                <text:p text:style-name="P264">the log and the console tab (settings dialog) have been redesigned</text:p>
              </text:list-item>
            </text:list>
            <text:list xml:id="list142428817508851" text:continue-list="list142430077225242" text:style-name="L5">
              <text:list-item>
                <text:p text:style-name="P263">internal improvements</text:p>
              </text:list-item>
              <text:list-item>
                <text:p text:style-name="P263">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142428836118876" text:continue-list="list9162761949119842390" text:style-name="L6">
              <text:list-item>
                <text:p text:style-name="P264">the console mixed mode utilize the width of the console better now</text:p>
              </text:list-item>
              <text:list-item>
                <text:p text:style-name="P264">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142429317060464" text:continue-numbering="true" text:style-name="L6">
              <text:list-item>
                <text:p text:style-name="P264">main window: </text:p>
                <text:list>
                  <text:list-item>
                    <text:p text:style-name="P264">find text in console area added</text:p>
                  </text:list-item>
                  <text:list-item>
                    <text:p text:style-name="P264">the send and the receive data rates are now displayed</text:p>
                  </text:list-item>
                </text:list>
              </text:list-item>
              <text:list-item>
                <text:p text:style-name="P264">sending data with the main interface is faster now</text:p>
              </text:list-item>
              <text:list-item>
                <text:p text:style-name="P264">new example worker scripts:</text:p>
                <text:list>
                  <text:list-item>
                    <text:p text:style-name="P264">WorkerScripts\CyclicSendReceive\CyclicReceive.js</text:p>
                  </text:list-item>
                  <text:list-item>
                    <text:p text:style-name="P264">WorkerScripts\CyclicSendReceive\CyclicSend.js</text:p>
                  </text:list-item>
                </text:list>
              </text:list-item>
              <text:list-item>
                <text:p text:style-name="P264">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142429560789537" text:continue-numbering="true" text:style-name="L6">
              <text:list-item>
                <text:p text:style-name="P264">new script widget:</text:p>
                <text:list>
                  <text:list-item>
                    <text:p text:style-name="P264">ScriptPlotWidget</text:p>
                  </text:list-item>
                </text:list>
              </text:list-item>
              <text:list-item>
                <text:p text:style-name="P264">ScriptPlotWindow:</text:p>
                <text:list>
                  <text:list-item>
                    <text:p text:style-name="P264">functions added: clearGraphs, removeAllGraphs, showHelperElements, clearButtonPressedSignal</text:p>
                  </text:list-item>
                  <text:list-item>
                    <text:p text:style-name="P264">function removed: showFromScript (use show instead)</text:p>
                  </text:list-item>
                </text:list>
              </text:list-item>
              <text:list-item>
                <text:p text:style-name="P264">ScriptGroupBox function added: addPlotWidget</text:p>
              </text:list-item>
              <text:list-item>
                <text:p text:style-name="P264">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142428433625294" text:continue-numbering="true" text:style-name="L6">
              <text:list-item>
                <text:p text:style-name="P264">bug fix: possible crash while stopping a script </text:p>
              </text:list-item>
              <text:list-item>
                <text:p text:style-name="P264">TCP client: connection errors are now displayed </text:p>
              </text:list-item>
              <text:list-item>
                <text:p text:style-name="P264">ScriptTcpClient functions/signals added:</text:p>
                <text:list>
                  <text:list-item>
                    <text:p text:style-name="P264">errorSignal, getErrorString</text:p>
                  </text:list-item>
                </text:list>
              </text:list-item>
              <text:list-item>
                <text:p text:style-name="P264">new main window menus added:</text:p>
                <text:list>
                  <text:list-item>
                    <text:p text:style-name="P264">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142428541815339" text:continue-numbering="true" text:style-name="L6">
              <text:list-item>
                <text:p text:style-name="P264">worker script functions added: </text:p>
                <text:list>
                  <text:list-item>
                    <text:p text:style-name="P264">getCurrentVersion</text:p>
                  </text:list-item>
                </text:list>
              </text:list-item>
              <text:list-item>
                <text:p text:style-name="P264">custom log/console and sequence script function added: getCurrentVersion</text:p>
              </text:list-item>
              <text:list-item>
                <text:p text:style-name="P26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142428734465974" text:continue-numbering="true" text:style-name="L6">
              <text:list-item>
                <text:p text:style-name="P264">network proxy support implemented (only for TCP clients)</text:p>
              </text:list-item>
              <text:list-item>
                <text:p text:style-name="P264">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142429921942678" text:continue-numbering="true" text:style-name="L6">
              <text:list-item>
                <text:p text:style-name="P264">bug fix: exceptions in the script function 'stopScript' are displayed now</text:p>
              </text:list-item>
              <text:list-item>
                <text:p text:style-name="P264">worker script function added: </text:p>
                <text:list>
                  <text:list-header>
                    <text:p text:style-name="P264">getFileSize</text:p>
                  </text:list-header>
                </text:list>
              </text:list-item>
              <text:list-item>
                <text:p text:style-name="P264">new arguments in worker script functions:</text:p>
                <text:list>
                  <text:list-item>
                    <text:p text:style-name="P264"><text:soft-page-break/>readFile, readBinaryFile, writeFile, <text:span text:style-name="T1">writeBinaryFile</text:span></text:p>
                  </text:list-item>
                </text:list>
              </text:list-item>
              <text:list-item>
                <text:p text:style-name="P272">ScriptPlotWidget and ScriptPlotWindow function added/changed:</text:p>
                <text:list>
                  <text:list-item>
                    <text:p text:style-name="P272">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142428443886849" text:continue-numbering="true" text:style-name="L6">
              <text:list-item>
                <text:p text:style-name="P264">console and log time stamp format extended (now date and time can be created)</text:p>
              </text:list-item>
              <text:list-item>
                <text:p text:style-name="P264">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142429556330161" text:continue-numbering="true" text:style-name="L6">
              <text:list-item>
                <text:p text:style-name="P264">command-line option '-<text:span text:style-name="T72">notMinimized' added</text:span></text:p>
              </text:list-item>
              <text:list-item>
                <text:p text:style-name="P332">worker script function added: exitScriptCommunicator</text:p>
              </text:list-item>
              <text:list-item>
                <text:p text:style-name="P264">the template scripts have been modified</text:p>
              </text:list-item>
              <text:list-item>
                <text:p text:style-name="P264">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142429273946700" text:continue-numbering="true" text:style-name="L6">
              <text:list-item>
                <text:p text:style-name="P26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142428331222910" text:continue-numbering="true" text:style-name="L6">
              <text:list-item>
                <text:p text:style-name="P272">increased performance at high data rates</text:p>
              </text:list-item>
              <text:list-item>
                <text:p text:style-name="P26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72">sequence script function changed: messageBox</text:p>
              </text:list-item>
              <text:list-item>
                <text:p text:style-name="P27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142429239880296" text:continue-numbering="true" text:style-name="L6">
              <text:list-item>
                <text:p text:style-name="P272">SQL support for worker and custom log/console scripts implemented</text:p>
              </text:list-item>
              <text:list-item>
                <text:p text:style-name="P272">worker script function removed: deleteObject</text:p>
              </text:list-item>
              <text:list-item>
                <text:p text:style-name="P272">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142429921442421" text:continue-numbering="true" text:style-name="L6">
              <text:list-item>
                <text:p text:style-name="P272">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142428450667713" text:continue-numbering="true" text:style-name="L6">
              <text:list-item>
                <text:p text:style-name="P272">sequence and custom console/log scripts are running in their own thread now</text:p>
              </text:list-item>
              <text:list-item>
                <text:p text:style-name="P272">worker, sequence and custom console/log script function added: setBlockTime</text:p>
              </text:list-item>
              <text:list-item>
                <text:p text:style-name="P272">blocked worker scripts are terminated now (after the block-time (can be set with setBlockTime) has elapsed)</text:p>
              </text:list-item>
              <text:list-item>
                <text:p text:style-name="P272">custom console/log script functions changed: readFile, readBinaryFile</text:p>
              </text:list-item>
              <text:list-item>
                <text:p text:style-name="P27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142428129644684" text:continue-numbering="true" text:style-name="L6">
              <text:list-item>
                <text:p text:style-name="P272">new send window menus: create script, add script</text:p>
              </text:list-item>
              <text:list-item>
                <text:p text:style-name="P272">'edit custom console script' button added (console tab)</text:p>
              </text:list-item>
              <text:list-item>
                <text:p text:style-name="P272">'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142428690523478" text:continue-numbering="true" text:style-name="L6">
              <text:list-item>
                <text:p text:style-name="P272">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2675817440762579109" text:style-name="L7">
              <text:list-item>
                <text:p text:style-name="P273">new send area in the main window</text:p>
              </text:list-item>
              <text:list-item>
                <text:p text:style-name="P273">new option in the settings dialog: target endianess</text:p>
              </text:list-item>
            </text:list>
            <text:list xml:id="list142429444807336" text:continue-list="list142428690523478" text:style-name="L6">
              <text:list-item>
                <text:p text:style-name="P272">new decimal types for the decimal console and the log (uint8, uint16, uint32, int8, int16 and int32)</text:p>
              </text:list-item>
              <text:list-item>
                <text:p text:style-name="P272">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142428146818921" text:continue-list="list2675817440762579109" text:style-name="L7">
              <text:list-item>
                <text:p text:style-name="P273">worker script function added: getScriptFolder</text:p>
              </text:list-item>
              <text:list-item>
                <text:p text:style-name="P273">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142428115523740" text:continue-numbering="true" text:style-name="L7">
              <text:list-item>
                <text:p text:style-name="P273">bug fix: sometimes up to 3 extra bytes were written into the log if the 'write decimal into log' option was disabled and then enabled again </text:p>
              </text:list-item>
              <text:list-item>
                <text:p text:style-name="P273">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142428933624186" text:continue-numbering="true" text:style-name="L7">
              <text:list-item>
                <text:p text:style-name="P273">the sizes of the tool box pages in the main window (Sequences, Scripts, …) are saved now</text:p>
              </text:list-item>
              <text:list-item>
                <text:p text:style-name="P273"><text:soft-page-break/>send history added in the main window <text:s/></text:p>
              </text:list-item>
              <text:list-item>
                <text:p text:style-name="P273">main window send area: the data can be sent with 'alt+enter' now</text:p>
              </text:list-item>
              <text:list-item>
                <text:p text:style-name="P273">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142429096670887" text:continue-numbering="true" text:style-name="L7">
              <text:list-item>
                <text:p text:style-name="P273">bug fix: error while starting the external script editor on Mac OS X</text:p>
              </text:list-item>
              <text:list-item>
                <text:p text:style-name="P273">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142428830432186" text:continue-numbering="true" text:style-name="L7">
              <text:list-item>
                <text:p text:style-name="P273">XML support for worker and custom console/log scripts <text:s/>implemented</text:p>
              </text:list-item>
              <text:list-item>
                <text:p text:style-name="P273">new color dialog for selecting the colors of the consoles (background, receive data …)</text:p>
              </text:list-item>
              <text:list-item>
                <text:p text:style-name="P273">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142429760535940" text:continue-numbering="true" text:style-name="L7">
              <text:list-item>
                <text:p text:style-name="P273">bug fix: </text:p>
                <text:list>
                  <text:list-item>
                    <text:p text:style-name="P273">possible crash while saving the content of a script plot widget/window</text:p>
                  </text:list-item>
                  <text:list-item>
                    <text:p text:style-name="P273">menu 'Config/create new config' did not work correctly</text:p>
                  </text:list-item>
                </text:list>
              </text:list-item>
              <text:list-item>
                <text:p text:style-name="P273">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142428939193295" text:continue-numbering="true" text:style-name="L7">
              <text:list-item>
                <text:p text:style-name="P273">send history: create script button added </text:p>
              </text:list-item>
              <text:list-item>
                <text:p text:style-name="P273">ScriptTcpClient, ScriptUdpSocket and ScriptSerialPort functions added: canReadLine, readLine, readAllLines</text:p>
              </text:list-item>
              <text:list-item>
                <text:p text:style-name="P273">ScriptPlotWidget and ScriptPlotWindow: </text:p>
                <text:list>
                  <text:list-item>
                    <text:p text:style-name="P273">the x-range, y-min and y-max input fields accept floats now</text:p>
                  </text:list-item>
                  <text:list-item>
                    <text:p text:style-name="P273">function setMaxDataPointsPerGraph added</text:p>
                  </text:list-item>
                  <text:list-item>
                    <text:p text:style-name="P273">QCustomPlot has been updated to version 1.3.2</text:p>
                  </text:list-item>
                  <text:list-item>
                    <text:p text:style-name="P273">show legend check box added</text:p>
                  </text:list-item>
                  <text:list-item>
                    <text:p text:style-name="P273">showHelperElements has new arguments</text:p>
                  </text:list-item>
                  <text:list-item>
                    <text:p text:style-name="P273">signal plotMousePressSignal added</text:p>
                  </text:list-item>
                </text:list>
              </text:list-item>
              <text:list-item>
                <text:p text:style-name="P27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142429546479936" text:continue-numbering="true" text:style-name="L7">
              <text:list-item>
                <text:p text:style-name="P273">a simple default script editor is included now</text:p>
              </text:list-item>
              <text:list-item>
                <text:p text:style-name="P273">the sequences- and worker-scripts in the main window tool box are organized in a list view now</text:p>
              </text:list-item>
              <text:list-item>
                <text:p text:style-name="P273">ScriptPlotWidget and ScriptPlotWindow: </text:p>
                <text:list>
                  <text:list-item>
                    <text:p text:style-name="P273">show legend check box added</text:p>
                  </text:list-item>
                  <text:list-item>
                    <text:p text:style-name="P273">showHelperElements has new arguments</text:p>
                  </text:list-item>
                  <text:list-item>
                    <text:p text:style-name="P273">signal plotMousePressSignal added</text:p>
                  </text:list-item>
                </text:list>
              </text:list-item>
              <text:list-item>
                <text:p text:style-name="P273">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142429315748175" text:continue-numbering="true" text:style-name="L7">
              <text:list-item>
                <text:p text:style-name="P273">bug fix: crash if the start button (main window scripts tab) has been pressed with an empty script list </text:p>
              </text:list-item>
              <text:list-item>
                <text:p text:style-name="P265"><text:span text:style-name="T1">GUI's of paused worker-scripts are disabled (</text:span><text:span text:style-name="T66">greyed</text:span><text:span text:style-name="T1"> out) now</text:span></text:p>
              </text:list-item>
              <text:list-item>
                <text:p text:style-name="P273">ScriptThread functions added: currentCpuArchitecture, productType, productVersion</text:p>
              </text:list-item>
              <text:list-item>
                <text:p text:style-name="P273">new sequences and scripts are inserted at the front of their tables now</text:p>
              </text:list-item>
              <text:list-item>
                <text:p text:style-name="P273">new menus in the script and the send window: move up/down</text:p>
              </text:list-item>
              <text:list-item>
                <text:p text:style-name="P273">ScriptPlotWidget and ScriptPlotWindow new function added: setUpdateInterval</text:p>
              </text:list-item>
              <text:list-item>
                <text:p text:style-name="P273">script editor: </text:p>
                <text:list>
                  <text:list-item>
                    <text:p text:style-name="P273">the line number is displayed now</text:p>
                  </text:list-item>
                  <text:list-item>
                    <text:p text:style-name="P273">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142428528944126" text:continue-numbering="true" text:style-name="L7">
              <text:list-item>
                <text:p text:style-name="P276">new features:</text:p>
                <text:list>
                  <text:list-item>
                    <text:p text:style-name="P277">script debugger (worker-scripts) </text:p>
                  </text:list-item>
                  <text:list-item>
                    <text:p text:style-name="P278">custom script widget</text:p>
                  </text:list-item>
                </text:list>
              </text:list-item>
              <text:list-item>
                <text:p text:style-name="P279">new script widget class: ScriptCanvas2D</text:p>
              </text:list-item>
              <text:list-item>
                <text:p text:style-name="P274">ScriptTableWidget functions changed/added: insertWidget, getWidget, cellSelectionChangedSignal, getAllSelectedCells,, <text:span text:style-name="T101">addCanvas2DWidget</text:span></text:p>
              </text:list-item>
              <text:list-item>
                <text:p text:style-name="P275">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142429500626947" text:continue-numbering="true" text:style-name="L7">
              <text:list-item>
                <text:p text:style-name="P281">main window send area: sequence-script<text:span text:style-name="T115">s can be used now</text:span></text:p>
              </text:list-item>
              <text:list-item>
                <text:p text:style-name="P288">main window 'Top' button added</text:p>
              </text:list-item>
              <text:list-item>
                <text:p text:style-name="P289">sequence and custom console/log scripts: debug support added</text:p>
              </text:list-item>
              <text:list-item>
                <text:p text:style-name="P291">new custom script widget: <text:span text:style-name="T116">Script</text:span>WebView</text:p>
              </text:list-item>
              <text:list-item>
                <text:p text:style-name="P280"><text:soft-page-break/>ScriptCanvas2D <text:span text:style-name="T116">functions added: print, saveToFile</text:span></text:p>
              </text:list-item>
              <text:list-item>
                <text:p text:style-name="P291">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142429603375803" text:continue-numbering="true" text:style-name="L7">
              <text:list-item>
                <text:p text:style-name="P282">ScriptThread function added: <text:span text:style-name="T119">availableSerialPorts</text:span></text:p>
              </text:list-item>
              <text:list-item>
                <text:p text:style-name="P293">script editor: multi-document support, 'open all included scripts' button added</text:p>
              </text:list-item>
              <text:list-item>
                <text:p text:style-name="P294">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142429532821843" text:continue-numbering="true" text:style-name="L7">
              <text:list-item>
                <text:p text:style-name="P295"><text:span text:style-name="T134">n</text:span>ew script editor buttons and menus: new script, edit user interface</text:p>
              </text:list-item>
              <text:list-item>
                <text:p text:style-name="P266"><text:span text:style-name="T48">script editor auto completion</text:span> and <text:span text:style-name="T136">call tips</text:span> <text:span text:style-name="T137">for several objects/functions added: </text:span></text:p>
                <text:list>
                  <text:list-item>
                    <text:p text:style-name="P266">scriptThread object</text:p>
                  </text:list-item>
                  <text:list-item>
                    <text:p text:style-name="P266"><text:span text:style-name="T137">s</text:span>everal QtScript functions and objects</text:p>
                  </text:list-item>
                </text:list>
              </text:list-item>
              <text:list-item>
                <text:p text:style-name="P296">script window and send window menu: 'edit all scripts'</text:p>
              </text:list-item>
              <text:list-item>
                <text:p text:style-name="P283">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290">sequence and custom console/log script <text:span text:style-name="T138">functions added: byteArrayToString, byteArrayToHexString, stringToArray, addStringToArray</text:span></text:p>
              </text:list-item>
              <text:list-item>
                <text:p text:style-name="P297">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142428872422175" text:continue-numbering="true" text:style-name="L7">
              <text:list-item>
                <text:p text:style-name="P284">ScriptThread function<text:span text:style-name="T138">s</text:span> added: <text:span text:style-name="T147">getScriptCommunicatorFolder, getScriptArguments, zipDirectory, zipFiles, extractZipFile and getUserDocumentsFolder</text:span></text:p>
              </text:list-item>
              <text:list-item>
                <text:p text:style-name="P285"><text:span text:style-name="T152">new default argument in </text:span>ScriptThread.<text:span text:style-name="T152">ceateProcessAsynchronous</text:span></text:p>
              </text:list-item>
              <text:list-item>
                <text:p text:style-name="P292">new command-line argument: <text:span text:style-name="T153">-minScVersion'version', -A'argument' and -L'library path'</text:span></text:p>
              </text:list-item>
              <text:list-item>
                <text:p text:style-name="P298">new main window menu: check for updates</text:p>
              </text:list-item>
              <text:list-item>
                <text:p text:style-name="P299">new file types: .sce (ScriptCommuncator executable) and .scez (ScriptCommuncator executable, zipped)</text:p>
              </text:list-item>
              <text:list-item>
                <text:p text:style-name="P300">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5564156187612697012" text:style-name="L8">
              <text:list-item>
                <text:p text:style-name="P301">bug fix: deleting the scez temporary folder failed in some cases</text:p>
              </text:list-item>
              <text:list-item>
                <text:p text:style-name="P301">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142429562649025" text:continue-numbering="true" text:style-name="L8">
              <text:list-item>
                <text:p text:style-name="P302">bug fix<text:span text:style-name="T177">es</text:span>: wrong 'send history button' text after sending the history, <text:span text:style-name="T177">the console message color has not been saved</text:span></text:p>
              </text:list-item>
              <text:list-item>
                <text:p text:style-name="P303">new log option: <text:span text:style-name="T175">'</text:span>append time stamp at log file name<text:span text:style-name="T175">'</text:span></text:p>
              </text:list-item>
              <text:list-item>
                <text:p text:style-name="P304">new main window button: reopen (is only visible if the log option <text:span text:style-name="T175">'append time stamp at log file name' </text:span>is selected)</text:p>
              </text:list-item>
              <text:list-item>
                <text:p text:style-name="P305">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142428490825078" text:continue-numbering="true" text:style-name="L8">
              <text:list-item>
                <text:p text:style-name="P306">new ScriptWidget function: setPaletteColorRgb</text:p>
              </text:list-item>
              <text:list-item>
                <text:p text:style-name="P308">new script widget: ScriptFontComboBox</text:p>
              </text:list-item>
              <text:list-item>
                <text:p text:style-name="P309">new and changed ScriptTextEdit functions: lockScrolling, insertHtml and insertPlainText</text:p>
              </text:list-item>
              <text:list-item>
                <text:p text:style-name="P310">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142428540771964" text:continue-numbering="true" text:style-name="L8">
              <text:list-item>
                <text:p text:style-name="P311">bug fix: 0xd ('\r') was changed to 0x<text:span text:style-name="T206">a</text:span> ('\n') in the data input fields (main and send window) if the format was changed to 'ascii'</text:p>
              </text:list-item>
              <text:list-item>
                <text:p text:style-name="P312">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7243458157669865546" text:style-name="L9">
              <text:list-item>
                <text:p text:style-name="P267"><text:span text:style-name="T54">Linux: changed the config-file directory to </text:span><text:span text:style-name="T43">'/${USER}/home/.config/ScriptCommunicator'</text:span><text:span text:style-name="T54"> </text:span></text:p>
              </text:list-item>
              <text:list-item>
                <text:p text:style-name="P313">send history: repetition count added </text:p>
              </text:list-item>
              <text:list-item>
                <text:p text:style-name="P314">main window: quit button added, <text:span text:style-name="T212">merged the connect and disconnect buttons to one button, Action menu added</text:span></text:p>
              </text:list-item>
              <text:list-item>
                <text:p text:style-name="P307">new <text:span text:style-name="T194">ScriptThread</text:span> function: <text:span text:style-name="T209">addToolBoxPagesToMainWindow</text:span></text:p>
              </text:list-item>
              <text:list-item>
                <text:p text:style-name="P315">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142428242491499" text:continue-numbering="true" text:style-name="L9">
              <text:list-item>
                <text:p text:style-name="P269">the console font size can be modified with 'Ctrl' + 'mouse scroll up/down' now</text:p>
              </text:list-item>
              <text:list-item>
                <text:p text:style-name="P270"><text:soft-page-break/>send history: the max. number o<text:span text:style-name="T216">f</text:span> repetition<text:span text:style-name="T216">s</text:span> <text:span text:style-name="T215">have been </text:span>changed from 99 to 999999999</text:p>
              </text:list-item>
              <text:list-item>
                <text:p text:style-name="P271">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142429865481819" text:continue-numbering="true" text:style-name="L9">
              <text:list-item>
                <text:p text:style-name="P286"><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16">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142428417029781" text:continue-numbering="true" text:style-name="L9">
              <text:list-item>
                <text:p text:style-name="P317">bug fix: the state of a script which has been started at the start-up of ScriptCommunicator was not shown correct if the user interface could not be found</text:p>
              </text:list-item>
              <text:list-item>
                <text:p text:style-name="P318">worker, sequence and custom console/log script function added: getAllObjectPropertiesAndFunctions</text:p>
              </text:list-item>
              <text:list-item>
                <text:p text:style-name="P320">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142429686812114" text:continue-numbering="true" text:style-name="L9">
              <text:list-item>
                <text:p text:style-name="P321">bug fix: the stop bits, the data bits and the parity (main interface serial port) <text:s/>were not set correctly (except the default settings) </text:p>
              </text:list-item>
              <text:list-item>
                <text:p text:style-name="P322">script exception-handling improved (in some cases more information is displayed)</text:p>
              </text:list-item>
              <text:list-item>
                <text:p text:style-name="P323">the TCP server (main interface) can handle multiple TCP clients now</text:p>
              </text:list-item>
              <text:list-item>
                <text:p text:style-name="P287"><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24">new argument in <text:span text:style-name="T222">scriptThread::</text:span>appendTextToConsole</text:p>
              </text:list-item>
              <text:list-item>
                <text:p text:style-name="P319">sequence and custom console/log script function added: <text:span text:style-name="T236">appendTextToConsole</text:span></text:p>
              </text:list-item>
              <text:list-item>
                <text:p text:style-name="P325">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office:value-type="float" office:value="0">
            <text:p text:style-name="P258">2016-07-16</text:p>
          </table:table-cell>
          <table:table-cell table:style-name="Table1.C2" office:value-type="string">
            <text:list xml:id="list142428609187664" text:continue-numbering="true" text:style-name="L9">
              <text:list-item>
                <text:p text:style-name="P326">new ScriptTimer functions <text:span text:style-name="T241">and signals</text:span>: setSingleShot, isSingleShot, setInterval, interval, isActive, remainingTime, <text:span text:style-name="T241">timeoutSignal</text:span></text:p>
              </text:list-item>
              <text:list-item>
                <text:p text:style-name="P32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59">4.15</text:p>
          </table:table-cell>
          <table:table-cell table:style-name="Table1.A18" office:value-type="float" office:value="0">
            <text:p text:style-name="P549">2016-07-30</text:p>
          </table:table-cell>
          <table:table-cell table:style-name="Table1.C2" office:value-type="string">
            <text:list xml:id="list3423369387214406407" text:style-name="L10">
              <text:list-item>
                <text:p text:style-name="P328">ScriptEditor: </text:p>
                <text:list>
                  <text:list-item>
                    <text:p text:style-name="P328">if the enter key is pressed after a<text:span text:style-name="T242">n unclosed</text:span> '{' then '\n}' is added</text:p>
                  </text:list-item>
                  <text:list-item>
                    <text:p text:style-name="P329">improved auto-completion</text:p>
                  </text:list-item>
                  <text:list-item>
                    <text:p text:style-name="P330">the auto-completion can be manually started with 'CTRL+Shift' now</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2428144527902" text:continue-list="list40164633" text:style-name="L1">
        <text:list-item>
          <text:p text:style-name="P462">the consoles which shows:</text:p>
          <text:list>
            <text:list-item>
              <text:p text:style-name="P462">the sent data</text:p>
            </text:list-item>
            <text:list-item>
              <text:p text:style-name="P462">the received data</text:p>
            </text:list-item>
            <text:list-item>
              <text:p text:style-name="P462">time stamps</text:p>
            </text:list-item>
            <text:list-item>
              <text:p text:style-name="P462">messages added with the add message dialog</text:p>
              <text:p text:style-name="P538"/>
            </text:list-item>
          </text:list>
        </text:list-item>
      </text:list>
      <text:p text:style-name="P160">Note: <text:span text:style-name="T214">T</text:span><text:span text:style-name="T213">he console font size can be modified with 'Ctrl' + 'mouse scroll up/down'.</text:span></text:p>
      <text:p text:style-name="P161"/>
      <text:list xml:id="list142429755251624" text:continue-numbering="true" text:style-name="L1">
        <text:list-item>
          <text:p text:style-name="P462">a multi-line send area</text:p>
        </text:list-item>
        <text:list-item>
          <text:p text:style-name="P462">the send input check box: if checked all text entered in a console will be sent</text:p>
        </text:list-item>
        <text:list-item>
          <text:p text:style-name="P334">a menu and the following buttons:</text:p>
          <text:list>
            <text:list-item>
              <text:p text:style-name="P462">Connect: connects the main interface (the configuration of the main interface is done in the configure dialog)</text:p>
            </text:list-item>
            <text:list-item>
              <text:p text:style-name="P462">Disconnect: disconnects the main interface</text:p>
            </text:list-item>
            <text:list-item>
              <text:p text:style-name="P462">Settings: shows the settings dialog</text:p>
            </text:list-item>
            <text:list-item>
              <text:p text:style-name="P462">Sending: shows the send dialog</text:p>
            </text:list-item>
            <text:list-item>
              <text:p text:style-name="P462">Scripts: shows the scripts dialog</text:p>
            </text:list-item>
            <text:list-item>
              <text:p text:style-name="P462">Clear button: clears all consoles</text:p>
            </text:list-item>
            <text:list-item>
              <text:p text:style-name="P462">Lock scrolling: prevents the automatic scrolling in the consoles (if new data is added to a console the <text:span text:style-name="T176">cursor</text:span> moves to the end of the console)</text:p>
            </text:list-item>
            <text:list-item>
              <text:p text:style-name="P462">Add message: shows the add message dialog</text:p>
            </text:list-item>
            <text:list-item>
              <text:p text:style-name="P463">Top: brings all windows to top/foreground</text:p>
            </text:list-item>
            <text:list-item>
              <text:p text:style-name="P331">Reopen: reopen all logs (is only visible if the log option <text:span text:style-name="T175">'append time stamp at log file name' </text:span>is selected)</text:p>
            </text:list-item>
          </text:list>
        </text:list-item>
        <text:list-item>
          <text:p text:style-name="P460">if the current connection type is serial port:</text:p>
          <text:list>
            <text:list-item>
              <text:p text:style-name="P462"><text:soft-page-break/>a check box for setting/clearing the DTR (data terminal ready) pin (default=1)</text:p>
            </text:list-item>
            <text:list-item>
              <text:p text:style-name="P462">a check box for setting/clearing the RTS (request to send) pin (default=0)</text:p>
            </text:list-item>
          </text:list>
        </text:list-item>
      </text:list>
      <text:p text:style-name="P156"/>
      <text:list xml:id="list142429849243666" text:continue-numbering="true" text:style-name="L1">
        <text:list-item>
          <text:p text:style-name="P462">a sequence area in which the sequences from the send window can be sent</text:p>
        </text:list-item>
        <text:list-item>
          <text:p text:style-name="P462">a script area in which the scripts from the script window can be started <text:span text:style-name="T102">(normal and in a script-debugger</text:span>, stopped and paused </text:p>
        </text:list-item>
        <text:list-item>
          <text:p text:style-name="P462">a find text in console area in which a console text can be searched (in the visible console)</text:p>
        </text:list-item>
        <text:list-item>
          <text:p text:style-name="P462">the send history</text:p>
        </text:list-item>
      </text:list>
      <text:p text:style-name="P156"/>
      <text:p text:style-name="P219"><text:span text:style-name="T155">Note: If the 'check for updates' menu is clicked ScriptCommunicator tries to read </text:span><text:a xlink:type="simple" xlink:href="https://github.com/szieke/ScriptCommunicator_serial-terminal" text:style-name="Internet_20_link" text:visited-style-name="Visited_20_Internet_20_Link"><text:span text:style-name="T155">https://github.com/szieke/ScriptCommunicator_serial-terminal</text:span></text:a><text:span text:style-name="T155">. To connect to this address ScriptCommunicator uses the proxy settings from the sockets tab in the settings windows.</text:span></text:p>
      <text:list xml:id="list142429073884127" text:continue-numbering="true" text:style-name="L1">
        <text:list-header>
          <text:p text:style-name="P538"/>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2396072841901360050" text:style-name="L11">
        <text:list-item>
          <text:p text:style-name="P464">the main interface settings (serial port tab, sockets tab, cheetah SPI tab and PCAN tab)</text:p>
        </text:list-item>
        <text:list-item>
          <text:p text:style-name="P464">the console settings (the console options tab)</text:p>
        </text:list-item>
        <text:list-item>
          <text:p text:style-name="P464">the log settings (the log options tab)</text:p>
        </text:list-item>
        <text:list-item>
          <text:p text:style-name="P464">the path to the external script editor (for editing a script in the script window)</text:p>
        </text:list-item>
      </text:list>
      <text:p text:style-name="P215">Note:</text:p>
      <text:list xml:id="list8344489799961049916" text:style-name="L12">
        <text:list-header>
          <text:p text:style-name="P539">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42429238227542" text:continue-numbering="true" text:style-name="L12">
        <text:list-item>
          <text:p text:style-name="P465">a data input field</text:p>
        </text:list-item>
        <text:list-item>
          <text:p text:style-name="P465">a script path filed</text:p>
        </text:list-item>
        <text:list-item>
          <text:p text:style-name="P465">a send button which sends the data</text:p>
        </text:list-item>
        <text:list-item>
          <text:p text:style-name="P465">a format combo box which sets the format of the data which shall be sent </text:p>
        </text:list-item>
        <text:list-item>
          <text:p text:style-name="P465">a Repetition field which sets the number repetitions (if 0 is entered the data is sent only once, if 1 is entered the data is sent twice)</text:p>
        </text:list-item>
        <text:list-item>
          <text:p text:style-name="P465">a pause field which sets the pause in milliseconds between two repetitions</text:p>
        </text:list-item>
        <text:list-item>
          <text:p text:style-name="P465">a progress bar which shows the progress while sending data</text:p>
          <text:p text:style-name="P539"/>
          <text:p text:style-name="P539"><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6641086313975467765" text:style-name="L13">
        <text:list-item>
          <text:p text:style-name="P466">Byte 0= <text:s/>message type (0=standard, 1=standard remote-transfer-request, 2=extended, 3= extended remote-transfer-request)</text:p>
        </text:list-item>
        <text:list-item>
          <text:p text:style-name="P466">Byte 1-4= can id</text:p>
        </text:list-item>
        <text:list-item>
          <text:p text:style-name="P466">Byte 5-12= the data.</text:p>
        </text:list-item>
      </text:list>
      <text:p text:style-name="P215">If more then 8 data bytes are given, several can messages with the same <text:span text:style-name="T120">CAN</text:span> id will be sent.</text:p>
      <text:h text:style-name="P385" text:outline-level="4"><text:bookmark-start text:name="__RefHeading__20016_1662152207"/>Change the sequence configuration<text:bookmark-end text:name="__RefHeading__20016_1662152207"/></text:h>
      <text:p text:style-name="Standard">Following is implemented:</text:p>
      <text:list xml:id="list5755506720714746706" text:style-name="L14">
        <text:list-item>
          <text:p text:style-name="P467"><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8"><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8"><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8"><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8"><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8"><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67"><text:span text:style-name="Absatz-Standardschriftart">move the selected sequence up: select the corresponding sequence and press Ctrl+Up or menu sequence/move up</text:span></text:p>
        </text:list-item>
        <text:list-item>
          <text:p text:style-name="P467"><text:span text:style-name="Absatz-Standardschriftart">move the selected sequence down: select the corresponding sequence and press Ctrl+Down or menu sequence/move down</text:span></text:p>
        </text:list-item>
        <text:list-item>
          <text:p text:style-name="P468"><text:span text:style-name="Absatz-Standardschriftart"><text:span text:style-name="T135">edit all sequence scripts: press <text:s/>Ctrl+Shift+A or menu single sequence/edit all sequence scripts</text:span></text:span></text:p>
        </text:list-item>
        <text:list-item>
          <text:p text:style-name="P467"><text:span text:style-name="Absatz-Standardschriftart">save the sequence config: <text:s/>Ctrl+S or menu config/save config </text:span></text:p>
        </text:list-item>
        <text:list-item>
          <text:p text:style-name="P467"><text:span text:style-name="Absatz-Standardschriftart">save the sequence config under a new name (save as): <text:s/>Menu config/save config as</text:span></text:p>
        </text:list-item>
        <text:list-item>
          <text:p text:style-name="P467"><text:span text:style-name="Absatz-Standardschriftart">load another sequence config: <text:s/>Ctrl+L or menu config/load config </text:span></text:p>
        </text:list-item>
        <text:list-item>
          <text:p text:style-name="P467"><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142430232129737" text:continue-list="list142429238227542" text:style-name="L12">
        <text:list-header>
          <text:p text:style-name="P539">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9"><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42429751353649" text:continue-list="list6641086313975467765" text:style-name="L13">
        <text:list-item>
          <text:p text:style-name="P466">Change the script configuration (the content of the script table)</text:p>
        </text:list-item>
        <text:list-item>
          <text:p text:style-name="P466">Create and edit scripts and ui (user interface) files</text:p>
        </text:list-item>
        <text:list-item>
          <text:p text:style-name="P466">Load and save the script configuration (the content of the script table)</text:p>
        </text:list-item>
        <text:list-item>
          <text:p text:style-name="P466">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85" text:outline-level="4"><text:bookmark-start text:name="__RefHeading__6580_596565095"/>Change the script configuration<text:bookmark-end text:name="__RefHeading__6580_596565095"/></text:h>
      <text:p text:style-name="Standard">Following is implemented:</text:p>
      <text:list xml:id="list142428371134412" text:continue-list="list5755506720714746706" text:style-name="L14">
        <text:list-item>
          <text:p text:style-name="P467">Add scripts to the script table: <text:s/>Ctrl+A or menu script/addscript</text:p>
        </text:list-item>
        <text:list-item>
          <text:p text:style-name="P467">Remove script from the script table: select the corresponding row and press Ctrl+R or menu script/remove script</text:p>
        </text:list-item>
        <text:list-item>
          <text:p text:style-name="P467">Change the path to a script in the script table: double click on the corresponding entry in path column</text:p>
        </text:list-item>
        <text:list-item>
          <text:p text:style-name="P467">Add an ui file to a script: double click on the corresponding empty entry in ui column</text:p>
        </text:list-item>
        <text:list-item>
          <text:p text:style-name="P467">Remove an ui file from the script table: select the corresponding row and press Ctrl+Shift+R or menu script/remove ui</text:p>
        </text:list-item>
        <text:list-item>
          <text:p text:style-name="P467">Change the path to an ui file in the script table: double click on the corresponding entry in ui column</text:p>
        </text:list-item>
        <text:list-item>
          <text:p text:style-name="P467"><text:span text:style-name="Absatz-Standardschriftart">move the selected script up: select the corresponding script and press <text:s/>Ctrl+Up or menu script/move up</text:span></text:p>
        </text:list-item>
        <text:list-item>
          <text:p text:style-name="P467"><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2429997442965" text:continue-numbering="true" text:style-name="L14">
        <text:list-item>
          <text:p text:style-name="P467">Edit a script (with an external script editor): select the corresponding row and press Ctrl+E menu script/edit script</text:p>
        </text:list-item>
        <text:list-item>
          <text:p text:style-name="P467">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67">Edit an ui file (with QtDesigner): select the corresponding row <text:s/>and press Ctrl+Shift+E or the menu script/edit ui</text:p>
        </text:list-item>
        <text:list-item>
          <text:p text:style-name="P467">Create <text:span text:style-name="T234">new </text:span>ui file: select the corresponding row and press Ctrl+Shift+<text:span text:style-name="T234">N</text:span> or the menu script/<text:span text:style-name="T234">new</text:span> ui</text:p>
        </text:list-item>
        <text:list-item>
          <text:p text:style-name="P468"><text:span text:style-name="Absatz-Standardschriftart"><text:span text:style-name="T135">Edit all scripts: press Ctrl+Shift+A or menu script/edit all sequence scripts</text:span></text:span></text:p>
          <text:p text:style-name="P54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2429383487487" text:continue-numbering="true" text:style-name="L14">
        <text:list-item>
          <text:p text:style-name="P467">Load a script configuration from a file: Ctrl+L or menu script config/load config</text:p>
        </text:list-item>
        <text:list-item>
          <text:p text:style-name="P467">Unload the current script configuration: Ctrl+U or menu script config/unload config</text:p>
        </text:list-item>
        <text:list-item>
          <text:p text:style-name="P467">Save the current script configuration: Ctrl+S or menu script config/save config</text:p>
        </text:list-item>
        <text:list-item>
          <text:p text:style-name="P467">Save config as (opens a save dialog, where a file name can be chosen): Ctrl+Shift+S or menu script config/save config as</text:p>
          <text:p text:style-name="P467"/>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42430139718214" text:continue-numbering="true" text:style-name="L14">
        <text:list-item>
          <text:p text:style-name="P467">Start a script: select the corresponding row and press the start button</text:p>
        </text:list-item>
        <text:list-item>
          <text:p text:style-name="P469"><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67">Pause a running script: select the corresponding row and press the pause button</text:p>
        </text:list-item>
        <text:list-item>
          <text:p text:style-name="P467">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86"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42429251978553" text:continue-numbering="true" text:style-name="L14">
        <text:list-item>
          <text:p text:style-name="P470">Load a configuration from a file: Ctrl+L or menu <text:span text:style-name="T157">Config</text:span>/load config</text:p>
        </text:list-item>
        <text:list-item>
          <text:p text:style-name="P470">Unload the current configuration: Ctrl+U or menu <text:span text:style-name="T157">Config</text:span>/unload config</text:p>
        </text:list-item>
        <text:list-item>
          <text:p text:style-name="P470">Save the current configuration: Ctrl+S or menu <text:span text:style-name="T157">Config</text:span>/save config</text:p>
        </text:list-item>
        <text:list-item>
          <text:p text:style-name="P471"><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4548959169840996477" text:style-name="L15">
        <text:list-item>
          <text:p text:style-name="P335">sub directory: contains the directory of the file entry inside the sce folder</text:p>
        </text:list-item>
        <text:list-item>
          <text:p text:style-name="P336">file type: the type of the file entry</text:p>
        </text:list-item>
        <text:list-item>
          <text:p text:style-name="P336">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3770840944139495916" text:style-name="L16">
        <text:list-item>
          <text:p text:style-name="P337">executable script: a file marked with this type is started by ScriptCommunicator (during the sce or scez file execution)the </text:p>
        </text:list-item>
        <text:list-item>
          <text:p text:style-name="P337">lib: the sub directory of this file is added to the ScriptCommunicator library path (if you need extra libraries (e.g. for a custom widget) then add the libraries with this file type)</text:p>
        </text:list-item>
        <text:list-item>
          <text:p text:style-name="P337">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3023053840251068698" text:style-name="L17">
        <text:list-item>
          <text:p text:style-name="P338">min. version: <text:span text:style-name="T164">the minimum version of ScriptCommunicator which is needed to execute the current scripts</text:span></text:p>
        </text:list-item>
        <text:list-item>
          <text:p text:style-name="P338">with script window: <text:span text:style-name="T164">the script windows shall be shown (per default minimized)</text:span></text:p>
        </text:list-item>
        <text:list-item>
          <text:p text:style-name="P338">not minim<text:span text:style-name="T164">i</text:span>zed: <text:span text:style-name="T164">the script window shall not be minimized</text:span></text:p>
        </text:list-item>
        <text:list-item>
          <text:p text:style-name="P339">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219589718941860046" text:style-name="L18">
        <text:list-item>
          <text:p text:style-name="P340">the main configuration file</text:p>
        </text:list-item>
        <text:list-item>
          <text:p text:style-name="P340">the sequences configuration file</text:p>
        </text:list-item>
        <text:list-item>
          <text:p text:style-name="P340">the scripts configuration file</text:p>
        </text:list-item>
        <text:list-item>
          <text:p text:style-name="P341">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6981805969335767008" text:style-name="L19">
        <text:list-item>
          <text:p text:style-name="P342">all settings from the settings dialog</text:p>
        </text:list-item>
        <text:list-item>
          <text:p text:style-name="P342">the sizes and positions of all ScriptCommunicator windows</text:p>
        </text:list-item>
        <text:list-item>
          <text:p text:style-name="P342">the data of the cyclic send area in the send window</text:p>
        </text:list-item>
        <text:list-item>
          <text:p text:style-name="P342">the send history</text:p>
        </text:list-item>
        <text:list-item>
          <text:p text:style-name="P342">the data of the send area in the main window</text:p>
        </text:list-item>
        <text:list-item>
          <text:p text:style-name="P342">the name/path of the used sequence configuration file</text:p>
        </text:list-item>
        <text:list-item>
          <text:p text:style-name="P342">the name/path of the use script configuration file</text:p>
          <text:p text:style-name="P342"/>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2882321831679407807" text:style-name="L20">
        <text:list-header>
          <text:p text:style-name="P541">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42428362457353" text:continue-numbering="true" text:style-name="L20">
        <text:list-header>
          <text:p text:style-name="P541">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728409806197079445" text:style-name="L21">
        <text:list-item>
          <text:p text:style-name="P343">worker scripts (chapter <text:span text:style-name="Absatz-Standardschriftart"><text:span text:style-name="T59"><text:bookmark-ref text:reference-format="text" text:ref-name="__RefHeading__14164_479808360">Worker scripts</text:bookmark-ref></text:span></text:span>)</text:p>
        </text:list-item>
        <text:list-item>
          <text:p text:style-name="P343">sequence scripts (chapter <text:span text:style-name="Absatz-Standardschriftart"><text:span text:style-name="T59"><text:bookmark-ref text:reference-format="text" text:ref-name="__RefHeading__14278_479808360">Sequence script</text:bookmark-ref></text:span></text:span>)</text:p>
        </text:list-item>
        <text:list-item>
          <text:p text:style-name="P343">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382"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882053408765694383" text:style-name="L22">
        <text:list-item>
          <text:p text:style-name="P344"><text:span text:style-name="Absatz-Standardschriftart">set the path to the user interface in the script window (the user interface will be loaded automatically when the script starts)</text:span></text:p>
        </text:list-item>
        <text:list-item>
          <text:p text:style-name="P344"><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7390224666081031552" text:style-name="L23">
        <text:list-item>
          <text:p text:style-name="P345">-withScriptWindow: the script windows shall be shown (per default minimized)</text:p>
        </text:list-item>
        <text:list-item>
          <text:p text:style-name="P345">-<text:span text:style-name="T72">notMinimized: the script window shall not be minimized</text:span></text:p>
        </text:list-item>
        <text:list-item>
          <text:p text:style-name="P345"><text:span text:style-name="T72">-</text:span><text:span text:style-name="T78">P: adds an additional folder to the ScriptCommunicator plug-in (custom script widgets) search path</text:span></text:p>
        </text:list-item>
        <text:list-item>
          <text:p text:style-name="P346"><text:span text:style-name="T78">-minScVersion: </text:span><text:span text:style-name="T80">the minimum version of ScriptCommunicator which is needed to execute the current scripts</text:span></text:p>
        </text:list-item>
        <text:list-item>
          <text:p text:style-name="P346"><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Array&lt;String&gt; getScriptArguments(void)</text:bookmark-ref></text:span></text:span></text:p>
        </text:list-item>
        <text:list-item>
          <text:p text:style-name="P346"><text:span text:style-name="T78">-L: </text:span><text:span text:style-name="T81">adds an additional library path (e.g. for loading a custom script widget)</text:span></text:p>
        </text:list-item>
        <text:list-item>
          <text:p text:style-name="P333">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42428863139811" text:continue-numbering="true" text:style-name="L23">
        <text:list-item>
          <text:p text:style-name="P345">no ScriptCommunicator window is visible per default (only the script window can be shown (-withScriptWindow))</text:p>
          <text:p text:style-name="P345"><text:soft-page-break/></text:p>
        </text:list-item>
      </text:list>
      <text:p text:style-name="P21">Program termination without the argument withScriptWindow:</text:p>
      <text:list xml:id="list5812159238386385703" text:style-name="L24">
        <text:list-item>
          <text:p text:style-name="P347">if all worker scripts are stopped ScriptCommunicator exits automatically</text:p>
        </text:list-item>
        <text:list-item>
          <text:p text:style-name="P347">a call to scriptThread.exitScriptCommunicator() exits ScriptCommunicator</text:p>
        </text:list-item>
      </text:list>
      <text:p text:style-name="P21"/>
      <text:p text:style-name="P21">Program termination with the argument withScriptWindow:</text:p>
      <text:list xml:id="list6321939959835814544" text:style-name="L25">
        <text:list-item>
          <text:p text:style-name="P348">ScriptCommunicator exits automatically if the script window has been closed</text:p>
        </text:list-item>
        <text:list-item>
          <text:p text:style-name="P348">a call to scriptThread.exitScriptCommunicator() exits ScriptCommunicator</text:p>
        </text:list-item>
      </text:list>
      <text:h text:style-name="P377"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377"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4543929158603433847" text:style-name="L26">
        <text:list-item>
          <text:p text:style-name="P349">checks the SHA-512 hash</text:p>
        </text:list-item>
        <text:list-item>
          <text:p text:style-name="P349">unzips <text:span text:style-name="T172">the scez file </text:span>into the temporary folder 'user documents folder'/'time in milliseconds since epoche'</text:p>
        </text:list-item>
        <text:list-item>
          <text:p text:style-name="P349">starts all executable scripts</text:p>
        </text:list-item>
        <text:list-item>
          <text:p text:style-name="P349">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387"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5673253867563460070" text:style-name="L27">
        <text:list-item>
          <text:p text:style-name="P472">data: The data array</text:p>
        </text:list-item>
        <text:list-item>
          <text:p text:style-name="P472">repetitionCount: The data array is repeated until the number has been reached</text:p>
        </text:list-item>
        <text:list-item>
          <text:p text:style-name="P472">pause: The pause (milliseconds) between two repetitions</text:p>
        </text:list-item>
        <text:list-item>
          <text:p text:style-name="P497">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387" text:outline-level="4"><text:bookmark-start text:name="_Toc403041655"/><text:bookmark-start text:name="__RefHeading__5950_596565095"/>bool sendString(String string, int repetitionCount=0, int pause=0<text:span text:style-name="T197">, bool addToMainWindowSendHistory=false</text:span>)<text:bookmark-end text:name="_Toc403041655"/><text:bookmark-end text:name="__RefHeading__5950_596565095"/></text:h>
      <text:p text:style-name="P21">Sends a string with the main interface.</text:p>
      <text:p text:style-name="P21">Arguments:</text:p>
      <text:list xml:id="list142429331692822" text:continue-numbering="true" text:style-name="L27">
        <text:list-item>
          <text:p text:style-name="P472">string: The string</text:p>
        </text:list-item>
        <text:list-item>
          <text:p text:style-name="P472">repetitionCount: The data array is repeated until the number has been reached</text:p>
        </text:list-item>
        <text:list-item>
          <text:p text:style-name="P472">pause: The pause (ms) between two repetitions</text:p>
        </text:list-item>
        <text:list-item>
          <text:p text:style-name="P497">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387" text:outline-level="4"><text:bookmark-start text:name="_Toc4030416551"/><text:bookmark-start text:name="__RefHeading__11318_1399518882"/>bool sendCanMessage(quint8 type, quint32 canId, Array&lt;unsigned char&gt; data, int repetitionCount=0, int pause=0<text:span text:style-name="T197">,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42429315237561" text:continue-numbering="true" text:style-name="L27">
        <text:list-item>
          <text:p text:style-name="P472">type: The can message type (0=standard, 1=standard remote-transfer-request, 2=extended, 3= extended remote-transfer-request)</text:p>
        </text:list-item>
        <text:list-item>
          <text:p text:style-name="P472">canId: The can id</text:p>
        </text:list-item>
        <text:list-item>
          <text:p text:style-name="P472">data: the can data</text:p>
        </text:list-item>
        <text:list-item>
          <text:p text:style-name="P472">repetitionCount: The data message is repeated until the number has been reached</text:p>
        </text:list-item>
        <text:list-item>
          <text:p text:style-name="P472">pause: The pause (ms) between two repetitions</text:p>
        </text:list-item>
        <text:list-item>
          <text:p text:style-name="P497">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42430252983945" text:continue-numbering="true" text:style-name="L27">
        <text:list-item>
          <text:p text:style-name="P472"><text:span text:style-name="Absatz-Standardschriftart"><text:span text:style-name="T30">channel: The PCAN channel</text:span></text:span></text:p>
        </text:list-item>
        <text:list-item>
          <text:p text:style-name="P472"><text:span text:style-name="Absatz-Standardschriftart"><text:span text:style-name="T30">baudrate(kBaud): The baudrate. <text:s/>Possible values are:</text:span></text:span></text:p>
          <text:p text:style-name="P472"><text:span text:style-name="Absatz-Standardschriftart"><text:span text:style-name="T30">1000, 800, 500, 250, 125,100,95,83,50,47,33,20,10,5.</text:span></text:span></text:p>
        </text:list-item>
        <text:list-item>
          <text:p text:style-name="P472"><text:span text:style-name="Absatz-Standardschriftart"><text:span text:style-name="T30">connectTimeout: Connect timeout (ms)</text:span></text:span></text:p>
        </text:list-item>
        <text:list-item>
          <text:p text:style-name="P472"><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72"><text:span text:style-name="Absatz-Standardschriftart"><text:span text:style-name="T30">powerSupply: True if the external 5V on the D-Sub connector shall be switched on</text:span></text:span></text:p>
        </text:list-item>
        <text:list-item>
          <text:p text:style-name="P472"><text:span text:style-name="Absatz-Standardschriftart"><text:span text:style-name="T30">filterExtended: True if the filer message type is extended (29-bit identifier) or false if the filter message type is standard (11-bit identifier)</text:span></text:span></text:p>
        </text:list-item>
        <text:list-item>
          <text:p text:style-name="P472"><text:span text:style-name="Absatz-Standardschriftart"><text:span text:style-name="T30">filterFrom: The lowest CAN ID to be received</text:span></text:span></text:p>
        </text:list-item>
        <text:list-item>
          <text:p text:style-name="P472"><text:span text:style-name="Absatz-Standardschriftart"><text:span text:style-name="T30">filterTo: The highest CAN ID to be received</text:span></text:span></text:p>
          <text:p text:style-name="P542"><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42428388512287" text:continue-numbering="true" text:style-name="L27">
        <text:list-item>
          <text:p text:style-name="P472"><text:span text:style-name="Absatz-Standardschriftart"><text:span text:style-name="T30">isTcp: True for TCP and false for UDP</text:span></text:span></text:p>
        </text:list-item>
        <text:list-item>
          <text:p text:style-name="P472"><text:span text:style-name="Absatz-Standardschriftart"><text:span text:style-name="T30">isServer: True if the connection type is a (TCP) server</text:span></text:span></text:p>
        </text:list-item>
        <text:list-item>
          <text:p text:style-name="P472"><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72"><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72"><text:span text:style-name="Absatz-Standardschriftart"><text:span text:style-name="T30">ownPort: The own port</text:span></text:span></text:p>
        </text:list-item>
        <text:list-item>
          <text:p text:style-name="P472"><text:span text:style-name="Absatz-Standardschriftart"><text:span text:style-name="T30">connectTimeout: Connection timeout (ms)</text:span></text:span></text:p>
          <text:p text:style-name="P542"><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42429056098717" text:continue-numbering="true" text:style-name="L27">
        <text:list-item>
          <text:p text:style-name="P472"><text:span text:style-name="Absatz-Standardschriftart"><text:span text:style-name="T30">name: True serial port name</text:span></text:span></text:p>
        </text:list-item>
        <text:list-item>
          <text:p text:style-name="P472"><text:span text:style-name="Absatz-Standardschriftart"><text:span text:style-name="T30">baudrate: The baudrate</text:span></text:span></text:p>
        </text:list-item>
        <text:list-item>
          <text:p text:style-name="P472"><text:span text:style-name="Absatz-Standardschriftart"><text:span text:style-name="T30">connectTimeout: Connection timeout (ms)</text:span></text:span></text:p>
        </text:list-item>
        <text:list-item>
          <text:p text:style-name="P472"><text:span text:style-name="Absatz-Standardschriftart"><text:span text:style-name="T30">dataBits: The number of data bits</text:span></text:span></text:p>
        </text:list-item>
        <text:list-item>
          <text:p text:style-name="P472"><text:span text:style-name="Absatz-Standardschriftart"><text:span text:style-name="T30">parity: The parity. Possible values are: "None ", "Even ", "Odd ", "Space" and "Mark"</text:span></text:span></text:p>
        </text:list-item>
        <text:list-item>
          <text:p text:style-name="P472"><text:span text:style-name="Absatz-Standardschriftart"><text:span text:style-name="T30">stopBits: The number of stop bits. Possible values are: "1 ", "1.5" and "2"</text:span></text:span></text:p>
        </text:list-item>
        <text:list-item>
          <text:p text:style-name="P472"><text:span text:style-name="Absatz-Standardschriftart"><text:span text:style-name="T30">flowControl: The flow control. Possible values are: "RTS/CTS", "XON/XOFF" and "None"</text:span></text:span></text:p>
          <text:p text:style-name="P542"><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142429142882948" text:continue-numbering="true" text:style-name="L27">
        <text:list-item>
          <text:p text:style-name="P472"><text:span text:style-name="Absatz-Standardschriftart"><text:span text:style-name="T30">setRTS: true=set the pin to 1, false=set the pin to 0</text:span></text:span></text:p>
        </text:list-item>
        <text:list-item>
          <text:p text:style-name="P472"><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42430258663181" text:continue-numbering="true" text:style-name="L27">
        <text:list-item>
          <text:p text:style-name="P472"><text:span text:style-name="Absatz-Standardschriftart"><text:span text:style-name="T30">port: The cheetah spi port</text:span></text:span></text:p>
        </text:list-item>
        <text:list-item>
          <text:p text:style-name="P472"><text:span text:style-name="Absatz-Standardschriftart"><text:span text:style-name="T30">mode: The spi mode (0-3)</text:span></text:span></text:p>
        </text:list-item>
        <text:list-item>
          <text:p text:style-name="P472"><text:span text:style-name="Absatz-Standardschriftart"><text:span text:style-name="T30">baudrate: The baudrate of the interface (kHz)</text:span></text:span></text:p>
        </text:list-item>
        <text:list-item>
          <text:p text:style-name="P472"><text:span text:style-name="Absatz-Standardschriftart"><text:span text:style-name="T30">chipSelectBits: The chip select bits (1-7)</text:span></text:span></text:p>
        </text:list-item>
        <text:list-item>
          <text:p text:style-name="P472"><text:span text:style-name="Absatz-Standardschriftart"><text:span text:style-name="T30">connectTimeout: Connect timeout(ms)<text:tab/></text:span></text:span></text:p>
          <text:p text:style-name="P542"><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388"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142429683731423" text:continue-numbering="true" text:style-name="L27">
        <text:list-item>
          <text:p text:style-name="P473"><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73"><text:span text:style-name="Absatz-Standardschriftart"><text:span text:style-name="T36"/></text:span></text:p>
        </text:list-item>
      </text:list>
      <text:h text:style-name="P389"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142428739009343" text:continue-numbering="true" text:style-name="L27">
        <text:list-item>
          <text:p text:style-name="P473"><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42429356107416" text:continue-numbering="true" text:style-name="L27">
        <text:list-item>
          <text:p text:style-name="P472">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42430469995244" text:continue-numbering="true" text:style-name="L27">
        <text:list-item>
          <text:p text:style-name="P472">types: The can types of the received can messages (0=standard, 1=standard remote-transfer-request, 2=extended, 3= extended remote-transfer-request)</text:p>
        </text:list-item>
        <text:list-item>
          <text:p text:style-name="P472">messageIds: The can ids of the received can messages</text:p>
        </text:list-item>
        <text:list-item>
          <text:p text:style-name="P472">timestamps: Time stamps for the received can messages (milliseconds since the first message has been received). </text:p>
        </text:list-item>
        <text:list-item>
          <text:p text:style-name="P472">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388" text:outline-level="4"><text:bookmark-start text:name="__RefHeading__5954_596565095677"/><text:bookmark-start text:name="_Toc403041657676"/>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42429703374815" text:continue-numbering="true" text:style-name="L27">
        <text:list-item>
          <text:p text:style-name="P473">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390" text:outline-level="4">SerialPortSettings getMainInterfaceSerialPortSettings(void)</text:h>
      <text:p text:style-name="P140">Returns the serial port settings of the main interface.</text:p>
      <text:p text:style-name="P139">Arguments:</text:p>
      <text:list xml:id="list142430114241180" text:continue-numbering="true" text:style-name="L27">
        <text:list-item>
          <text:p text:style-name="P474"><text:span text:style-name="T224">SerialPortSettings</text:span>: <text:span text:style-name="T224">The serial port settings.</text:span> <text:span text:style-name="T224">SerialPortSettings contains following properties:</text:span></text:p>
          <text:list>
            <text:list-item>
              <text:p text:style-name="P498">String name: The name of the serial port</text:p>
            </text:list-item>
            <text:list-item>
              <text:p text:style-name="P498"><text:soft-page-break/>quint32 baudRate: The baudrate</text:p>
            </text:list-item>
            <text:list-item>
              <text:p text:style-name="P498">quint32 dataBits: The number of data bits</text:p>
            </text:list-item>
            <text:list-item>
              <text:p text:style-name="P498">String parity: The parity</text:p>
            </text:list-item>
            <text:list-item>
              <text:p text:style-name="P498">String stopBits: The stop bits</text:p>
            </text:list-item>
            <text:list-item>
              <text:p text:style-name="P498">String flowControl: The flow control</text:p>
            </text:list-item>
            <text:list-item>
              <text:p text:style-name="P498">bool rts: True if the RTS pin is on</text:p>
            </text:list-item>
            <text:list-item>
              <text:p text:style-name="P498">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391" text:outline-level="4">SocketSettings getMainInterfaceSocketSettings(void)</text:h>
      <text:p text:style-name="P142">Returns the socket (UDP, TCP client/server) settings of the main interface.</text:p>
      <text:p text:style-name="P141">Arguments:</text:p>
      <text:list xml:id="list142429988895757" text:continue-numbering="true" text:style-name="L27">
        <text:list-item>
          <text:p text:style-name="P475"><text:span text:style-name="T224">SocketSettings</text:span>: <text:span text:style-name="T225">The socket settings.</text:span> <text:span text:style-name="T224">SocketSettings contains following properties:</text:span></text:p>
          <text:list>
            <text:list-item>
              <text:p text:style-name="P499"><text:span text:style-name="T226">quint16 destinationPort</text:span>: The <text:span text:style-name="T226">detination port</text:span></text:p>
            </text:list-item>
            <text:list-item>
              <text:p text:style-name="P500">String destinationIpAddress: The destination <text:span text:style-name="T227">IP</text:span> address</text:p>
            </text:list-item>
            <text:list-item>
              <text:p text:style-name="P501">quint16 ownPort: The own port</text:p>
            </text:list-item>
            <text:list-item>
              <text:p text:style-name="P501">String socketType: The socket type ('TCP client', 'TCP server' or 'UDP socket')</text:p>
            </text:list-item>
            <text:list-item>
              <text:p text:style-name="P501">quint8 proxySettings: <text:span text:style-name="T228">The proxy settings:</text:span></text:p>
              <text:list>
                <text:list-item>
                  <text:p text:style-name="P502">0 = no proxy</text:p>
                </text:list-item>
                <text:list-item>
                  <text:p text:style-name="P502">1 = use system proxy settings</text:p>
                </text:list-item>
                <text:list-item>
                  <text:p text:style-name="P502">2 = use custom proxy settings</text:p>
                </text:list-item>
              </text:list>
            </text:list-item>
            <text:list-item>
              <text:p text:style-name="P501">String proxyIpAddress: <text:span text:style-name="T228">The proxy IP address</text:span></text:p>
            </text:list-item>
            <text:list-item>
              <text:p text:style-name="P501">quint16 proxyPort: <text:span text:style-name="T228">The proxy port</text:span></text:p>
            </text:list-item>
            <text:list-item>
              <text:p text:style-name="P501">String proxyUserName: <text:span text:style-name="T228">The proxy user name</text:span></text:p>
            </text:list-item>
            <text:list-item>
              <text:p text:style-name="P501">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2939549122010133501" text:style-name="L28">
        <text:list-item>
          <text:p text:style-name="P503">isSaveDialog: True for a QFileDialog::getSaveFileName and false for a QFileDialog::getOpenFileName dialog</text:p>
        </text:list-item>
        <text:list-item>
          <text:p text:style-name="P503">caption: The caption of the dialog</text:p>
        </text:list-item>
        <text:list-item>
          <text:p text:style-name="P503">dir: The initial dir for showing the dialog</text:p>
        </text:list-item>
        <text:list-item>
          <text:p text:style-name="P503">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42428554561569" text:continue-numbering="true" text:style-name="L28">
        <text:list-item>
          <text:p text:style-name="P503">caption: The caption of the dialog</text:p>
        </text:list-item>
        <text:list-item>
          <text:p text:style-name="P503">dir: The initial dir for showing the dialog</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42429342193051" text:continue-numbering="true" text:style-name="L28">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item>
          <text:p text:style-name="P350">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42429023195892" text:continue-numbering="true" text:style-name="L28">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42429239469729" text:continue-numbering="true" text:style-name="L28">
        <text:list-item>
          <text:p text:style-name="P503">title: The title of the dialog</text:p>
        </text:list-item>
        <text:list-item>
          <text:p text:style-name="P503">label: The label over the input area</text:p>
        </text:list-item>
        <text:list-item>
          <text:p text:style-name="P503">displayedItems: The displayed items</text:p>
        </text:list-item>
        <text:list-item>
          <text:p text:style-name="P503">currentItemIndex: The current combobox index</text:p>
        </text:list-item>
        <text:list-item>
          <text:p text:style-name="P503">editable: True if the combobox shall be editable</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42430554093386" text:continue-numbering="true" text:style-name="L28">
        <text:list-item>
          <text:p text:style-name="P503">title: The title of the dialog</text:p>
        </text:list-item>
        <text:list-item>
          <text:p text:style-name="P503">label: The label over the input area</text:p>
        </text:list-item>
        <text:list-item>
          <text:p text:style-name="P503">intialValue: The initial value.</text:p>
        </text:list-item>
        <text:list-item>
          <text:p text:style-name="P503">min: The minimum value</text:p>
        </text:list-item>
        <text:list-item>
          <text:p text:style-name="P503">max: The maximum value.</text:p>
        </text:list-item>
        <text:list-item>
          <text:p text:style-name="P503">step: The amount by which the values change as the user presses the arrow buttons to increment or decrement the value</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42428494250796" text:continue-numbering="true" text:style-name="L28">
        <text:list-item>
          <text:p text:style-name="P503">array item 0: 1 if the ok button has been pressed, 0 otherwise</text:p>
        </text:list-item>
        <text:list-item>
          <text:p text:style-name="P503">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42430265047905" text:continue-numbering="true" text:style-name="L28">
        <text:list-item>
          <text:p text:style-name="P503">title: The title of the dialog</text:p>
        </text:list-item>
        <text:list-item>
          <text:p text:style-name="P503"><text:soft-page-break/>label: The label over the input area</text:p>
        </text:list-item>
        <text:list-item>
          <text:p text:style-name="P503">intialValue: The initial value.</text:p>
        </text:list-item>
        <text:list-item>
          <text:p text:style-name="P503">min: The minimum value</text:p>
        </text:list-item>
        <text:list-item>
          <text:p text:style-name="P503">max: The maximum value.</text:p>
        </text:list-item>
        <text:list-item>
          <text:p text:style-name="P503">decimals: The maximum number of decimal places the number may have</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42428814917195" text:continue-numbering="true" text:style-name="L28">
        <text:list-item>
          <text:p text:style-name="P503">array item 0: 1.0 if the ok button has been pressed, 0 otherwise</text:p>
        </text:list-item>
        <text:list-item>
          <text:p text:style-name="P503">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Arguments:</text:p>
      <text:list xml:id="list1492455960279885300" text:style-name="L29">
        <text:list-item>
          <text:p text:style-name="P504">icon: The icon of the message box. Possible values are: "Information"," Warning", "Critical" and "Question"</text:p>
        </text:list-item>
        <text:list-item>
          <text:p text:style-name="P504">title: The title of the message box</text:p>
        </text:list-item>
        <text:list-item>
          <text:p text:style-name="P504">text: The text of the message box</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42429006135748" text:continue-numbering="true" text:style-name="L29">
        <text:list-item>
          <text:p text:style-name="P504"><text:soft-page-break/>icon: The icon of the dialog. Possible values are: "Information"," Warning", "Critical" and "Question"</text:p>
        </text:list-item>
        <text:list-item>
          <text:p text:style-name="P504">title: The title of the dialog</text:p>
        </text:list-item>
        <text:list-item>
          <text:p text:style-name="P504">text: The text of the dialog</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5">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42430161140267" text:continue-numbering="true" text:style-name="L29">
        <text:list-item>
          <text:p text:style-name="P504">initialRed: The initial value for red</text:p>
        </text:list-item>
        <text:list-item>
          <text:p text:style-name="P504">initialGreen: The initial value for green</text:p>
        </text:list-item>
        <text:list-item>
          <text:p text:style-name="P509">initialBlue: The initial value for blue</text:p>
        </text:list-item>
        <text:list-item>
          <text:p text:style-name="P509">initialAlpha: The initial value for alpha</text:p>
        </text:list-item>
        <text:list-item>
          <text:p text:style-name="P509">alphaIsEnabled: True if the alpha value should be visible/editable</text:p>
        </text:list-item>
        <text:list-item>
          <text:p text:style-name="P504">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5">Return: integer list which contains:</text:p>
        </text:list-item>
        <text:list-item>
          <text:p text:style-name="P510">element 0: 1 = OK button press, 0 OK button not pressed</text:p>
        </text:list-item>
        <text:list-item>
          <text:p text:style-name="P510">element 1: red <text:s/>(0-255)</text:p>
        </text:list-item>
        <text:list-item>
          <text:p text:style-name="P510">element 2: green <text:s/>(0-255)</text:p>
        </text:list-item>
        <text:list-item>
          <text:p text:style-name="P510">element 3: blue (0-255)</text:p>
        </text:list-item>
        <text:list-item>
          <text:p text:style-name="P510">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42429773453403" text:continue-numbering="true" text:style-name="L29">
        <text:list-item>
          <text:p text:style-name="P504">path: The file path</text:p>
        </text:list-item>
        <text:list-item>
          <text:p text:style-name="P504">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42430387711765" text:continue-list="list142429988895757" text:style-name="L27">
        <text:list-item>
          <text:p text:style-name="P472">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42430367346181" text:continue-list="list142429773453403" text:style-name="L29">
        <text:list-item>
          <text:p text:style-name="P504">path: The file path</text:p>
        </text:list-item>
        <text:list-item>
          <text:p text:style-name="P504">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42429790896066"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42430066534840"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42429304300259"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will be overwritten, else the content is appended</text:p>
        </text:list-item>
        <text:list-item>
          <text:p text:style-name="P504"><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42430131082715"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is overwritten, else the content is appended</text:p>
        </text:list-item>
        <text:list-item>
          <text:p text:style-name="P5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Arguments:</text:p>
      <text:list xml:id="list142430490537631" text:continue-numbering="true" text:style-name="L29">
        <text:list-item>
          <text:p text:style-name="P504">path: The file path.</text:p>
        </text:list-item>
        <text:list-item>
          <text:p text:style-name="P504">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42428662681725" text:continue-numbering="true" text:style-name="L29">
        <text:list-item>
          <text:p text:style-name="P504">path: The file path.</text:p>
        </text:list-item>
        <text:list-item>
          <text:p text:style-name="P504">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42430085603631" text:continue-numbering="true" text:style-name="L29">
        <text:list-item>
          <text:p text:style-name="P504">directory: The directory path</text:p>
        </text:list-item>
        <text:list-item>
          <text:p text:style-name="P504">isRelativePath: True if the directory path is relative to the current script (which executes this function)</text:p>
        </text:list-item>
        <text:list-item>
          <text:p text:style-name="P504">recursive: If true the result includes the contents of all sub directories (and their sub directories)</text:p>
        </text:list-item>
        <text:list-item>
          <text:p text:style-name="P504">returnFiles: If true the result contains all found files</text:p>
        </text:list-item>
        <text:list-item>
          <text:p text:style-name="P504">returnDirectories: If true the result contains all found directories</text:p>
          <text:p text:style-name="P504"/>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42430436956352" text:continue-numbering="true" text:style-name="L29">
        <text:list-item>
          <text:p text:style-name="P504">path: The directory path.</text:p>
        </text:list-item>
        <text:list-item>
          <text:p text:style-name="P504">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42429147270028" text:continue-numbering="true" text:style-name="L29">
        <text:list-item>
          <text:p text:style-name="P504">directory: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42429568181370" text:continue-numbering="true" text:style-name="L29">
        <text:list-item>
          <text:p text:style-name="P504">directory: The directory path.</text:p>
        </text:list-item>
        <text:list-item>
          <text:p text:style-name="P504">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42429669373056" text:continue-numbering="true" text:style-name="L29">
        <text:list-item>
          <text:p text:style-name="P504">path: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42428712447911" text:continue-numbering="true" text:style-name="L29">
        <text:list-item>
          <text:p text:style-name="P504">path: The directory path.</text:p>
        </text:list-item>
        <text:list-item>
          <text:p text:style-name="P504">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392"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142430290484926" text:continue-numbering="true" text:style-name="L29">
        <text:list-item>
          <text:p text:style-name="P505"><text:span text:style-name="T148">fileName</text:span>: <text:span text:style-name="T148">The zip file name.</text:span></text:p>
        </text:list-item>
        <text:list-item>
          <text:p text:style-name="P505"><text:span text:style-name="T148">sourceDirName</text:span>: <text:span text:style-name="T148">The source directory.</text:span></text:p>
        </text:list-item>
        <text:list-item>
          <text:p text:style-name="P511">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393"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142429297589125" text:continue-numbering="true" text:style-name="L29">
        <text:list-item>
          <text:p text:style-name="P506"><text:span text:style-name="T148">fileName</text:span>: <text:span text:style-name="T148">The zip file name.</text:span></text:p>
        </text:list-item>
        <text:list-item>
          <text:p text:style-name="P506"><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12">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394"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142429157472232" text:continue-numbering="true" text:style-name="L29">
        <text:list-item>
          <text:p text:style-name="P507"><text:span text:style-name="T148">fileName</text:span>: <text:span text:style-name="T148">The zip file name.</text:span></text:p>
        </text:list-item>
        <text:list-item>
          <text:p text:style-name="P508"><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42429156652988" text:continue-list="list142430387711765" text:style-name="L27">
        <text:list-item>
          <text:p text:style-name="P47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42430009374344" text:continue-numbering="true" text:style-name="L27">
        <text:list-item>
          <text:p text:style-name="P47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42429795406317" text:continue-numbering="true" text:style-name="L27">
        <text:list-item>
          <text:p text:style-name="P47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42428603455121" text:continue-numbering="true" text:style-name="L27">
        <text:list-item>
          <text:p text:style-name="P472">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42429777535282" text:continue-numbering="true" text:style-name="L27">
        <text:list-item>
          <text:p text:style-name="P472">name: Name of the string variable</text:p>
        </text:list-item>
        <text:list-item>
          <text:p text:style-name="P472">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142429202302295" text:continue-numbering="true" text:style-name="L27">
        <text:list-item>
          <text:p text:style-name="P472">name: Name of the variable</text:p>
        </text:list-item>
        <text:list-item>
          <text:p text:style-name="P472">removeValue: True if the variable shall be removed from the string map</text:p>
        </text:list-item>
      </text:list>
      <text:p text:style-name="P215">Return: The read string. Returns an empty string if name is not in the string map.</text:p>
      <text:p text:style-name="P215"/>
      <text:h text:style-name="P445"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42430494987873" text:continue-numbering="true" text:style-name="L27">
        <text:list-item>
          <text:p text:style-name="P472">name: Name of the variable</text:p>
        </text:list-item>
        <text:list-item>
          <text:p text:style-name="P472">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142429488804362" text:continue-numbering="true" text:style-name="L27">
        <text:list-item>
          <text:p text:style-name="P472">name: Name of the variable</text:p>
        </text:list-item>
        <text:list-item>
          <text:p text:style-name="P472">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142428923007757" text:continue-numbering="true" text:style-name="L27">
        <text:list-item>
          <text:p text:style-name="P472">name: Name of the variable</text:p>
        </text:list-item>
        <text:list-item>
          <text:p text:style-name="P472">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445"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42430591759216" text:continue-numbering="true" text:style-name="L27">
        <text:list-item>
          <text:p text:style-name="P351">name: Name of the variable</text:p>
        </text:list-item>
        <text:list-item>
          <text:p text:style-name="P351">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142429059372780" text:continue-numbering="true" text:style-name="L27">
        <text:list-item>
          <text:p text:style-name="P472">name: Name of the variable</text:p>
        </text:list-item>
        <text:list-item>
          <text:p text:style-name="P472">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142429003903297" text:continue-numbering="true" text:style-name="L27">
        <text:list-item>
          <text:p text:style-name="P472">name: Name of the variable</text:p>
        </text:list-item>
        <text:list-item>
          <text:p text:style-name="P472">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445"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42428762624777" text:continue-numbering="true" text:style-name="L27">
        <text:list-item>
          <text:p text:style-name="P472">name: Name of the variable</text:p>
        </text:list-item>
        <text:list-item>
          <text:p text:style-name="P472">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142429486853282" text:continue-numbering="true" text:style-name="L27">
        <text:list-item>
          <text:p text:style-name="P472">name: Name of the variable</text:p>
        </text:list-item>
        <text:list-item>
          <text:p text:style-name="P472">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142428727582241" text:continue-numbering="true" text:style-name="L27">
        <text:list-item>
          <text:p text:style-name="P472">name: Name of the variable</text:p>
        </text:list-item>
        <text:list-item>
          <text:p text:style-name="P472">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445"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42430674721391" text:continue-numbering="true" text:style-name="L27">
        <text:list-item>
          <text:p text:style-name="P472">name: Name of the variable</text:p>
        </text:list-item>
        <text:list-item>
          <text:p text:style-name="P472"><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42430232671558" text:continue-numbering="true" text:style-name="L27">
        <text:list-item>
          <text:p text:style-name="P472">name: Name of the variable</text:p>
        </text:list-item>
        <text:list-item>
          <text:p text:style-name="P472">number: The number</text:p>
          <text:p text:style-name="P542"/>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42430562556876" text:continue-numbering="true" text:style-name="L27">
        <text:list-item>
          <text:p text:style-name="P472">name: Name of the variable</text:p>
        </text:list-item>
        <text:list-item>
          <text:p text:style-name="P472">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42428687349333" text:continue-numbering="true" text:style-name="L27">
        <text:list-item>
          <text:p text:style-name="P472">name: Name of the variable</text:p>
        </text:list-item>
        <text:list-item>
          <text:p text:style-name="P472"><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395"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42429616230281" text:continue-numbering="true" text:style-name="L27">
        <text:list-item>
          <text:p text:style-name="P476">program: The program to start</text:p>
        </text:list-item>
        <text:list-item>
          <text:p text:style-name="P476"><text:span text:style-name="T140">a</text:span>rguments: The arguments</text:p>
        </text:list-item>
        <text:list-item>
          <text:p text:style-name="P476"><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395"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42428679647833" text:continue-numbering="true" text:style-name="L27">
        <text:list-item>
          <text:p text:style-name="P476">program: The program to start</text:p>
        </text:list-item>
        <text:list-item>
          <text:p text:style-name="P476"><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396" text:outline-level="4"><text:bookmark-start text:name="_Toc403041660651"/>ScriptProcess createProcessAsynchronous(String program, Array&lt;String&g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42430242400546" text:continue-numbering="true" text:style-name="L27">
        <text:list-item>
          <text:p text:style-name="P477">program: The program to start</text:p>
        </text:list-item>
        <text:list-item>
          <text:p text:style-name="P477"><text:span text:style-name="T140">a</text:span>rguments: The arguments</text:p>
        </text:list-item>
        <text:list-item>
          <text:p text:style-name="P513">startWaitTime: The max. wait time.</text:p>
        </text:list-item>
        <text:list-item>
          <text:p text:style-name="P517">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397" text:outline-level="4">bool waitForFinishedProcess(ScriptProcess process, int waitTime=30000)</text:h>
      <text:p text:style-name="P86">Blocks until the process has finished or until msecs milliseconds have passed (-1=infinite).</text:p>
      <text:p text:style-name="P85">Arguments:</text:p>
      <text:list xml:id="list142429781268195" text:continue-numbering="true" text:style-name="L27">
        <text:list-item>
          <text:p text:style-name="P478">pro<text:span text:style-name="T141">cess: The process</text:span></text:p>
        </text:list-item>
        <text:list-item>
          <text:p text:style-name="P518">waitTime: The max. wait time.</text:p>
        </text:list-item>
      </text:list>
      <text:p text:style-name="P25">Return: <text:span text:style-name="T141">True if the process is finished.</text:span></text:p>
      <text:p text:style-name="P25"/>
      <text:h text:style-name="P398" text:outline-level="4">int getProcessExitCode(ScriptProcess process)</text:h>
      <text:p text:style-name="P88">Returns the exit code of process.</text:p>
      <text:p text:style-name="P87">Arguments:</text:p>
      <text:list xml:id="list142429322878632" text:continue-numbering="true" text:style-name="L27">
        <text:list-item>
          <text:p text:style-name="P479">pro<text:span text:style-name="T141">cess: The process</text:span></text:p>
        </text:list-item>
      </text:list>
      <text:p text:style-name="P26">Return: <text:span text:style-name="T141">The process exit code.</text:span></text:p>
      <text:p text:style-name="P26"/>
      <text:h text:style-name="P399" text:outline-level="4">void killProcess(ScriptProcess process)</text:h>
      <text:p text:style-name="P90">Kills the current process, causing it to exit immediately.</text:p>
      <text:p text:style-name="P89">Arguments:</text:p>
      <text:list xml:id="list142430736075009" text:continue-numbering="true" text:style-name="L27">
        <text:list-item>
          <text:p text:style-name="P519">pro<text:span text:style-name="T141">cess: The process</text:span></text:p>
        </text:list-item>
      </text:list>
      <text:p text:style-name="P158"/>
      <text:h text:style-name="P399"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42430433729272" text:continue-numbering="true" text:style-name="L27">
        <text:list-item>
          <text:p text:style-name="P480">pro<text:span text:style-name="T141">cess: The process</text:span></text:p>
        </text:list-item>
      </text:list>
      <text:p text:style-name="P157"/>
      <text:h text:style-name="P400"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42429193154225" text:continue-numbering="true" text:style-name="L27">
        <text:list-item>
          <text:p text:style-name="P481">program: The program to start</text:p>
        </text:list-item>
        <text:list-item>
          <text:p text:style-name="P481"><text:span text:style-name="T142">data</text:span>: The <text:span text:style-name="T142">data</text:span></text:p>
        </text:list-item>
        <text:list-item>
          <text:p text:style-name="P514"><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401"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42430555049764" text:continue-numbering="true" text:style-name="L27">
        <text:list-item>
          <text:p text:style-name="P482">program: The program to start</text:p>
        </text:list-item>
        <text:list-item>
          <text:p text:style-name="P482"><text:span text:style-name="T143">isBlocking</text:span>: <text:span text:style-name="T143">True if this function is blocking.</text:span></text:p>
        </text:list-item>
        <text:list-item>
          <text:p text:style-name="P520">BlockByte: The block byte.</text:p>
        </text:list-item>
        <text:list-item>
          <text:p text:style-name="P515"><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402"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42430464645436" text:continue-numbering="true" text:style-name="L27">
        <text:list-item>
          <text:p text:style-name="P483">program: The program to start</text:p>
        </text:list-item>
        <text:list-item>
          <text:p text:style-name="P483"><text:span text:style-name="T143">isBlocking</text:span>: <text:span text:style-name="T143">True if this function is blocking.</text:span></text:p>
        </text:list-item>
        <text:list-item>
          <text:p text:style-name="P521">BlockByte: The block byte.</text:p>
        </text:list-item>
        <text:list-item>
          <text:p text:style-name="P516"><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403"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042641552197184997" text:style-name="L30">
        <text:list-item>
          <text:p text:style-name="P522">state: The state in which the script shall be switched. Possible value are:</text:p>
          <text:list>
            <text:list-item>
              <text:p text:style-name="P522">0: running</text:p>
            </text:list-item>
            <text:list-item>
              <text:p text:style-name="P522">1: paused</text:p>
            </text:list-item>
            <text:list-item>
              <text:p text:style-name="P522">2: stopped</text:p>
            </text:list-item>
          </text:list>
        </text:list-item>
        <text:list-item>
          <text:p text:style-name="P522">scriptTableEntryName: The name of the script in the script-table (script window).</text:p>
          <text:p text:style-name="P546">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404"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42430014744271" text:continue-numbering="true" text:style-name="L30">
        <text:list-item>
          <text:p text:style-name="P522">text: The text which has to be appended to the console</text:p>
        </text:list-item>
        <text:list-item>
          <text:p text:style-name="P522">newLine: If true then the text will be appended in a new line </text:p>
        </text:list-item>
        <text:list-item>
          <text:p text:style-name="P525">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42429965933905" text:continue-numbering="true" text:style-name="L30">
        <text:list-item>
          <text:p text:style-name="P522">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5664384701800003420" text:style-name="L31">
        <text:list-item>
          <text:p text:style-name="P352">the user has pressed the stop button (main or script window)</text:p>
        </text:list-item>
        <text:list-item>
          <text:p text:style-name="P352">the script has called scriptThread.stopScript()</text:p>
        </text:list-item>
        <text:list-item>
          <text:p text:style-name="P352">an uncaught exception has been occurred</text:p>
          <text:p text:style-name="P352"/>
        </text:list-item>
      </text:list>
      <text:h text:style-name="Heading_20_4" text:outline-level="4"><text:bookmark-start text:name="_Toc403041638"/><text:bookmark-start text:name="__RefHeading__5916_596565095"/>String byteArrayToString (Array&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Toc4030416381"/><text:bookmark-start text:name="__RefHeading__6861_1982747245"/>String byteArrayToHexString (Array&lt;unsigned char&gt; data)<text:bookmark-end text:name="_Toc4030416381"/><text:bookmark-end text:name="__RefHeading__6861_1982747245"/></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405"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405"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42428995142012" text:continue-list="list142430464645436" text:style-name="L27">
        <text:list-item>
          <text:p text:style-name="P472">scriptPath: The file path</text:p>
        </text:list-item>
        <text:list-item>
          <text:p text:style-name="P472">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42430054679337" text:continue-numbering="true" text:style-name="L27">
        <text:list-item>
          <text:p text:style-name="P472">path: The library file path</text:p>
        </text:list-item>
        <text:list-item>
          <text:p text:style-name="P472">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42430799902779" text:continue-numbering="true" text:style-name="L27">
        <text:list-item>
          <text:p text:style-name="P472">path: The user interface file path.</text:p>
        </text:list-item>
        <text:list-item>
          <text:p text:style-name="P472">isRelativePath: True if the file path is relative to the current script (which executes this function)</text:p>
        </text:list-item>
        <text:list-item>
          <text:p text:style-name="P472">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42430175025379" text:continue-numbering="true" text:style-name="L27">
        <text:list-item>
          <text:p text:style-name="P472">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42429539997733" text:continue-numbering="true" text:style-name="L27">
        <text:list-item>
          <text:p text:style-name="P472">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42429275279141" text:continue-numbering="true" text:style-name="L27">
        <text:list-item>
          <text:p text:style-name="P472">text: The message text</text:p>
        </text:list-item>
        <text:list-item>
          <text:p text:style-name="P472">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42429249542091" text:continue-numbering="true" text:style-name="L27">
        <text:list-item>
          <text:p text:style-name="P472">priority: The new priority. Possible values are: <text:s/></text:p>
          <text:list>
            <text:list-item>
              <text:p text:style-name="P472">LowestPriority</text:p>
            </text:list-item>
            <text:list-item>
              <text:p text:style-name="P472"><text:soft-page-break/>LowPriority</text:p>
            </text:list-item>
            <text:list-item>
              <text:p text:style-name="P472">NormalPriority</text:p>
            </text:list-item>
            <text:list-item>
              <text:p text:style-name="P472">HighPriority</text:p>
            </text:list-item>
            <text:list-item>
              <text:p text:style-name="P472">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368898963666962656" text:style-name="L32">
        <text:list-item>
          <text:p text:style-name="P384">"arm" </text:p>
        </text:list-item>
        <text:list-item>
          <text:p text:style-name="P384">"arm64" </text:p>
        </text:list-item>
        <text:list-item>
          <text:p text:style-name="P384">"i386" </text:p>
        </text:list-item>
        <text:list-item>
          <text:p text:style-name="P384">"ia64" </text:p>
        </text:list-item>
        <text:list-item>
          <text:p text:style-name="P384">"mips" </text:p>
        </text:list-item>
        <text:list-item>
          <text:p text:style-name="P384">"mips64" </text:p>
        </text:list-item>
        <text:list-item>
          <text:p text:style-name="P384">"power" </text:p>
        </text:list-item>
        <text:list-item>
          <text:p text:style-name="P384">"power64" </text:p>
        </text:list-item>
        <text:list-item>
          <text:p text:style-name="P384">"sparc" </text:p>
        </text:list-item>
        <text:list-item>
          <text:p text:style-name="P384">"sparcv9" </text:p>
        </text:list-item>
        <text:list-item>
          <text:p text:style-name="P383">"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0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409" text:outline-level="4">String getScriptCommunicatorFolder(void)</text:h>
      <text:p text:style-name="P165">Returns the ScriptCommunicator program folder.</text:p>
      <text:p text:style-name="P165"/>
      <text:h text:style-name="P392" text:outline-level="4">String getUserDocumentsFolder(void)</text:h>
      <text:p text:style-name="P166">Returns the directory containing user document files.</text:p>
      <text:p text:style-name="P166"/>
      <text:h text:style-name="P446"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42430252774725" text:continue-list="list142429249542091" text:style-name="L27">
        <text:list-item>
          <text:p text:style-name="P484"><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446"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42429833456206" text:continue-numbering="true" text:style-name="L27">
        <text:list-item>
          <text:p text:style-name="P484"><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447" text:outline-level="4">Array&lt;String&g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42430316006350" text:continue-numbering="true" text:style-name="L27">
        <text:list-item>
          <text:p text:style-name="P485"><text:span text:style-name="T219">object</text:span>: The <text:span text:style-name="T202">object</text:span></text:p>
        </text:list-item>
        <text:list-item>
          <text:p text:style-name="P528"><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448"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449"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42428831421954" text:continue-numbering="true" text:style-name="L27">
        <text:list-item>
          <text:p text:style-name="P529"><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42429376825168" text:continue-numbering="true" text:style-name="L27">
        <text:list-item>
          <text:p text:style-name="P472">port: The port</text:p>
          <text:p text:style-name="P47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Array&lt;unsigned char&gt; data, String hostAdress, quint16 hostPort)<text:bookmark-end text:name="_Toc403041666"/><text:bookmark-end text:name="__RefHeading__5974_596565095"/></text:h>
      <text:p text:style-name="P21">Write<text:span text:style-name="T130">s</text:span> data to the socket.</text:p>
      <text:p text:style-name="P21">Arguments:</text:p>
      <text:list xml:id="list142429427396965" text:continue-numbering="true" text:style-name="L27">
        <text:list-item>
          <text:p text:style-name="P472">data: The data</text:p>
        </text:list-item>
        <text:list-item>
          <text:p text:style-name="P472">hostAdress: The host address</text:p>
        </text:list-item>
        <text:list-item>
          <text:p text:style-name="P472">hostPort: The port of the host</text:p>
        </text:list-item>
      </text:list>
      <text:p text:style-name="P21">Return: The number of written bytes</text:p>
      <text:p text:style-name="P21"/>
      <text:h text:style-name="P410"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142430387210798" text:continue-numbering="true" text:style-name="L27">
        <text:list-item>
          <text:p text:style-name="P486"><text:span text:style-name="T130">string</text:span>: The <text:span text:style-name="T130">string</text:span></text:p>
        </text:list-item>
        <text:list-item>
          <text:p text:style-name="P486">hostAdress: The host address</text:p>
        </text:list-item>
        <text:list-item>
          <text:p text:style-name="P486">hostPort: The port of the host</text:p>
        </text:list-item>
      </text:list>
      <text:p text:style-name="P79">Return: The number of written bytes</text:p>
      <text:p text:style-name="P21"/>
      <text:h text:style-name="P453"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42429337738941" text:continue-numbering="true" text:style-name="L27">
        <text:list-item>
          <text:p text:style-name="P472">routingHostAdress: The host address, to which all data from the main interface is sent</text:p>
        </text:list-item>
        <text:list-item>
          <text:p text:style-name="P472">routingHostPort: The port of the host, to which all data from the main interface is sent</text:p>
        </text:list-item>
      </text:list>
      <text:p text:style-name="P21"/>
      <text:h text:style-name="P453" text:outline-level="4">void disableMainInterfaceRouting(void)</text:h>
      <text:p text:style-name="P21">Disables the main interface routing.</text:p>
      <text:p text:style-name="P21"/>
      <text:h text:style-name="P45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42429247614818" text:continue-numbering="true" text:style-name="L27">
        <text:list-item>
          <text:p text:style-name="P472">removeNewLine: If removeNewLine is true then the '\n' will not returned (is removed from the received line).</text:p>
        </text:list-item>
        <text:list-item>
          <text:p text:style-name="P47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42430428639556" text:continue-numbering="true" text:style-name="L27">
        <text:list-item>
          <text:p text:style-name="P472">removeNewLine: If removeNewLine is true then the '\n' will not returned (is removed from the received lines).</text:p>
        </text:list-item>
        <text:list-item>
          <text:p text:style-name="P47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42429617227162" text:continue-numbering="true" text:style-name="L27">
        <text:list-item>
          <text:p text:style-name="P472">hostAdress: The host address</text:p>
        </text:list-item>
        <text:list-item>
          <text:p text:style-name="P472">port: The port of the host</text:p>
          <text:p text:style-name="P472"><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31">s</text:span> data to the socket.</text:p>
      <text:p text:style-name="P21">Arguments:</text:p>
      <text:list xml:id="list142429320815966" text:continue-numbering="true" text:style-name="L27">
        <text:list-item>
          <text:p text:style-name="P472">data: The data</text:p>
        </text:list-item>
      </text:list>
      <text:p text:style-name="P21">Return: The number of written bytes</text:p>
      <text:p text:style-name="P21"/>
      <text:h text:style-name="P411"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142428893233735" text:continue-numbering="true" text:style-name="L27">
        <text:list-item>
          <text:p text:style-name="P487"><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5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53" text:outline-level="4">void disableMainInterfaceRouting(void)</text:h>
      <text:p text:style-name="P21">Disables the main interface routing.</text:p>
      <text:p text:style-name="P21"/>
      <text:h text:style-name="P453" text:outline-level="4">void setProxy(String proxyType = "NO_PROXY", String proxyUserName= "", String proxyPassword = "", String proxyIpAddress = "", quint16 proxyPort = 0)</text:h>
      <text:p text:style-name="P21">Sets the network proxy.</text:p>
      <text:p text:style-name="P21">Arguments:</text:p>
      <text:list xml:id="list142429745122060" text:continue-numbering="true" text:style-name="L27">
        <text:list-item>
          <text:p text:style-name="P472">proxyType: The proxy type, possible values are:</text:p>
          <text:list>
            <text:list-item>
              <text:p text:style-name="P472">NO_PROXY</text:p>
            </text:list-item>
            <text:list-item>
              <text:p text:style-name="P472">SYSTEM_PROXY</text:p>
            </text:list-item>
            <text:list-item>
              <text:p text:style-name="P472"><text:soft-page-break/>CUSTOM_PROXY</text:p>
            </text:list-item>
          </text:list>
        </text:list-item>
        <text:list-item>
          <text:p text:style-name="P472">proxyUserName: The proxy user name </text:p>
        </text:list-item>
        <text:list-item>
          <text:p text:style-name="P472">proxyPassword: The proxy user password</text:p>
        </text:list-item>
        <text:list-item>
          <text:p text:style-name="P472">proxyIpAddress: The proxy ip address</text:p>
        </text:list-item>
        <text:list-item>
          <text:p text:style-name="P472">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45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42429921479343" text:continue-numbering="true" text:style-name="L27">
        <text:list-item>
          <text:p text:style-name="P472">removeNewLine: If removeNewLine is true then the '\n' will not returned (is removed from the received line).</text:p>
        </text:list-item>
        <text:list-item>
          <text:p text:style-name="P47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42430511648287" text:continue-numbering="true" text:style-name="L27">
        <text:list-item>
          <text:p text:style-name="P472">removeNewLine: If removeNewLine is true then the '\n' will not returned (is removed from the received lines).</text:p>
        </text:list-item>
        <text:list-item>
          <text:p text:style-name="P47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42429722340461" text:continue-numbering="true" text:style-name="L27">
        <text:list-item>
          <text:p text:style-name="P472">error: The error</text:p>
          <text:p text:style-name="P542">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42429801419793" text:continue-numbering="true" text:style-name="L27">
        <text:list-item>
          <text:p text:style-name="P47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42430646876278" text:continue-numbering="true" text:style-name="L27">
        <text:list-item>
          <text:p text:style-name="P472">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42430656693468" text:continue-numbering="true" text:style-name="L27">
        <text:list-item>
          <text:p text:style-name="P472">name: The name of the serial port</text:p>
          <text:p text:style-name="P47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42429690282484" text:continue-numbering="true" text:style-name="L27">
        <text:list-item>
          <text:p text:style-name="P47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42430434218774" text:continue-numbering="true" text:style-name="L27">
        <text:list-item>
          <text:p text:style-name="P47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42430039148689" text:continue-numbering="true" text:style-name="L27">
        <text:list-item>
          <text:p text:style-name="P47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42430643507921" text:continue-numbering="true" text:style-name="L27">
        <text:list-item>
          <text:p text:style-name="P472">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42429396839112" text:continue-numbering="true" text:style-name="L27">
        <text:list-item>
          <text:p text:style-name="P47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42430074007868" text:continue-numbering="true" text:style-name="L27">
        <text:list-item>
          <text:p text:style-name="P472">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42429839287853" text:continue-numbering="true" text:style-name="L27">
        <text:list-item>
          <text:p text:style-name="P472">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32">s</text:span> data to the serial port.</text:p>
      <text:p text:style-name="P21">Arguments:</text:p>
      <text:list xml:id="list142429483923915" text:continue-numbering="true" text:style-name="L27">
        <text:list-item>
          <text:p text:style-name="P472">data: The data</text:p>
        </text:list-item>
      </text:list>
      <text:p text:style-name="P21">Return: The number of written bytes</text:p>
      <text:p text:style-name="P21"/>
      <text:h text:style-name="P412"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142430115159814" text:continue-numbering="true" text:style-name="L27">
        <text:list-item>
          <text:p text:style-name="P488"><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42429942805959" text:continue-numbering="true" text:style-name="L27">
        <text:list-item>
          <text:p text:style-name="P472">msecs: The max. time to wait</text:p>
        </text:list-item>
      </text:list>
      <text:p text:style-name="P21">Return: True if all bytes have been written</text:p>
      <text:p text:style-name="P21"/>
      <text:h text:style-name="P45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53" text:outline-level="4">void disableMainInterfaceRouting(void)</text:h>
      <text:p text:style-name="P21">Disables the main interface routing.</text:p>
      <text:p text:style-name="P21"/>
      <text:h text:style-name="P45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42430929211949" text:continue-numbering="true" text:style-name="L27">
        <text:list-item>
          <text:p text:style-name="P472">removeNewLine: If removeNewLine is true then the '\n' will not returned (is removed from the received line).</text:p>
        </text:list-item>
        <text:list-item>
          <text:p text:style-name="P472"><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42429477355165" text:continue-numbering="true" text:style-name="L27">
        <text:list-item>
          <text:p text:style-name="P472">removeNewLine: If removeNewLine is true then the '\n' will not returned (is removed from the received lines).</text:p>
        </text:list-item>
        <text:list-item>
          <text:p text:style-name="P47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7115494760788333677" text:style-name="L33">
        <text:list-item>
          <text:p text:style-name="P353">NoSignal = 0x00,</text:p>
        </text:list-item>
        <text:list-item>
          <text:p text:style-name="P353">DataTerminalReadySignal = 0x04</text:p>
        </text:list-item>
        <text:list-item>
          <text:p text:style-name="P353">DataCarrierDetectSignal = 0x08</text:p>
        </text:list-item>
        <text:list-item>
          <text:p text:style-name="P353">DataSetReadySignal = 0x10</text:p>
        </text:list-item>
        <text:list-item>
          <text:p text:style-name="P353">RingIndicatorSignal = 0x20</text:p>
        </text:list-item>
        <text:list-item>
          <text:p text:style-name="P353">RequestToSendSignal = 0x40</text:p>
        </text:list-item>
        <text:list-item>
          <text:p text:style-name="P353">ClearToSendSignal = 0x80</text:p>
          <text:p text:style-name="P353"/>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42430917986162" text:continue-list="list142429477355165" text:style-name="L27">
        <text:list-item>
          <text:p text:style-name="P472">port: The interface port</text:p>
        </text:list-item>
        <text:list-item>
          <text:p text:style-name="P472">mode: The SPI mode (0-3)</text:p>
        </text:list-item>
        <text:list-item>
          <text:p text:style-name="P47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42429814712168" text:continue-numbering="true" text:style-name="L27">
        <text:list-item>
          <text:p text:style-name="P472">sendData: The data which shall be sent</text:p>
        </text:list-item>
        <text:list-item>
          <text:p text:style-name="P472">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42429329135367" text:continue-numbering="true" text:style-name="L27">
        <text:list-item>
          <text:p text:style-name="P472">channel: The PCAN channel</text:p>
        </text:list-item>
        <text:list-item>
          <text:p text:style-name="P472">baudRate: The baudrate (kHz), possible values are: 1000, 800, 500, 250, 125,100,95,83,50,47,33,20,10,5</text:p>
        </text:list-item>
        <text:list-item>
          <text:p text:style-name="P472">busOffAutoReset: Automatic reset on BUS-OFF on/off</text:p>
        </text:list-item>
        <text:list-item>
          <text:p text:style-name="P47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42430552729991" text:continue-numbering="true" text:style-name="L27">
        <text:list-item>
          <text:p text:style-name="P472">filterExtended: True if the filer message type is extended (29-bit identifier) or false if the filter message type is standard (11-bit identifier)</text:p>
        </text:list-item>
        <text:list-item>
          <text:p text:style-name="P472">filterFrom: The lowest CAN ID to be received</text:p>
        </text:list-item>
        <text:list-item>
          <text:p text:style-name="P47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42430396620942" text:continue-numbering="true" text:style-name="L27">
        <text:list-item>
          <text:p text:style-name="P472">type: The can message type: 0=standard, 1=standard remote-transfer-request, 2=extended, 3= extended remote-transfer-request</text:p>
        </text:list-item>
        <text:list-item>
          <text:p text:style-name="P472">canId: The CAN id</text:p>
        </text:list-item>
        <text:list-item>
          <text:p text:style-name="P47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42430364977266" text:continue-numbering="true" text:style-name="L27">
        <text:list-item>
          <text:p text:style-name="P472">parameter: The PCAN parameter. Possible values are:</text:p>
          <text:list>
            <text:list-item>
              <text:p text:style-name="P472">0x01=PCAN_DEVICE_NUMBER</text:p>
            </text:list-item>
            <text:list-item>
              <text:p text:style-name="P472">0x02=PCAN_5VOLTS_POWER</text:p>
            </text:list-item>
            <text:list-item>
              <text:p text:style-name="P472">0x07=PCAN_BUSOFF_AUTORESET</text:p>
            </text:list-item>
            <text:list-item>
              <text:p text:style-name="P472">0x08=PCAN_LISTEN_ONLY</text:p>
            </text:list-item>
            <text:list-item>
              <text:p text:style-name="P472"><text:s/>0x0F=PCAN_RECEIVE_STATUS</text:p>
            </text:list-item>
            <text:list-item>
              <text:p text:style-name="P472"><text:s/>0x10=PCAN_CONTROLLER_NUMBER</text:p>
            </text:list-item>
            <text:list-item>
              <text:p text:style-name="P47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42429691152191" text:continue-numbering="true" text:style-name="L27">
        <text:list-item>
          <text:p text:style-name="P472"><text:soft-page-break/>parameter: The PCAN parameter. Possible values are:</text:p>
          <text:list>
            <text:list-item>
              <text:p text:style-name="P472">0x01=PCAN_DEVICE_NUMBER</text:p>
            </text:list-item>
            <text:list-item>
              <text:p text:style-name="P472">0x02=PCAN_5VOLTS_POWER</text:p>
            </text:list-item>
            <text:list-item>
              <text:p text:style-name="P472">0x07=PCAN_BUSOFF_AUTORESET</text:p>
            </text:list-item>
            <text:list-item>
              <text:p text:style-name="P472">0x08=PCAN_LISTEN_ONLY</text:p>
            </text:list-item>
            <text:list-item>
              <text:p text:style-name="P472"><text:s/>0x0F=PCAN_RECEIVE_STATUS</text:p>
            </text:list-item>
            <text:list-item>
              <text:p text:style-name="P472"><text:s/>0x15=PCAN_CHANNEL_IDENTIFYING</text:p>
            </text:list-item>
          </text:list>
        </text:list-item>
        <text:list-item>
          <text:p text:style-name="P472">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42430958480814" text:continue-numbering="true" text:style-name="L27">
        <text:list-item>
          <text:p text:style-name="P472">types: The can types of the received can messages (0=standard, 1=standard remote-transfer-request, 2=extended, 3= extended remote-transfer-request)</text:p>
        </text:list-item>
        <text:list-item>
          <text:p text:style-name="P472">messageIds: The can ids of the received can messages</text:p>
        </text:list-item>
        <text:list-item>
          <text:p text:style-name="P472">timestamps: The time-stamps of the received can messages</text:p>
        </text:list-item>
        <text:list-item>
          <text:p text:style-name="P472">data: The data of the received can messages</text:p>
          <text:p text:style-name="P47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142429645671582" text:continue-numbering="true" text:style-name="L27">
        <text:list-item>
          <text:p text:style-name="P472">msec: The timer interval in milliseconds</text:p>
        </text:list-item>
      </text:list>
      <text:p text:style-name="P156"/>
      <text:h text:style-name="P413"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142429283078808" text:continue-numbering="true" text:style-name="L27">
        <text:list-header>
          <text:p text:style-name="P472"/>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14" text:outline-level="4">void setSingleShot(bool singleShot)</text:h>
      <text:p text:style-name="P153">Sets the timer to single-shot or non-single-shot. A single-shot timer fires only once, non-single-shot timers fire every interval milliseconds.</text:p>
      <text:p text:style-name="P152">Arguments:</text:p>
      <text:list xml:id="list142430968161398" text:continue-numbering="true" text:style-name="L27">
        <text:list-item>
          <text:p text:style-name="P489"><text:span text:style-name="T238">singleShot</text:span>: <text:span text:style-name="T238">True if the timer is a single-shot timer.</text:span></text:p>
          <text:p text:style-name="P489"/>
        </text:list-item>
      </text:list>
      <text:h text:style-name="P415" text:outline-level="4">bool isSingleShot(void)</text:h>
      <text:p text:style-name="P212">Returns true if the timer is a single-shot timer.</text:p>
      <text:p text:style-name="P212"/>
      <text:h text:style-name="P415" text:outline-level="4">void setInterval(int msec)</text:h>
      <text:p text:style-name="P155">Sets the timer interval.</text:p>
      <text:p text:style-name="P154">Arguments:</text:p>
      <text:list xml:id="list142429969563018" text:continue-numbering="true" text:style-name="L27">
        <text:list-item>
          <text:p text:style-name="P490"><text:span text:style-name="T239">msec</text:span>: <text:span text:style-name="T238">The timer interval in milliseconds.</text:span></text:p>
        </text:list-item>
      </text:list>
      <text:p text:style-name="P162"/>
      <text:h text:style-name="P416" text:outline-level="4">int interval(void)</text:h>
      <text:p text:style-name="P213">Returns the timer interval.</text:p>
      <text:p text:style-name="P213"/>
      <text:h text:style-name="P416" text:outline-level="4">bool isActive(void)</text:h>
      <text:p text:style-name="P213">Returns true if the timer is running, otherwise false.</text:p>
      <text:p text:style-name="P213"/>
      <text:h text:style-name="P417" text:outline-level="4">int remainingTime(void)</text:h>
      <text:p text:style-name="P214">Returns the timer's remaining value in milliseconds left until the timeout. If the timer is inactive, the returned value will be -1. If the timer is overdue, the returned value will be 0.</text:p>
      <text:list xml:id="list142429225335879" text:continue-numbering="true" text:style-name="L27">
        <text:list-header>
          <text:p text:style-name="P543"/>
        </text:list-header>
      </text:list>
      <text:h text:style-name="P418"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42430788791993" text:continue-numbering="true" text:style-name="L27">
        <text:list-item>
          <text:p text:style-name="P472">color: The color of the graph. Allowed values are: <text:s/>"blue", "red", "yellow", "green" and "black"</text:p>
        </text:list-item>
        <text:list-item>
          <text:p text:style-name="P472">penStyle: The pen style of the graph. Allowed values are: "dash", "dot" and "solid"</text:p>
        </text:list-item>
        <text:list-item>
          <text:p text:style-name="P47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42429377246322" text:continue-numbering="true" text:style-name="L27">
        <text:list-item>
          <text:p text:style-name="P472"><text:soft-page-break/>xRange: The range of the x axis (the x axis starts always with 0)</text:p>
        </text:list-item>
        <text:list-item>
          <text:p text:style-name="P472">yMinValue: The min. values of the y axis</text:p>
        </text:list-item>
        <text:list-item>
          <text:p text:style-name="P472">yMaxValue: The max. value of the y axis</text:p>
          <text:p text:style-name="P472"/>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42430218378978" text:continue-numbering="true" text:style-name="L27">
        <text:list-item>
          <text:p text:style-name="P472">graphIndex: The graph index</text:p>
        </text:list-item>
        <text:list-item>
          <text:p text:style-name="P472">x: The x value of the point</text:p>
        </text:list-item>
        <text:list-item>
          <text:p text:style-name="P472">y: The y value of the point</text:p>
          <text:p text:style-name="P472"/>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42428884794858" text:continue-numbering="true" text:style-name="L27">
        <text:list-item>
          <text:p text:style-name="P472">xAxisLabel: The label of the x axis</text:p>
        </text:list-item>
        <text:list-item>
          <text:p text:style-name="P472">yAxisLabel: The label of the y axis</text:p>
          <text:p text:style-name="P47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42429559365347" text:continue-numbering="true" text:style-name="L27">
        <text:list-item>
          <text:p text:style-name="P472">show: True=show, false=hide</text:p>
          <text:p text:style-name="P472"/>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142429044225410" text:continue-numbering="true" text:style-name="L27">
        <text:list-item>
          <text:p text:style-name="P472">showXRange: True if the x range input field shall be visible</text:p>
        </text:list-item>
        <text:list-item>
          <text:p text:style-name="P472">showYRange: True if the y range input fields shall be visible</text:p>
        </text:list-item>
        <text:list-item>
          <text:p text:style-name="P472">showUpdate: True if the x update check box shall be visible</text:p>
        </text:list-item>
        <text:list-item>
          <text:p text:style-name="P472">showSave: True if the save button shall be visible</text:p>
        </text:list-item>
        <text:list-item>
          <text:p text:style-name="P472">showLoad: True if the load button shall be visible</text:p>
        </text:list-item>
        <text:list-item>
          <text:p text:style-name="P472">showClear: True if the clear button shall be visible</text:p>
        </text:list-item>
        <text:list-item>
          <text:p text:style-name="P472">showGraphVisibility: True if the show group box</text:p>
        </text:list-item>
        <text:list-item>
          <text:p text:style-name="P472">graphVisibilityMaxSize: The max. width of the show group box</text:p>
        </text:list-item>
        <text:list-item>
          <text:p text:style-name="P472">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142430522786913" text:continue-numbering="true" text:style-name="L27">
        <text:list-item>
          <text:p text:style-name="P472">updateInterval: The new interval</text:p>
          <text:p text:style-name="P542"/>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142429745246393" text:continue-numbering="true" text:style-name="L27">
        <text:list-item>
          <text:p text:style-name="P472">xValue: The x-position of the click</text:p>
        </text:list-item>
        <text:list-item>
          <text:p text:style-name="P472">yValue: The y-position of the click</text:p>
        </text:list-item>
        <text:list-item>
          <text:p text:style-name="P472">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4368319797020645337" text:style-name="L34">
        <text:list-item>
          <text:p text:style-name="P354">QDialog</text:p>
        </text:list-item>
        <text:list-item>
          <text:p text:style-name="P354">QMainWindow</text:p>
        </text:list-item>
        <text:list-item>
          <text:p text:style-name="P354">QTabWidget</text:p>
        </text:list-item>
        <text:list-item>
          <text:p text:style-name="P354">QToolBox</text:p>
        </text:list-item>
        <text:list-item>
          <text:p text:style-name="P354">QGroupBox</text:p>
        </text:list-item>
        <text:list-item>
          <text:p text:style-name="P354">QLabel</text:p>
        </text:list-item>
        <text:list-item>
          <text:p text:style-name="P354">QAction</text:p>
        </text:list-item>
        <text:list-item>
          <text:p text:style-name="P354">QStatusBar</text:p>
        </text:list-item>
        <text:list-item>
          <text:p text:style-name="P354">QPushButton</text:p>
        </text:list-item>
        <text:list-item>
          <text:p text:style-name="P354">QToolButton</text:p>
        </text:list-item>
        <text:list-item>
          <text:p text:style-name="P354">QCheckBox</text:p>
        </text:list-item>
        <text:list-item>
          <text:p text:style-name="P354">QRadioButton</text:p>
        </text:list-item>
        <text:list-item>
          <text:p text:style-name="P354">Q<text:span text:style-name="T181">C</text:span>omboBox</text:p>
        </text:list-item>
        <text:list-item>
          <text:p text:style-name="P355">QFontComboBox</text:p>
        </text:list-item>
        <text:list-item>
          <text:p text:style-name="P354">QLineEdit</text:p>
        </text:list-item>
        <text:list-item>
          <text:p text:style-name="P354">QTableWidget</text:p>
        </text:list-item>
        <text:list-item>
          <text:p text:style-name="P354">QListWidget</text:p>
        </text:list-item>
        <text:list-item>
          <text:p text:style-name="P354">QTreeWidget</text:p>
        </text:list-item>
        <text:list-item>
          <text:p text:style-name="P354">QTreeWidgetItem</text:p>
        </text:list-item>
        <text:list-item>
          <text:p text:style-name="P354">QTextEdit</text:p>
        </text:list-item>
        <text:list-item>
          <text:p text:style-name="P354">QProgressBar</text:p>
        </text:list-item>
        <text:list-item>
          <text:p text:style-name="P354">QSlider</text:p>
        </text:list-item>
        <text:list-item>
          <text:p text:style-name="P354">QSpinBox</text:p>
        </text:list-item>
        <text:list-item>
          <text:p text:style-name="P354">QDoubleSpinBox</text:p>
        </text:list-item>
        <text:list-item>
          <text:p text:style-name="P354">QTimeEdit</text:p>
        </text:list-item>
        <text:list-item>
          <text:p text:style-name="P354">QDateEdit</text:p>
        </text:list-item>
        <text:list-item>
          <text:p text:style-name="P354">QDateTimeEdit</text:p>
        </text:list-item>
        <text:list-item>
          <text:p text:style-name="P354">QCalendarWidget</text:p>
        </text:list-item>
        <text:list-item>
          <text:p text:style-name="P354"><text:soft-page-break/>QSplitter</text:p>
        </text:list-item>
        <text:list-item>
          <text:p text:style-name="P35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42429337617070" text:continue-list="list142429745246393" text:style-name="L27">
        <text:list-item>
          <text:p text:style-name="P472">index: The tab index</text:p>
        </text:list-item>
        <text:list-item>
          <text:p text:style-name="P472">text: The new text</text:p>
          <text:p text:style-name="P472"/>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42429462937648" text:continue-numbering="true" text:style-name="L27">
        <text:list-item>
          <text:p text:style-name="P472">index: The tab index</text:p>
          <text:p text:style-name="P47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42429975708093" text:continue-numbering="true" text:style-name="L27">
        <text:list-item>
          <text:p text:style-name="P472">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42429222275536" text:continue-numbering="true" text:style-name="L27">
        <text:list-item>
          <text:p text:style-name="P472">index: The item index</text:p>
        </text:list-item>
        <text:list-item>
          <text:p text:style-name="P472">text: The new text</text:p>
          <text:p text:style-name="P472"/>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42430443399893" text:continue-numbering="true" text:style-name="L27">
        <text:list-item>
          <text:p text:style-name="P472">index: The item index</text:p>
          <text:p text:style-name="P47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42429339275426" text:continue-numbering="true" text:style-name="L27">
        <text:list-item>
          <text:p text:style-name="P472">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42429944344851" text:continue-numbering="true" text:style-name="L27">
        <text:list-item>
          <text:p text:style-name="P472">title: The new title</text:p>
          <text:p text:style-name="P472"/>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419"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42430948683765" text:continue-numbering="true" text:style-name="L27">
        <text:list-item>
          <text:p text:style-name="P351">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42430357759676" text:continue-numbering="true" text:style-name="L27">
        <text:list-item>
          <text:p text:style-name="P472">text: The new text</text:p>
          <text:p text:style-name="P47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42430666096738" text:continue-numbering="true" text:style-name="L27">
        <text:list-item>
          <text:p text:style-name="P472">check: True=checked, false=not checked</text:p>
          <text:p text:style-name="P47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42429202072001" text:continue-numbering="true" text:style-name="L27">
        <text:list-item>
          <text:p text:style-name="P472">text: The message text</text:p>
        </text:list-item>
        <text:list-item>
          <text:p text:style-name="P472">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42429327654742" text:continue-numbering="true" text:style-name="L27">
        <text:list-item>
          <text:p text:style-name="P472">text: The new text</text:p>
          <text:p text:style-name="P472"><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42430815564439" text:continue-numbering="true" text:style-name="L27">
        <text:list-item>
          <text:p text:style-name="P472">iconFileName: The path to the icon (absolute path)</text:p>
          <text:p text:style-name="P47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42429291150872" text:continue-numbering="true" text:style-name="L27">
        <text:list-item>
          <text:p text:style-name="P472">text: The new text</text:p>
          <text:p text:style-name="P47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42430405853272" text:continue-numbering="true" text:style-name="L27">
        <text:list-item>
          <text:p text:style-name="P472">iconFileName: The path to the icon (absolute path)</text:p>
          <text:p text:style-name="P47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42430763693597" text:continue-numbering="true" text:style-name="L27">
        <text:list-item>
          <text:p text:style-name="P472">text: The new text</text:p>
          <text:p text:style-name="P47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42429787093742" text:continue-numbering="true" text:style-name="L27">
        <text:list-item>
          <text:p text:style-name="P472">check: True=checked, false=not checked</text:p>
          <text:p text:style-name="P47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Toc4030416903"/><text:bookmark-start text:name="__RefHeading__5856_1858286537"/><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42429033254296" text:continue-numbering="true" text:style-name="L27">
        <text:list-item>
          <text:p text:style-name="P472">text: The new text</text:p>
          <text:p text:style-name="P47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42429858839315" text:continue-numbering="true" text:style-name="L27">
        <text:list-item>
          <text:p text:style-name="P472">check: True=checked, false=not checked</text:p>
          <text:p text:style-name="P47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378" text:outline-level="3"><text:bookmark-start text:name="_Toc403041691"/><text:bookmark-start text:name="__RefHeading__6038_596565095"/>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142428951310782" text:continue-numbering="true" text:style-name="L27">
        <text:list-item>
          <text:p text:style-name="P472">text: The text of the new item</text:p>
          <text:p text:style-name="P47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42430849991721" text:continue-numbering="true" text:style-name="L27">
        <text:list-item>
          <text:p text:style-name="P472">index: The index of the new item</text:p>
        </text:list-item>
        <text:list-item>
          <text:p text:style-name="P472">text: The text of the new item</text:p>
          <text:p text:style-name="P47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42429560528992" text:continue-numbering="true" text:style-name="L27">
        <text:list-item>
          <text:p text:style-name="P472">index: The index of the item</text:p>
          <text:p text:style-name="P472"/>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42429232594364" text:continue-numbering="true" text:style-name="L27">
        <text:list-item>
          <text:p text:style-name="P472">editable: True=editable, false=not editable</text:p>
          <text:p text:style-name="P47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42430104809933" text:continue-numbering="true" text:style-name="L27">
        <text:list-item>
          <text:p text:style-name="P47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42430189868029" text:continue-numbering="true" text:style-name="L27">
        <text:list-item>
          <text:p text:style-name="P472">index: The index of the item</text:p>
        </text:list-item>
        <text:list-item>
          <text:p text:style-name="P472">text: The new text</text:p>
          <text:p text:style-name="P472"/>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142429801472971" text:continue-numbering="true" text:style-name="L27">
        <text:list-item>
          <text:p text:style-name="P472">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42430892227893" text:continue-numbering="true" text:style-name="L27">
        <text:list-item>
          <text:p text:style-name="P472">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42430672148055" text:continue-numbering="true" text:style-name="L27">
        <text:list-item>
          <text:p text:style-name="P351">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42430309443276" text:continue-numbering="true" text:style-name="L27">
        <text:list-item>
          <text:p text:style-name="P351">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42429028246785" text:continue-numbering="true" text:style-name="L27">
        <text:list-item>
          <text:p text:style-name="P472"><text:soft-page-break/>text: The new text</text:p>
          <text:p text:style-name="P47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42430247559044" text:continue-numbering="true" text:style-name="L27">
        <text:list-item>
          <text:p text:style-name="P472">readOnly: True=read only, false=editable</text:p>
          <text:p text:style-name="P472"/>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42430960380412" text:continue-numbering="true" text:style-name="L27">
        <text:list-item>
          <text:p text:style-name="P472">bottom: The min. value</text:p>
        </text:list-item>
        <text:list-item>
          <text:p text:style-name="P472">top: The max. value</text:p>
          <text:p text:style-name="P47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42430363211478" text:continue-numbering="true" text:style-name="L27">
        <text:list-item>
          <text:p text:style-name="P472">bottom: The min. value</text:p>
        </text:list-item>
        <text:list-item>
          <text:p text:style-name="P472">top: The max. value</text:p>
        </text:list-item>
        <text:list-item>
          <text:p text:style-name="P472">decimals: the max. number of digits after the decimal point</text:p>
          <text:p text:style-name="P47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42429495041947" text:continue-numbering="true" text:style-name="L27">
        <text:list-item>
          <text:p text:style-name="P47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72">caseSensitiv: True if the pattern shall be matched case sensitively</text:p>
          <text:p text:style-name="P47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42429954953280" text:continue-numbering="true" text:style-name="L27">
        <text:list-item>
          <text:p text:style-name="P351">currentText: The current text of the line edit</text:p>
          <text:p text:style-name="P351"/>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42430487810382" text:continue-numbering="true" text:style-name="L27">
        <text:list-item>
          <text:p text:style-name="P351">row: The row of the cell</text:p>
        </text:list-item>
        <text:list-item>
          <text:p text:style-name="P351">column: The column of the cell</text:p>
        </text:list-item>
        <text:list-item>
          <text:p text:style-name="P351">text: The new text</text:p>
          <text:p text:style-name="P351"/>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42430235585132" text:continue-numbering="true" text:style-name="L27">
        <text:list-item>
          <text:p text:style-name="P351">row: The row of the header</text:p>
        </text:list-item>
        <text:list-item>
          <text:p text:style-name="P351">text: The new text</text:p>
          <text:p text:style-name="P351"/>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42429912907505" text:continue-numbering="true" text:style-name="L27">
        <text:list-item>
          <text:p text:style-name="P351">column: the column of the header</text:p>
        </text:list-item>
        <text:list-item>
          <text:p text:style-name="P351">text: The new text</text:p>
          <text:p text:style-name="P351"/>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42429143079872" text:continue-numbering="true" text:style-name="L27">
        <text:list-item>
          <text:p text:style-name="P351">row: The row of the cell</text:p>
        </text:list-item>
        <text:list-item>
          <text:p text:style-name="P351">column: The column of the cell</text:p>
        </text:list-item>
        <text:list-item>
          <text:p text:style-name="P351">editable: True=editable, false=not editable</text:p>
          <text:p text:style-name="P351"><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42429651439841" text:continue-numbering="true" text:style-name="L27">
        <text:list-item>
          <text:p text:style-name="P46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42430088039557" text:continue-numbering="true" text:style-name="L27">
        <text:list-item>
          <text:p text:style-name="P46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42430314277583" text:continue-numbering="true" text:style-name="L27">
        <text:list-item>
          <text:p text:style-name="P351">color: The color, possible values are: black, white, gray, red, green, blue, cyan, magenta and yellow</text:p>
        </text:list-item>
        <text:list-item>
          <text:p text:style-name="P351">row: The row of the cell</text:p>
        </text:list-item>
        <text:list-item>
          <text:p text:style-name="P351">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42429981520968" text:continue-numbering="true" text:style-name="L27">
        <text:list-item>
          <text:p text:style-name="P351">color: The color, possible values are: black, white, gray, red, green, blue, cyan, magenta and yellow</text:p>
        </text:list-item>
        <text:list-item>
          <text:p text:style-name="P351">row: The row of the cell</text:p>
        </text:list-item>
        <text:list-item>
          <text:p text:style-name="P351">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42429251330884" text:continue-numbering="true" text:style-name="L27">
        <text:list-item>
          <text:p text:style-name="P351">column: The column</text:p>
        </text:list-item>
        <text:list-item>
          <text:p text:style-name="P351">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42429868620309" text:continue-numbering="true" text:style-name="L27">
        <text:list-item>
          <text:p text:style-name="P351">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42430429022392" text:continue-numbering="true" text:style-name="L27">
        <text:list-item>
          <text:p text:style-name="P351">row: The row</text:p>
          <text:p text:style-name="P351"/>
        </text:list-item>
      </text:list>
      <text:h text:style-name="Heading_20_4" text:outline-level="4">void setRowHeight(int row, int height)</text:h>
      <text:p text:style-name="P21">Sets the height of the given row to be height.</text:p>
      <text:p text:style-name="P21">Arguments:</text:p>
      <text:list xml:id="list142429220663905" text:continue-numbering="true" text:style-name="L27">
        <text:list-item>
          <text:p text:style-name="P351">row: The row</text:p>
        </text:list-item>
        <text:list-item>
          <text:p text:style-name="P351">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42430583534053" text:continue-numbering="true" text:style-name="L27">
        <text:list-item>
          <text:p text:style-name="P351">column: The column</text:p>
        </text:list-item>
        <text:list-item>
          <text:p text:style-name="P351">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42429547528408" text:continue-numbering="true" text:style-name="L27">
        <text:list-item>
          <text:p text:style-name="P351">row: The row of the cell</text:p>
        </text:list-item>
        <text:list-item>
          <text:p text:style-name="P351">column: The column of the cell</text:p>
        </text:list-item>
        <text:list-item>
          <text:p text:style-name="P351">type: The type of the created widget. Possible type values are:</text:p>
          <text:list>
            <text:list-item>
              <text:p text:style-name="P351">LineEdit</text:p>
            </text:list-item>
            <text:list-item>
              <text:p text:style-name="P351">ComboBox</text:p>
            </text:list-item>
            <text:list-item>
              <text:p text:style-name="P351">Button</text:p>
            </text:list-item>
            <text:list-item>
              <text:p text:style-name="P351">CheckBox</text:p>
            </text:list-item>
            <text:list-item>
              <text:p text:style-name="P351">SpinBox</text:p>
            </text:list-item>
            <text:list-item>
              <text:p text:style-name="P351">DoubleSpinBox</text:p>
            </text:list-item>
            <text:list-item>
              <text:p text:style-name="P351">VerticalSlider</text:p>
            </text:list-item>
            <text:list-item>
              <text:p text:style-name="P351">HorizontalSlider</text:p>
            </text:list-item>
            <text:list-item>
              <text:p text:style-name="P351">TimeEdit</text:p>
            </text:list-item>
            <text:list-item>
              <text:p text:style-name="P351">DateEdit</text:p>
            </text:list-item>
            <text:list-item>
              <text:p text:style-name="P351">DateTimeEdit</text:p>
            </text:list-item>
            <text:list-item>
              <text:p text:style-name="P351">CalendarWidget</text:p>
            </text:list-item>
            <text:list-item>
              <text:p text:style-name="P351">TextEdit</text:p>
            </text:list-item>
            <text:list-item>
              <text:p text:style-name="P351">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142430531320003" text:continue-numbering="true" text:style-name="L27">
        <text:list-item>
          <text:p text:style-name="P472">row: The row of the cell</text:p>
        </text:list-item>
        <text:list-item>
          <text:p text:style-name="P472">column: The column of the cell</text:p>
        </text:list-item>
        <text:list-item>
          <text:p text:style-name="P472">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42429874018341" text:continue-numbering="true" text:style-name="L27">
        <text:list-item>
          <text:p text:style-name="P472">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445"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42429677206778" text:continue-numbering="true" text:style-name="L27">
        <text:list-item>
          <text:p text:style-name="P351">row: The row of the cell</text:p>
        </text:list-item>
        <text:list-item>
          <text:p text:style-name="P351">column: The column of the cell</text:p>
          <text:p text:style-name="P351"/>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42430490074677" text:continue-numbering="true" text:style-name="L27">
        <text:list-item>
          <text:p text:style-name="P351">row: The row of the cell</text:p>
        </text:list-item>
        <text:list-item>
          <text:p text:style-name="P351">column: The column of the cell</text:p>
          <text:p text:style-name="P351"/>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42429764705188" text:continue-numbering="true" text:style-name="L27">
        <text:list-item>
          <text:p text:style-name="P351">row: The row of the cell</text:p>
        </text:list-item>
        <text:list-item>
          <text:p text:style-name="P351">column: The column of the cell</text:p>
          <text:p text:style-name="P351"/>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42429744677112" text:continue-numbering="true" text:style-name="L27">
        <text:list-item>
          <text:p text:style-name="P351">row: The row of the cell</text:p>
        </text:list-item>
        <text:list-item>
          <text:p text:style-name="P351">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42430638249955" text:continue-numbering="true" text:style-name="L27">
        <text:list-item>
          <text:p text:style-name="P351">logicalIndex: The section's logical number</text:p>
        </text:list-item>
        <text:list-item>
          <text:p text:style-name="P351">oldSize: The old size</text:p>
        </text:list-item>
        <text:list-item>
          <text:p text:style-name="P351">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42429088219686" text:continue-numbering="true" text:style-name="L27">
        <text:list-item>
          <text:p text:style-name="P351">row: The row of the new item</text:p>
        </text:list-item>
        <text:list-item>
          <text:p text:style-name="P351">itemText: The text of the new item</text:p>
        </text:list-item>
        <text:list-item>
          <text:p text:style-name="P351">iconFileName: The path to the item icon (if empty then no icon will be added)</text:p>
          <text:p text:style-name="P47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42430450377028" text:continue-numbering="true" text:style-name="L27">
        <text:list-item>
          <text:p text:style-name="P351">row: The row of the item</text:p>
          <text:p text:style-name="P542"/>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142429238006424" text:continue-numbering="true" text:style-name="L27">
        <text:list-item>
          <text:p text:style-name="P351">row: The row of the item</text:p>
          <text:p text:style-name="P542"/>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142429805750499" text:continue-numbering="true" text:style-name="L27">
        <text:list-item>
          <text:p text:style-name="P472">row: The row of the item</text:p>
        </text:list-item>
        <text:list-item>
          <text:p text:style-name="P472">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142430824092178" text:continue-numbering="true" text:style-name="L27">
        <text:list-item>
          <text:p text:style-name="P472">row: The row of the item</text:p>
        </text:list-item>
        <text:list-item>
          <text:p text:style-name="P472">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142429967689123" text:continue-numbering="true" text:style-name="L27">
        <text:list-item>
          <text:p text:style-name="P472">row: The row of the item</text:p>
        </text:list-item>
      </text:list>
      <text:p text:style-name="P170"/>
      <text:h text:style-name="Heading_20_4" text:outline-level="4">void setItemText(int row, String text)</text:h>
      <text:p text:style-name="P21">Sets the item text.</text:p>
      <text:p text:style-name="P21">Arguments:</text:p>
      <text:list xml:id="list142431073499141" text:continue-numbering="true" text:style-name="L27">
        <text:list-item>
          <text:p text:style-name="P472">row: The row of the item</text:p>
        </text:list-item>
        <text:list-item>
          <text:p text:style-name="P472">text: The new text</text:p>
        </text:list-item>
      </text:list>
      <text:h text:style-name="Heading_20_4" text:outline-level="4">void setItemIcon(int row, String iconFileName)</text:h>
      <text:p text:style-name="P21">Sets the item icon.</text:p>
      <text:p text:style-name="P21">Arguments:</text:p>
      <text:list xml:id="list142429885659538" text:continue-numbering="true" text:style-name="L27">
        <text:list-item>
          <text:p text:style-name="P472">row: The row of the item</text:p>
        </text:list-item>
        <text:list-item>
          <text:p text:style-name="P472">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142429646529521" text:continue-numbering="true" text:style-name="L27">
        <text:list-item>
          <text:p text:style-name="P472">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142429454651250" text:continue-numbering="true" text:style-name="L27">
        <text:list-item>
          <text:p text:style-name="P472">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142429283344068" text:continue-numbering="true" text:style-name="L27">
        <text:list-item>
          <text:p text:style-name="P472">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53"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42430921859344" text:continue-numbering="true" text:style-name="L27">
        <text:list-item>
          <text:p text:style-name="P46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42429103454821" text:continue-numbering="true" text:style-name="L27">
        <text:list-item>
          <text:p text:style-name="P46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42431095671515" text:continue-numbering="true" text:style-name="L27">
        <text:list-item>
          <text:p text:style-name="P351">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42430021266084" text:continue-numbering="true" text:style-name="L27">
        <text:list-item>
          <text:p text:style-name="P46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42430919032060" text:continue-numbering="true" text:style-name="L27">
        <text:list-item>
          <text:p text:style-name="P461">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420" text:outline-level="4">void insertPlainText(const String text<text:span text:style-name="T194">, bool atTheEnd=true</text:span>)</text:h>
      <text:p text:style-name="P21">Inserts plain text into the text edit.</text:p>
      <text:p text:style-name="P21">Arguments:</text:p>
      <text:list xml:id="list142429199378490" text:continue-list="list142430919032060" text:style-name="L35">
        <text:list-item>
          <text:p text:style-name="P530">text: The text</text:p>
        </text:list-item>
        <text:list-item>
          <text:p text:style-name="P531">atTheEnd: If true then the text is inserted at the end if false then the text is inserted at the cursor position</text:p>
          <text:p text:style-name="P531"/>
        </text:list-item>
      </text:list>
      <text:h text:style-name="P420"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42429536073895" text:continue-numbering="true" text:style-name="L35">
        <text:list-item>
          <text:p text:style-name="P530">htmlString: The <text:span text:style-name="T195">HTML</text:span> string</text:p>
        </text:list-item>
        <text:list-item>
          <text:p text:style-name="P531">atTheEnd: If true then the text is inserted at the end if false then the text is inserted at the cursor position</text:p>
          <text:p text:style-name="P531"/>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42430824698659" text:continue-list="list142429536073895" text:style-name="L27">
        <text:list-item>
          <text:p text:style-name="P461">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42429255514249" text:continue-numbering="true" text:style-name="L27">
        <text:list-item>
          <text:p text:style-name="P461">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42429238054722" text:continue-numbering="true" text:style-name="L27">
        <text:list-item>
          <text:p text:style-name="P461">text: The text</text:p>
        </text:list-item>
      </text:list>
      <text:h text:style-name="P452" text:outline-level="4"><text:soft-page-break/>void <text:span text:style-name="T194">lockScrolling(bool lock)</text:span></text:h>
      <text:p text:style-name="P124">Locks or unlocks the scrolling of the vertical scroll bar.</text:p>
      <text:p text:style-name="P123">Arguments:</text:p>
      <text:list xml:id="list142429658446286" text:continue-numbering="true" text:style-name="L27">
        <text:list-item>
          <text:p text:style-name="P491"><text:span text:style-name="T194">lock</text:span>: <text:span text:style-name="T194">true for locking and false for unlocking</text:span></text:p>
          <text:p text:style-name="P54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42431204685521" text:continue-numbering="true" text:style-name="L27">
        <text:list-item>
          <text:p text:style-name="P472">minimum: The minimum</text:p>
        </text:list-item>
        <text:list-item>
          <text:p text:style-name="P472">maximum: The maximum</text:p>
          <text:p text:style-name="P47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42430821620495" text:continue-numbering="true" text:style-name="L27">
        <text:list-item>
          <text:p text:style-name="P472">minimum: The minimum</text:p>
          <text:p text:style-name="P47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42429407136824" text:continue-numbering="true" text:style-name="L27">
        <text:list-item>
          <text:p text:style-name="P472">maximum: The maximum</text:p>
          <text:p text:style-name="P47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42429407734371" text:continue-numbering="true" text:style-name="L27">
        <text:list-item>
          <text:p text:style-name="P472">value: The current value</text:p>
          <text:p text:style-name="P542"/>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42430968030145" text:continue-numbering="true" text:style-name="L27">
        <text:list-item>
          <text:p text:style-name="P351">min: The minimum</text:p>
        </text:list-item>
        <text:list-item>
          <text:p text:style-name="P351">max: The maximum</text:p>
          <text:p text:style-name="P351"/>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42429169497198" text:continue-numbering="true" text:style-name="L27">
        <text:list-item>
          <text:p text:style-name="P472">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42429768891630" text:continue-numbering="true" text:style-name="L27">
        <text:list-item>
          <text:p text:style-name="P351">min: The minimum</text:p>
        </text:list-item>
        <text:list-item>
          <text:p text:style-name="P351">max: The maximum</text:p>
          <text:p text:style-name="P351"/>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42429494875073" text:continue-numbering="true" text:style-name="L27">
        <text:list-item>
          <text:p text:style-name="P472">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42429824567486" text:continue-numbering="true" text:style-name="L27">
        <text:list-item>
          <text:p text:style-name="P472">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42429319623667" text:continue-numbering="true" text:style-name="L27">
        <text:list-item>
          <text:p text:style-name="P351">min: The minimum</text:p>
        </text:list-item>
        <text:list-item>
          <text:p text:style-name="P351">max: The maximum</text:p>
          <text:p text:style-name="P351"/>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42430251137046" text:continue-numbering="true" text:style-name="L27">
        <text:list-item>
          <text:p text:style-name="P472"><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42429988551290" text:continue-numbering="true" text:style-name="L27">
        <text:list-item>
          <text:p text:style-name="P472">value: The new value</text:p>
          <text:p text:style-name="P542"/>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142429987629065" text:continue-numbering="true" text:style-name="L27">
        <text:list-item>
          <text:p text:style-name="P472">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42430697918064" text:continue-numbering="true" text:style-name="L27">
        <text:list-item>
          <text:p text:style-name="P472"><text:soft-page-break/>time: The time (must satisfy the display format)</text:p>
          <text:p text:style-name="P472"/>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42430822496424" text:continue-numbering="true" text:style-name="L27">
        <text:list-item>
          <text:p text:style-name="P351">format: The new display format (see chapter <text:span text:style-name="Absatz-Standardschriftart"><text:span text:style-name="T59"><text:bookmark-ref text:reference-format="text" text:ref-name="__RefHeading__13033_443172521">Time format</text:bookmark-ref></text:span></text:span>)</text:p>
          <text:p text:style-name="P472"/>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42429199856023" text:continue-numbering="true" text:style-name="L27">
        <text:list-item>
          <text:p text:style-name="P472">date: The date (must satisfy the display format)</text:p>
          <text:p text:style-name="P47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42431060276858" text:continue-numbering="true" text:style-name="L27">
        <text:list-item>
          <text:p text:style-name="P351">format: The new display format (see chapter <text:span text:style-name="Absatz-Standardschriftart"><text:span text:style-name="T59"><text:bookmark-ref text:reference-format="text" text:ref-name="__RefHeading__13341_443172521">Date format</text:bookmark-ref></text:span></text:span>)</text:p>
          <text:p text:style-name="P472"/>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42429119174393" text:continue-numbering="true" text:style-name="L27">
        <text:list-item>
          <text:p text:style-name="P472">date: The date and time (must satisfy the display format)</text:p>
          <text:p text:style-name="P472"/>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42430301498721" text:continue-numbering="true" text:style-name="L27">
        <text:list-item>
          <text:p text:style-name="P351">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42">Example:</text:p>
          <text:p text:style-name="P351"><text:span text:style-name="Absatz-Standardschriftart"><text:span text:style-name="T2">UI_dateTimeEdit.setDisplayFormat("dd.MM.yyyy hh:mm:ss");</text:span></text:span></text:p>
          <text:p text:style-name="P472"/>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42429640294894" text:continue-numbering="true" text:style-name="L27">
        <text:list-item>
          <text:p text:style-name="P472">date: The date (must satisfy the date format)</text:p>
          <text:p text:style-name="P47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42431015124962" text:continue-numbering="true" text:style-name="L27">
        <text:list-item>
          <text:p text:style-name="P351">format: The new date format (see chapter <text:span text:style-name="Absatz-Standardschriftart"><text:span text:style-name="T59"><text:bookmark-ref text:reference-format="text" text:ref-name="__RefHeading__13341_443172521">Date format</text:bookmark-ref></text:span></text:span>)</text:p>
          <text:p text:style-name="P472"/>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2887178496995653401" text:style-name="L36">
        <text:list-item>
          <text:p text:style-name="P356">min: the min. date (must satisfy the date format)</text:p>
        </text:list-item>
        <text:list-item>
          <text:p text:style-name="P356">max: the max. date (must satisfy the date format)</text:p>
          <text:p text:style-name="P35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42429555639609" text:continue-list="list142431015124962" text:style-name="L27">
        <text:list-header>
          <text:p text:style-name="P47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1083672403068348117" text:style-name="L37">
        <text:list-item>
          <text:p text:style-name="P357"><text:span text:style-name="Absatz-Standardschriftart"><text:span text:style-name="T30">select several items</text:span></text:span></text:p>
        </text:list-item>
        <text:list-item>
          <text:p text:style-name="P357"><text:span text:style-name="Absatz-Standardschriftart"><text:span text:style-name="T30">press the right mouse button</text:span></text:span></text:p>
        </text:list-item>
        <text:list-item>
          <text:p text:style-name="P357"><text:span text:style-name="Absatz-Standardschriftart"><text:span text:style-name="T30">go to the 'lay out' menu</text:span></text:span></text:p>
        </text:list-item>
        <text:list-item>
          <text:p text:style-name="P357"><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42430887709780" text:continue-list="list142429555639609" text:style-name="L27">
        <text:list-item>
          <text:p text:style-name="P351">min: The minimum</text:p>
        </text:list-item>
        <text:list-item>
          <text:p text:style-name="P351">max: The maximum</text:p>
          <text:p text:style-name="P351"/>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42429992303639" text:continue-numbering="true" text:style-name="L27">
        <text:list-item>
          <text:p text:style-name="P472">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6637179159972014402" text:style-name="L38">
        <text:list-item>
          <text:p text:style-name="P358">add a group box to the script GUI (QtDesigner)</text:p>
        </text:list-item>
        <text:list-item>
          <text:p text:style-name="P358">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42430859027702" text:continue-numbering="true" text:style-name="L38">
        <text:list-header>
          <text:p text:style-name="P358"/>
        </text:list-header>
      </text:list>
      <text:h text:style-name="Heading_20_4" text:outline-level="4">int addGraph(String color, String penStyle, String name)</text:h>
      <text:p text:style-name="P21">This function adds a graph to the diagram.</text:p>
      <text:p text:style-name="P21">Arguments:</text:p>
      <text:list xml:id="list142429185156325" text:continue-list="list142429992303639" text:style-name="L27">
        <text:list-item>
          <text:p text:style-name="P472">color: The color of the graph. Allowed values are: <text:s/>"blue", "red", "yellow", "green" and "black"</text:p>
        </text:list-item>
        <text:list-item>
          <text:p text:style-name="P472">penStyle: The pen style of the graph. Allowed values are: "dash", "dot" and "solid"</text:p>
        </text:list-item>
        <text:list-item>
          <text:p text:style-name="P47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42430630658300" text:continue-numbering="true" text:style-name="L27">
        <text:list-item>
          <text:p text:style-name="P472">xRange: The range of the x axis (the x axis starts always with 0)</text:p>
        </text:list-item>
        <text:list-item>
          <text:p text:style-name="P472">yMinValue: The min. values of the y axis</text:p>
        </text:list-item>
        <text:list-item>
          <text:p text:style-name="P472">yMaxValue: The max. value of the y axis</text:p>
          <text:p text:style-name="P47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42429846187354" text:continue-numbering="true" text:style-name="L27">
        <text:list-item>
          <text:p text:style-name="P472">graphIndex: The graph index</text:p>
        </text:list-item>
        <text:list-item>
          <text:p text:style-name="P472">x: The x value of the point</text:p>
        </text:list-item>
        <text:list-item>
          <text:p text:style-name="P472">y: The y value of the point</text:p>
          <text:p text:style-name="P47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42429675704509" text:continue-numbering="true" text:style-name="L27">
        <text:list-item>
          <text:p text:style-name="P472">xAxisLabel: The label of the x axis</text:p>
        </text:list-item>
        <text:list-item>
          <text:p text:style-name="P472">yAxisLabel: The label of the y axis</text:p>
          <text:p text:style-name="P47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42430885770087" text:continue-numbering="true" text:style-name="L27">
        <text:list-item>
          <text:p text:style-name="P472">show: True=show, false=hide</text:p>
          <text:p text:style-name="P472"/>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142429595321940" text:continue-numbering="true" text:style-name="L27">
        <text:list-item>
          <text:p text:style-name="P472">showXRange: True if the x range input field shall be visible</text:p>
        </text:list-item>
        <text:list-item>
          <text:p text:style-name="P472">showYRange: True if the y range input fields shall be visible</text:p>
        </text:list-item>
        <text:list-item>
          <text:p text:style-name="P472">showUpdate: True if the x update check box shall be visible</text:p>
        </text:list-item>
        <text:list-item>
          <text:p text:style-name="P472">showSave: True if the save button shall be visible</text:p>
        </text:list-item>
        <text:list-item>
          <text:p text:style-name="P472">showLoad: True if the load button shall be visible</text:p>
        </text:list-item>
        <text:list-item>
          <text:p text:style-name="P472">showClear: True if the clear button shall be visible</text:p>
        </text:list-item>
        <text:list-item>
          <text:p text:style-name="P472">showGraphVisibility: True if the show group box</text:p>
        </text:list-item>
        <text:list-item>
          <text:p text:style-name="P472">graphVisibilityMaxSize: The max. width of the show group box</text:p>
        </text:list-item>
        <text:list-item>
          <text:p text:style-name="P472">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142429780897610" text:continue-numbering="true" text:style-name="L27">
        <text:list-item>
          <text:p text:style-name="P472">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142429753958448" text:continue-numbering="true" text:style-name="L27">
        <text:list-item>
          <text:p text:style-name="P472">xValue: The x-position of the click</text:p>
        </text:list-item>
        <text:list-item>
          <text:p text:style-name="P472">yValue: The y-position of the click</text:p>
        </text:list-item>
        <text:list-item>
          <text:p text:style-name="P472">mouseButton: The used mouse button (enumeration Qt::MouseButton)</text:p>
          <text:p text:style-name="P47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379"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142429889988744" text:continue-list="list142430859027702" text:style-name="L38">
        <text:list-item>
          <text:p text:style-name="P359">add a group box to the script GUI (QtDesigner)</text:p>
        </text:list-item>
        <text:list-item>
          <text:p text:style-name="P359"><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421"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421"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1474129185571531920" text:style-name="L39">
        <text:list-item>
          <text:p text:style-name="P360">"source-over"</text:p>
        </text:list-item>
        <text:list-item>
          <text:p text:style-name="P360">"destination-over"</text:p>
        </text:list-item>
        <text:list-item>
          <text:p text:style-name="P360">"clear"</text:p>
        </text:list-item>
        <text:list-item>
          <text:p text:style-name="P360">"source"</text:p>
        </text:list-item>
        <text:list-item>
          <text:p text:style-name="P360">"destination"</text:p>
        </text:list-item>
        <text:list-item>
          <text:p text:style-name="P360">"source-in"</text:p>
        </text:list-item>
        <text:list-item>
          <text:p text:style-name="P360">"destination-in"</text:p>
        </text:list-item>
        <text:list-item>
          <text:p text:style-name="P360">"source-out"</text:p>
        </text:list-item>
        <text:list-item>
          <text:p text:style-name="P360">"destination-out"</text:p>
        </text:list-item>
        <text:list-item>
          <text:p text:style-name="P360">"source-atop"</text:p>
        </text:list-item>
        <text:list-item>
          <text:p text:style-name="P360">"destination-atop"</text:p>
        </text:list-item>
        <text:list-item>
          <text:p text:style-name="P360">"xor"</text:p>
        </text:list-item>
        <text:list-item>
          <text:p text:style-name="P360">"plus"</text:p>
        </text:list-item>
        <text:list-item>
          <text:p text:style-name="P360">"multiply"</text:p>
        </text:list-item>
        <text:list-item>
          <text:p text:style-name="P360">"screen"</text:p>
        </text:list-item>
        <text:list-item>
          <text:p text:style-name="P360">"overlay"</text:p>
        </text:list-item>
        <text:list-item>
          <text:p text:style-name="P360">"darken"</text:p>
        </text:list-item>
        <text:list-item>
          <text:p text:style-name="P360">"lighten"</text:p>
        </text:list-item>
        <text:list-item>
          <text:p text:style-name="P360"><text:s/>"color-dodge"</text:p>
        </text:list-item>
        <text:list-item>
          <text:p text:style-name="P360">"color-burn"</text:p>
        </text:list-item>
        <text:list-item>
          <text:p text:style-name="P360">"hard-light"</text:p>
        </text:list-item>
        <text:list-item>
          <text:p text:style-name="P360"><text:soft-page-break/>"soft-light"</text:p>
        </text:list-item>
        <text:list-item>
          <text:p text:style-name="P360">"difference"</text:p>
        </text:list-item>
        <text:list-item>
          <text:p text:style-name="P360">"exclusion"</text:p>
        </text:list-item>
      </text:list>
      <text:p text:style-name="P46"><text:s text:c="4"/>Note: See QPainter::CompositionMode for more details.</text:p>
      <text:p text:style-name="P21"/>
      <text:h text:style-name="P422"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424"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425"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426" text:outline-level="4"><text:span text:style-name="T96">String </text:span>lineCap</text:h>
      <text:p text:style-name="P50">This read/write property h<text:span text:style-name="T94">olds the current line cap style. The possible line cap styles are:</text:span></text:p>
      <text:list xml:id="list1762157301786389538" text:style-name="L40">
        <text:list-item>
          <text:p text:style-name="P361">butt: the end of each line has a flat edge perpendicular to the direction of the line, this is the default line cap value.</text:p>
        </text:list-item>
        <text:list-item>
          <text:p text:style-name="P361"><text:span text:style-name="T96">r</text:span>ound: a semi-circle with the diameter equal to the width of the line must then be added on to the end of the line.</text:p>
        </text:list-item>
        <text:list-item>
          <text:p text:style-name="P361"><text:span text:style-name="T96">s</text:span>quare: a rectangle with the length of the line width and the width of half the line width, placed flat against the edge perpendicular to the direction of the line.</text:p>
        </text:list-item>
      </text:list>
      <text:p text:style-name="P56"/>
      <text:h text:style-name="P423"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2319214464842695594" text:style-name="L41">
        <text:list-item>
          <text:p text:style-name="P362">bevel: this is all that is rendered at joins.</text:p>
        </text:list-item>
        <text:list-item>
          <text:p text:style-name="P36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62">miter: a second filled triangle must (if it can given the miter length) be rendered at the join, this is the default line join style.</text:p>
        </text:list-item>
      </text:list>
      <text:p text:style-name="P47"/>
      <text:h text:style-name="P427" text:outline-level="4">qreal miterLimit</text:h>
      <text:p text:style-name="P52">This read/write property h<text:span text:style-name="T98">olds the current miter limit ratio. The default miter limit value is 10.0.</text:span></text:p>
      <text:p text:style-name="P52"/>
      <text:h text:style-name="P427" text:outline-level="4"><text:soft-page-break/>qreal shadowOffsetX</text:h>
      <text:p text:style-name="P52">This read/write property h<text:span text:style-name="T98">olds the current shadow offset in the positive horizontal distance. The default value is 0.</text:span></text:p>
      <text:p text:style-name="P52"/>
      <text:h text:style-name="P427" text:outline-level="4">qreal shadowOffsetY</text:h>
      <text:p text:style-name="P52">This read/write property h<text:span text:style-name="T98">olds the current shadow offset in the positive vertical distance. The default value is 0.</text:span></text:p>
      <text:p text:style-name="P52"/>
      <text:h text:style-name="P427" text:outline-level="4">qreal shadowBlur</text:h>
      <text:p text:style-name="P52">This read/write property h<text:span text:style-name="T98">olds the current level of blur applied to shadows. The default value is 0.</text:span></text:p>
      <text:p text:style-name="P52"/>
      <text:h text:style-name="P427" text:outline-level="4">String shadowColor</text:h>
      <text:p text:style-name="P52">This read/write property h<text:span text:style-name="T98">olds the current shadow color. The default value is '#000000'.</text:span></text:p>
      <text:p text:style-name="P52"/>
      <text:h text:style-name="P428" text:outline-level="4">String <text:span text:style-name="T99">width</text:span></text:h>
      <text:p text:style-name="P53">This read property h<text:span text:style-name="T99">olds the width of the canvas widget.</text:span></text:p>
      <text:p text:style-name="P53"/>
      <text:h text:style-name="P428" text:outline-level="4">String <text:span text:style-name="T99">height</text:span></text:h>
      <text:p text:style-name="P53">This read property h<text:span text:style-name="T99">olds the height of the canvas widget.</text:span></text:p>
      <text:p text:style-name="P53"/>
      <text:h text:style-name="P429"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8793289325399626432" text:style-name="L42">
        <text:list-item>
          <text:p text:style-name="P363">strokeStyle</text:p>
        </text:list-item>
        <text:list-item>
          <text:p text:style-name="P363"><text:s text:c="4"/>fillStyle</text:p>
        </text:list-item>
        <text:list-item>
          <text:p text:style-name="P363"><text:s text:c="4"/>globalAlpha</text:p>
        </text:list-item>
        <text:list-item>
          <text:p text:style-name="P363"><text:s text:c="4"/>lineWidth</text:p>
        </text:list-item>
        <text:list-item>
          <text:p text:style-name="P363"><text:s text:c="4"/>lineCap</text:p>
        </text:list-item>
        <text:list-item>
          <text:p text:style-name="P363"><text:s text:c="4"/>lineJoin</text:p>
        </text:list-item>
        <text:list-item>
          <text:p text:style-name="P363"><text:s text:c="4"/>miterLimit</text:p>
        </text:list-item>
        <text:list-item>
          <text:p text:style-name="P363"><text:s text:c="4"/>shadowOffsetX</text:p>
        </text:list-item>
        <text:list-item>
          <text:p text:style-name="P363"><text:s text:c="4"/>shadowOffsetY</text:p>
        </text:list-item>
        <text:list-item>
          <text:p text:style-name="P363"><text:s text:c="4"/>shadowBlur</text:p>
        </text:list-item>
        <text:list-item>
          <text:p text:style-name="P363"><text:s text:c="4"/>shadowColor</text:p>
        </text:list-item>
        <text:list-item>
          <text:p text:style-name="P363"><text:s text:c="4"/>globalCompositeOperation</text:p>
        </text:list-item>
      </text:list>
      <text:p text:style-name="P59"/>
      <text:h text:style-name="P430" text:outline-level="4">void <text:span text:style-name="T100">restore</text:span>()</text:h>
      <text:p text:style-name="P60">Pops the top state on the stack, restoring the context to that state.</text:p>
      <text:p text:style-name="P60"/>
      <text:h text:style-name="P431"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432" text:outline-level="4"><text:soft-page-break/>void rotate(qreal angle)</text:h>
      <text:p text:style-name="P61">Rotate the canvas around the current origin by angle in radians and clockwise direction.</text:p>
      <text:p text:style-name="P61"/>
      <text:h text:style-name="P433"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433"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433"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434"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434"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434" text:outline-level="4">void clearRect(qreal x, qreal y, qreal w, qreal h)</text:h>
      <text:p text:style-name="P63">Clears all pixels on the canvas in the given rectangle to transparent black. </text:p>
      <text:p text:style-name="P63"/>
      <text:h text:style-name="P434" text:outline-level="4">void fillRect(qreal x, qreal y, qreal w, qreal h)</text:h>
      <text:p text:style-name="P63">Paint the specified rectangular area using the fillStyle.</text:p>
      <text:p text:style-name="P63"/>
      <text:h text:style-name="P434" text:outline-level="4">void strokeRect(qreal x, qreal y, qreal w, qreal h)</text:h>
      <text:p text:style-name="P63">Stroke the specified rectangle's path using the strokeStyle, lineWidth, lineJoin, and (if appropriate) miterLimit attributes.</text:p>
      <text:p text:style-name="P63"/>
      <text:h text:style-name="P434" text:outline-level="4">void beginPath()</text:h>
      <text:p text:style-name="P63">Resets the current path to a new path.</text:p>
      <text:p text:style-name="P63"/>
      <text:h text:style-name="P434"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434" text:outline-level="4">void moveTo(qreal x, qreal y)</text:h>
      <text:p text:style-name="P63">Creates a new subpath with the given point.</text:p>
      <text:p text:style-name="P63"/>
      <text:h text:style-name="P434" text:outline-level="4">void lineTo(qreal x, qreal y)</text:h>
      <text:p text:style-name="P63">Draws a line from the current position to the point (x, y).</text:p>
      <text:p text:style-name="P63"/>
      <text:h text:style-name="P434" text:outline-level="4">void quadraticCurveTo(qreal cpx, qreal cpy, qreal x, qreal y)</text:h>
      <text:p text:style-name="P63">Adds a quadratic bezier curve between the current point and the endpoint (x, y) with the control point specified by (cpx, cpy). </text:p>
      <text:p text:style-name="P63"/>
      <text:h text:style-name="P434"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434" text:outline-level="4">void arcTo(qreal x1, qreal y1, qreal x2, qreal y2, qreal radius)</text:h>
      <text:p text:style-name="P63">Adds an arc with the given control points and radius to the current subpath, connected to the previous point by a straight line.</text:p>
      <text:p text:style-name="P63"/>
      <text:h text:style-name="P434" text:outline-level="4">void rect(qreal x, qreal y, qreal w, qreal h)</text:h>
      <text:p text:style-name="P63">Adds a rectangle at position (x, y), with the given width w and height h, as a closed subpath.</text:p>
      <text:p text:style-name="P63"/>
      <text:h text:style-name="P434"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434" text:outline-level="4">void fill()</text:h>
      <text:p text:style-name="P63">Fills the subpaths with the current fill style.</text:p>
      <text:p text:style-name="P63"/>
      <text:h text:style-name="P434" text:outline-level="4">void stroke()</text:h>
      <text:p text:style-name="P63">Strokes the subpaths with the current stroke style.</text:p>
      <text:p text:style-name="P63"/>
      <text:h text:style-name="P434" text:outline-level="4">void clip()</text:h>
      <text:p text:style-name="P63">Creates the clipping region from the current path. Any parts of the shape outside the clipping path are not displayed.</text:p>
      <text:p text:style-name="P63"/>
      <text:h text:style-name="P434" text:outline-level="4">bool isPointInPath(qreal x, qreal y)</text:h>
      <text:p text:style-name="P63">Returns true if the given point is in the current path.</text:p>
      <text:p text:style-name="P63"/>
      <text:h text:style-name="P434" text:outline-level="4"><text:soft-page-break/>void clear()</text:h>
      <text:p text:style-name="P63">Clears the canvas widget.</text:p>
      <text:p text:style-name="P63"/>
      <text:h text:style-name="P434" text:outline-level="4">void reset()</text:h>
      <text:p text:style-name="P63">Resets the canvas widget.</text:p>
      <text:p text:style-name="P63"/>
      <text:h text:style-name="P454"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142429501877850" text:continue-list="list142429753958448" text:style-name="L27">
        <text:list-item>
          <text:p text:style-name="P492"><text:span text:style-name="T117">fileName</text:span>: The <text:span text:style-name="T117">file name</text:span></text:p>
        </text:list-item>
        <text:list-item>
          <text:p text:style-name="P492"><text:span text:style-name="T117">imageType</text:span>: The <text:span text:style-name="T117">image type. Following types are supported.</text:span></text:p>
          <text:list>
            <text:list-item>
              <text:p text:style-name="P532">BMP (Windows Bitmap)</text:p>
            </text:list-item>
            <text:list-item>
              <text:p text:style-name="P532">JPG (Joint Photographic Experts Group)</text:p>
            </text:list-item>
            <text:list-item>
              <text:p text:style-name="P532">PNG (Portable Network Graphics)</text:p>
            </text:list-item>
            <text:list-item>
              <text:p text:style-name="P532">PBM (Portable Bitmap)</text:p>
            </text:list-item>
            <text:list-item>
              <text:p text:style-name="P532">PGM (Portable Graymap)</text:p>
            </text:list-item>
            <text:list-item>
              <text:p text:style-name="P532">PPM (Portable Pixmap)</text:p>
            </text:list-item>
          </text:list>
        </text:list-item>
      </text:list>
      <text:p text:style-name="P73">Return: True on success.</text:p>
      <text:p text:style-name="P73"/>
      <text:h text:style-name="P455" text:outline-level="4">void print(String printDialogTitle="")</text:h>
      <text:p text:style-name="P76">Opens a print dialog and prints the canvas widget.</text:p>
      <text:p text:style-name="P74">Arguments:</text:p>
      <text:list xml:id="list142429937101653" text:continue-numbering="true" text:style-name="L27">
        <text:list-item>
          <text:p text:style-name="P533">print<text:span text:style-name="T118">DialogTitle</text:span>: <text:span text:style-name="T118">The title of the print dialog</text:span></text:p>
        </text:list-item>
      </text:list>
      <text:p text:style-name="P63"/>
      <text:h text:style-name="P435"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380" text:outline-level="3"><text:bookmark-start text:name="__RefHeading___Toc23998_1050142399"/><text:bookmark-start text:name="_Toc403041698"/>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436"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42429374193968" text:continue-numbering="true" text:style-name="L27">
        <text:list-item>
          <text:p text:style-name="P461">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42429410274022" text:continue-numbering="true" text:style-name="L27">
        <text:list-item>
          <text:p text:style-name="P461">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42430793487278" text:continue-numbering="true" text:style-name="L27">
        <text:list-item>
          <text:p text:style-name="P461">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42429854148279" text:continue-numbering="true" text:style-name="L27">
        <text:list-item>
          <text:p text:style-name="P461">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42431338718161" text:continue-numbering="true" text:style-name="L27">
        <text:list-item>
          <text:p text:style-name="P461">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42430916821222" text:continue-numbering="true" text:style-name="L27">
        <text:list-item>
          <text:p text:style-name="P493">palette: <text:s/>The palette element, possible values are: Base, Foreground, Background, WindowText, Window, Text <text:span text:style-name="T179">and ButtonText</text:span>.</text:p>
        </text:list-item>
        <text:list-item>
          <text:p text:style-name="P472">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437" text:outline-level="4">void <text:span text:style-name="T180">setPaletteColorRgb(quint8 red, quint8 green, quint8 blue, String palette)</text:span></text:h>
      <text:p text:style-name="P119">Sets a palette color of a script gui element.</text:p>
      <text:p text:style-name="P119">Arguments:</text:p>
      <text:list xml:id="list142429872971185" text:continue-numbering="true" text:style-name="L27">
        <text:list-item>
          <text:p text:style-name="P534">red: the red value</text:p>
        </text:list-item>
        <text:list-item>
          <text:p text:style-name="P534">green: the green value</text:p>
        </text:list-item>
        <text:list-item>
          <text:p text:style-name="P534">blue: the blue value</text:p>
        </text:list-item>
        <text:list-item>
          <text:p text:style-name="P494">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42430631957477" text:continue-numbering="true" text:style-name="L27">
        <text:list-item>
          <text:p text:style-name="P351">text: The tool tip text</text:p>
        </text:list-item>
        <text:list-item>
          <text:p text:style-name="P351">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42429325324803" text:continue-numbering="true" text:style-name="L27">
        <text:list-item>
          <text:p text:style-name="P461">flags: The new additional window flags</text:p>
          <text:p text:style-name="P548">The flag argument is a Qt enumeration. It is defined as:</text:p>
          <text:p text:style-name="P376"><text:span text:style-name="Absatz-Standardschriftart"><text:span text:style-name="T2">enum WindowType </text:span></text:span></text:p>
          <text:p text:style-name="P376"><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53"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42430337855072" text:continue-numbering="true" text:style-name="L27">
        <text:list-item>
          <text:p text:style-name="P351">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38"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142431325815547" text:continue-numbering="true" text:style-name="L27">
        <text:list-item>
          <text:p text:style-name="P351">key: The data key</text:p>
        </text:list-item>
        <text:list-item>
          <text:p text:style-name="P351">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42429294581533" text:continue-numbering="true" text:style-name="L27">
        <text:list-item>
          <text:p text:style-name="P351">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8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607445149024590721" text:style-name="L43">
        <text:list-item>
          <text:p text:style-name="P364"><text:soft-page-break/>create a Qt widget (<text:span text:style-name="T104">see the Qt documentation)</text:span></text:p>
        </text:list-item>
        <text:list-item>
          <text:p text:style-name="P365">create a QtDesigner plug-in (<text:span text:style-name="T104">see the Qt documentation)</text:span></text:p>
        </text:list-item>
        <text:list-item>
          <text:p text:style-name="P365">export the functions GetScriptCommunicatorWidgetName and CreateScriptCommunicatorWidget</text:p>
        </text:list-item>
        <text:list-item>
          <text:p text:style-name="P365">create a wrapper class through which worker scripts can access the custom widget (the custom widget resides (like a GUI elements) in the main thread and worker threads resides in their own thread)</text:p>
        </text:list-item>
        <text:list-item>
          <text:p text:style-name="P366">put the <text:span text:style-name="T103">QtDesigner plug-in </text:span>library into the plugins\designer folder</text:p>
          <text:p text:style-name="P366"/>
        </text:list-item>
      </text:list>
      <text:p text:style-name="P65">Note: All functions a<text:span text:style-name="T113">nd</text:span> classes must reside in the QtDesigner plug-in library.</text:p>
      <text:p text:style-name="P65"/>
      <text:h text:style-name="P439"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440"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42431330153688" text:continue-list="list142429294581533" text:style-name="L27">
        <text:list-item>
          <text:p text:style-name="P367"><text:span text:style-name="T109">scriptThread</text:span>: <text:span text:style-name="T109">Pointer to the script thread.</text:span></text:p>
        </text:list-item>
        <text:list-item>
          <text:p text:style-name="P368"><text:span text:style-name="T111">c</text:span>ustomWidget: The custom widget.</text:p>
        </text:list-item>
        <text:list-item>
          <text:p text:style-name="P369"><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42429560726135" text:continue-numbering="true" text:style-name="L27">
        <text:list-item>
          <text:p text:style-name="P351">data: The sequence data array</text:p>
        </text:list-item>
      </text:list>
      <text:p text:style-name="P21">Return: The modified data array.</text:p>
      <text:p text:style-name="P21">Note: The sequence will not be sent if an empty array (Array()) is returned.</text:p>
      <text:p text:style-name="P21"/>
      <text:h text:style-name="P441"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441" text:outline-level="4"><text:bookmark-start text:name="__RefHeading__6861_1982747245657"/><text:bookmark-start text:name="_Toc4030416381656"/>String byteArrayToHexString (Array&lt;unsigned char&gt; data)<text:bookmark-end text:name="__RefHeading__6861_1982747245657"/><text:bookmark-end text:name="_Toc4030416381656"/></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406"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406"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42430979607662" text:continue-list="list142428814917195" text:style-name="L28">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42430803075600" text:continue-numbering="true" text:style-name="L28">
        <text:list-item>
          <text:p text:style-name="P503">title: The title of the dialog</text:p>
        </text:list-item>
        <text:list-item>
          <text:p text:style-name="P503">label: The label over the input area</text:p>
        </text:list-item>
        <text:list-item>
          <text:p text:style-name="P503">displayedText: The initial displayed text in the input area</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42429436906247" text:continue-numbering="true" text:style-name="L28">
        <text:list-item>
          <text:p text:style-name="P503">title: The title of the dialog</text:p>
        </text:list-item>
        <text:list-item>
          <text:p text:style-name="P503">label: The label over the input area</text:p>
        </text:list-item>
        <text:list-item>
          <text:p text:style-name="P503">displayedItems: The displayed items</text:p>
        </text:list-item>
        <text:list-item>
          <text:p text:style-name="P503">currentItemIndex: The current combobox index</text:p>
        </text:list-item>
        <text:list-item>
          <text:p text:style-name="P503">editable: True if the combobox shall be editable</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42430909987782" text:continue-numbering="true" text:style-name="L28">
        <text:list-item>
          <text:p text:style-name="P503">title: The title of the dialog</text:p>
        </text:list-item>
        <text:list-item>
          <text:p text:style-name="P503">label: The label over the input area</text:p>
        </text:list-item>
        <text:list-item>
          <text:p text:style-name="P503">intialValue: The initial value.</text:p>
        </text:list-item>
        <text:list-item>
          <text:p text:style-name="P503">min: The minimum value</text:p>
        </text:list-item>
        <text:list-item>
          <text:p text:style-name="P503">max: The maximum value.</text:p>
        </text:list-item>
        <text:list-item>
          <text:p text:style-name="P503">step: The amount by which the values change as the user presses the arrow buttons to increment or decrement the value</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42430696486098" text:continue-numbering="true" text:style-name="L28">
        <text:list-item>
          <text:p text:style-name="P503">array item 0: 1 if the ok button has been pressed, 0 otherwise</text:p>
        </text:list-item>
        <text:list-item>
          <text:p text:style-name="P503">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42430596054608" text:continue-numbering="true" text:style-name="L28">
        <text:list-item>
          <text:p text:style-name="P503">title: The title of the dialog</text:p>
        </text:list-item>
        <text:list-item>
          <text:p text:style-name="P503">label: The label over the input area</text:p>
        </text:list-item>
        <text:list-item>
          <text:p text:style-name="P503">intialValue: The initial value.</text:p>
        </text:list-item>
        <text:list-item>
          <text:p text:style-name="P503">min: The minimum value</text:p>
        </text:list-item>
        <text:list-item>
          <text:p text:style-name="P503">max: The maximum value.</text:p>
        </text:list-item>
        <text:list-item>
          <text:p text:style-name="P503">decimals: The maximum number of decimal places the number may have</text:p>
        </text:list-item>
        <text:list-item>
          <text:p text:style-name="P503">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42431425577734" text:continue-numbering="true" text:style-name="L28">
        <text:list-item>
          <text:p text:style-name="P503">array item 0: 1.0 if the ok button has been pressed, 0 otherwise</text:p>
        </text:list-item>
        <text:list-item>
          <text:p text:style-name="P503">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2765227490585481115" text:style-name="L44">
        <text:list-item>
          <text:p text:style-name="P535">icon: The icon of the message box. Possible values are: "Information"," Warning", "Critical" and "Question"</text:p>
        </text:list-item>
        <text:list-item>
          <text:p text:style-name="P535">title: The title of the message box</text:p>
        </text:list-item>
        <text:list-item>
          <text:p text:style-name="P535">text: The text of the message box</text:p>
        </text:list-item>
        <text:list-item>
          <text:p text:style-name="P53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42430516580839" text:continue-numbering="true" text:style-name="L44">
        <text:list-item>
          <text:p text:style-name="P535">icon: The icon of the dialog. Possible values are: "Information"," Warning", "Critical" and "Question"</text:p>
        </text:list-item>
        <text:list-item>
          <text:p text:style-name="P535">title: The title of the dialog</text:p>
        </text:list-item>
        <text:list-item>
          <text:p text:style-name="P535">text: The text of the dialog</text:p>
        </text:list-item>
        <text:list-item>
          <text:p text:style-name="P53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47">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42431355461864" text:continue-list="list142429157472232" text:style-name="L29">
        <text:list-item>
          <text:p text:style-name="P504">initialRed: The initial value for red</text:p>
        </text:list-item>
        <text:list-item>
          <text:p text:style-name="P504">initialGreen: The initial value for green</text:p>
        </text:list-item>
        <text:list-item>
          <text:p text:style-name="P509">initialBlue: The initial value for blue</text:p>
        </text:list-item>
        <text:list-item>
          <text:p text:style-name="P509">initialAlpha: The initial value for alpha</text:p>
        </text:list-item>
        <text:list-item>
          <text:p text:style-name="P509">alphaIsEnabled: True if the alpha value should be visible/editable</text:p>
          <text:p text:style-name="P545">Return: integer list which contains:</text:p>
        </text:list-item>
        <text:list-item>
          <text:p text:style-name="P510">element 0: 1 = OK button press, 0 OK button not pressed</text:p>
        </text:list-item>
        <text:list-item>
          <text:p text:style-name="P510">element 1: red <text:s/>(0-255)</text:p>
        </text:list-item>
        <text:list-item>
          <text:p text:style-name="P510">element 2: green <text:s/>(0-255)</text:p>
        </text:list-item>
        <text:list-item>
          <text:p text:style-name="P510">element 3: blue (0-255)</text:p>
        </text:list-item>
        <text:list-item>
          <text:p text:style-name="P510">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7988678212037554457" text:style-name="L45">
        <text:list-item>
          <text:p text:style-name="P536">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142431288041996" text:continue-numbering="true" text:style-name="L45">
        <text:list-item>
          <text:p text:style-name="P536">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142429976126583" text:continue-numbering="true" text:style-name="L45">
        <text:list-item>
          <text:p text:style-name="P536">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142431074509412" text:continue-numbering="true" text:style-name="L45">
        <text:list-item>
          <text:p text:style-name="P536">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450" text:outline-level="4">Array&lt;String&gt; getAllObjectPropertiesAndFunctions(QScriptValue object)</text:h>
      <text:p text:style-name="P133">Returns all functions and properties of an object.</text:p>
      <text:p text:style-name="P136">Arguments:</text:p>
      <text:list xml:id="list142431401034584" text:continue-list="list142429560726135" text:style-name="L27">
        <text:list-item>
          <text:p text:style-name="P495"><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442"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42431315774773" text:continue-list="list142429965933905" text:style-name="L30">
        <text:list-item>
          <text:p text:style-name="P523">text: The text which has to be appended to the console</text:p>
        </text:list-item>
        <text:list-item>
          <text:p text:style-name="P523">newLine: If true then the text will be appended in a new line </text:p>
        </text:list-item>
        <text:list-item>
          <text:p text:style-name="P526">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237658620958929460" text:style-name="L46">
        <text:list-item>
          <text:p text:style-name="P537">name: Name of the string variable</text:p>
        </text:list-item>
        <text:list-item>
          <text:p text:style-name="P537">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42429703624444" text:continue-numbering="true" text:style-name="L46">
        <text:list-item>
          <text:p text:style-name="P537">name: Name of the variable</text:p>
        </text:list-item>
        <text:list-item>
          <text:p text:style-name="P537">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42430262004403" text:continue-numbering="true" text:style-name="L46">
        <text:list-item>
          <text:p text:style-name="P537">name: Name of the variable</text:p>
        </text:list-item>
        <text:list-item>
          <text:p text:style-name="P537">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42430097885152" text:continue-numbering="true" text:style-name="L46">
        <text:list-item>
          <text:p text:style-name="P537">name: Name of the variable</text:p>
        </text:list-item>
        <text:list-item>
          <text:p text:style-name="P537">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142430670354928" text:continue-numbering="true" text:style-name="L46">
        <text:list-item>
          <text:p text:style-name="P537">name: Name of the variable</text:p>
        </text:list-item>
        <text:list-item>
          <text:p text:style-name="P537">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142430168929656" text:continue-numbering="true" text:style-name="L46">
        <text:list-item>
          <text:p text:style-name="P537">name: Name of the variable</text:p>
        </text:list-item>
        <text:list-item>
          <text:p text:style-name="P537">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142430628717288" text:continue-numbering="true" text:style-name="L46">
        <text:list-item>
          <text:p text:style-name="P537">name: Name of the variable</text:p>
        </text:list-item>
        <text:list-item>
          <text:p text:style-name="P537">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42430214132159" text:continue-numbering="true" text:style-name="L46">
        <text:list-item>
          <text:p text:style-name="P537">name: Name of the variable</text:p>
        </text:list-item>
        <text:list-item>
          <text:p text:style-name="P537">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6069289821485533882" text:style-name="L47">
        <text:list-item>
          <text:p text:style-name="P370"><text:span text:style-name="Absatz-Standardschriftart">data has been sent</text:span></text:p>
        </text:list-item>
        <text:list-item>
          <text:p text:style-name="P370"><text:span text:style-name="Absatz-Standardschriftart">data has been received</text:span></text:p>
        </text:list-item>
        <text:list-item>
          <text:p text:style-name="P370"><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4831945697788090305" text:style-name="L48">
        <text:list-item>
          <text:p text:style-name="P371"><text:span text:style-name="Absatz-Standardschriftart">Byte 0: message type (0=standard, 1=standard remote-transfer-request, 2=extended, 3=extended remote-transfer-request)</text:span></text:p>
        </text:list-item>
        <text:list-item>
          <text:p text:style-name="P371"><text:span text:style-name="Absatz-Standardschriftart">Byte 1-4: can id </text:span></text:p>
        </text:list-item>
        <text:list-item>
          <text:p text:style-name="P371"><text:span text:style-name="Absatz-Standardschriftart">Byte 5-12: the data. <text:s/></text:span></text:p>
        </text:list-item>
      </text:list>
      <text:p text:style-name="P21">Arguments:</text:p>
      <text:list xml:id="list142429749416445" text:continue-list="list142430214132159" text:style-name="L46">
        <text:list-item>
          <text:p text:style-name="P537">data: the data</text:p>
        </text:list-item>
        <text:list-item>
          <text:p text:style-name="P372"><text:span text:style-name="Absatz-Standardschriftart">timeStamp: the time stamp string <text:s/>(the format is set in the settings dialog).</text:span></text:p>
        </text:list-item>
        <text:list-item>
          <text:p text:style-name="P372"><text:span text:style-name="Absatz-Standardschriftart">Type: <text:s/>the data type: <text:s/></text:span></text:p>
          <text:list>
            <text:list-item>
              <text:p text:style-name="P372"><text:span text:style-name="Absatz-Standardschriftart">0=the data has been received from a normal interface (all but CAN)</text:span></text:p>
            </text:list-item>
            <text:list-item>
              <text:p text:style-name="P372"><text:span text:style-name="Absatz-Standardschriftart">1=the data has been sent with a normal interface (all but CAN)</text:span></text:p>
            </text:list-item>
            <text:list-item>
              <text:p text:style-name="P372"><text:span text:style-name="Absatz-Standardschriftart">2=the data has been received from the CAN interface</text:span></text:p>
            </text:list-item>
            <text:list-item>
              <text:p text:style-name="P372"><text:span text:style-name="Absatz-Standardschriftart">3=the data has been sent with CAN the can interface</text:span></text:p>
            </text:list-item>
            <text:list-item>
              <text:p text:style-name="P372"><text:span text:style-name="Absatz-Standardschriftart">4=the data is a user message (from message dialog or normal script</text:span></text:p>
            </text:list-item>
          </text:list>
        </text:list-item>
        <text:list-item>
          <text:p text:style-name="P372"><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43"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443" text:outline-level="4"><text:bookmark-start text:name="__RefHeading__6861_1982747245662"/><text:bookmark-start text:name="_Toc4030416381661"/>String byteArrayToHexString (Array&lt;unsigned char&gt; data)<text:bookmark-end text:name="__RefHeading__6861_1982747245662"/><text:bookmark-end text:name="_Toc4030416381661"/></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407"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407"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42430878220092" text:continue-list="list142431401034584" text:style-name="L27">
        <text:list-item>
          <text:p text:style-name="P351">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142430957861247" text:continue-numbering="true" text:style-name="L27">
        <text:list-header>
          <text:p text:style-name="P351"/>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42430930413804" text:continue-numbering="true" text:style-name="L27">
        <text:list-item>
          <text:p text:style-name="P351">scriptPath: The script path</text:p>
        </text:list-item>
        <text:list-item>
          <text:p text:style-name="P351">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451" text:outline-level="4">Array&lt;String&gt; getAllObjectPropertiesAndFunctions(QScriptValue object)</text:h>
      <text:p text:style-name="P134">Returns all functions and properties of an object.</text:p>
      <text:p text:style-name="P137">Arguments:</text:p>
      <text:list xml:id="list142430063222091" text:continue-numbering="true" text:style-name="L27">
        <text:list-item>
          <text:p text:style-name="P496"><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444"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42430775929535" text:continue-list="list142431315774773" text:style-name="L30">
        <text:list-item>
          <text:p text:style-name="P524">text: The text which has to be appended to the console</text:p>
        </text:list-item>
        <text:list-item>
          <text:p text:style-name="P524"><text:soft-page-break/>newLine: If true then the text will be appended in a new line </text:p>
        </text:list-item>
        <text:list-item>
          <text:p text:style-name="P527">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42431407823126" text:continue-list="list142431355461864" text:style-name="L29">
        <text:list-item>
          <text:p text:style-name="P504">path: The file path.</text:p>
        </text:list-item>
        <text:list-item>
          <text:p text:style-name="P504">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42431006472935" text:continue-numbering="true" text:style-name="L29">
        <text:list-item>
          <text:p text:style-name="P504">path: The file path</text:p>
        </text:list-item>
        <text:list-item>
          <text:p text:style-name="P504">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Toc4030416473"/><text:bookmark-start text:name="__RefHeading__5934_5965650951"/><text:soft-page-break/>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42430354582143"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42430226098344"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startPosition: Start position (the file is read from this position)</text:p>
        </text:list-item>
        <text:list-item>
          <text:p text:style-name="P504">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42430385058349"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will be overwritten, else the content is appended</text:p>
        </text:list-item>
        <text:list-item>
          <text:p text:style-name="P5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42430045707442" text:continue-numbering="true" text:style-name="L29">
        <text:list-item>
          <text:p text:style-name="P504">path: The file path</text:p>
        </text:list-item>
        <text:list-item>
          <text:p text:style-name="P504">isRelativePath: True if the file path is relative to the current script (which executes this function)</text:p>
        </text:list-item>
        <text:list-item>
          <text:p text:style-name="P504">content: The content to write</text:p>
        </text:list-item>
        <text:list-item>
          <text:p text:style-name="P504">replaceFile: If replaceFile is true, the existing file is overwritten, else the content is appended</text:p>
        </text:list-item>
        <text:list-item>
          <text:p text:style-name="P504">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42431257083135" text:continue-numbering="true" text:style-name="L29">
        <text:list-item>
          <text:p text:style-name="P504">path: The file path.</text:p>
        </text:list-item>
        <text:list-item>
          <text:p text:style-name="P504">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42431211132113" text:continue-numbering="true" text:style-name="L29">
        <text:list-item>
          <text:p text:style-name="P504">path: The file path.</text:p>
        </text:list-item>
        <text:list-item>
          <text:p text:style-name="P504">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42429765076649" text:continue-numbering="true" text:style-name="L29">
        <text:list-item>
          <text:p text:style-name="P504">directory: The directory path</text:p>
        </text:list-item>
        <text:list-item>
          <text:p text:style-name="P504"><text:soft-page-break/>isRelativePath: True if the directory path is relative to the current script (which executes this function)</text:p>
        </text:list-item>
        <text:list-item>
          <text:p text:style-name="P504">recursive: If true the result includes the contents of all sub directories (and their sub directories)</text:p>
        </text:list-item>
        <text:list-item>
          <text:p text:style-name="P504">returnFiles: If true the result contains all found files</text:p>
        </text:list-item>
        <text:list-item>
          <text:p text:style-name="P504">returnDirectories: If true the result contains all found directories</text:p>
          <text:p text:style-name="P504"/>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42431412100374" text:continue-numbering="true" text:style-name="L29">
        <text:list-item>
          <text:p text:style-name="P504">path: The directory path.</text:p>
        </text:list-item>
        <text:list-item>
          <text:p text:style-name="P504">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Arguments:</text:p>
      <text:list xml:id="list142430169516355" text:continue-numbering="true" text:style-name="L29">
        <text:list-item>
          <text:p text:style-name="P504">directory: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42431194619301" text:continue-numbering="true" text:style-name="L29">
        <text:list-item>
          <text:p text:style-name="P504">directory: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42431560521762" text:continue-numbering="true" text:style-name="L29">
        <text:list-item>
          <text:p text:style-name="P504"><text:soft-page-break/>path: The directory path.</text:p>
        </text:list-item>
        <text:list-item>
          <text:p text:style-name="P504">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42429954649406" text:continue-numbering="true" text:style-name="L29">
        <text:list-item>
          <text:p text:style-name="P504">path: The directory path.</text:p>
        </text:list-item>
        <text:list-item>
          <text:p text:style-name="P504">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362021810054793808" text:style-name="L49">
        <text:list-item>
          <text:p text:style-name="P373">QSqlQuery createQuery(QSqlDatabase dataBase, String query = "")</text:p>
        </text:list-item>
        <text:list-item>
          <text:p text:style-name="P373">QSqlField createField()</text:p>
        </text:list-item>
        <text:list-item>
          <text:p text:style-name="P373">QSqlRecord createRecord()</text:p>
        </text:list-item>
      </text:list>
      <text:p text:style-name="P21"/>
      <text:p text:style-name="P21">Examples of creating SQL related Objects can be found under:</text:p>
      <text:list xml:id="list1127811024484874841" text:style-name="L50">
        <text:list-item>
          <text:p text:style-name="P374">exampleScripts\WorkerScripts\TestSql</text:p>
        </text:list-item>
        <text:list-item>
          <text:p text:style-name="P374">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711117453580692168" text:style-name="L51">
        <text:list-item>
          <text:p text:style-name="P375">QSqlDriver* QSqlDatabase::driver()</text:p>
        </text:list-item>
        <text:list-item>
          <text:p text:style-name="P375">void QsqlDatabase::registerSqlDriver(const String &amp;name, QSqlDriverCreatorBase *creator)</text:p>
        </text:list-item>
        <text:list-item>
          <text:p text:style-name="P375">QSqlDatabase QSqlDatabase::addDatabase(QSqlDriver* driver, const String&amp; connectionName = QLatin1String(defaultConnection))</text:p>
        </text:list-item>
        <text:list-item>
          <text:p text:style-name="P375"><text:soft-page-break/>QsqlDriver* QSqlQuery::driver()</text:p>
        </text:list-item>
        <text:list-item>
          <text:p text:style-name="P375">QsqlResult* QsqlQuery::result()</text:p>
          <text:p text:style-name="P375"/>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42431557942300" text:continue-list="list1127811024484874841" text:style-name="L50">
        <text:list-item>
          <text:p text:style-name="P374">exampleScripts\WorkerScripts\TestSql</text:p>
        </text:list-item>
        <text:list-item>
          <text:p text:style-name="P374">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42430531532808" text:continue-list="list142429954649406" text:style-name="L29">
        <text:list-item>
          <text:p text:style-name="P504">fileName: The name of the xml file.</text:p>
        </text:list-item>
        <text:list-item>
          <text:p text:style-name="P504">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42431035667613" text:continue-numbering="true" text:style-name="L29">
        <text:list-item>
          <text:p text:style-name="P504">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42431290861612" text:continue-numbering="true" text:style-name="L29">
        <text:list-item>
          <text:p text:style-name="P504">fileName: The name of the xml file.</text:p>
        </text:list-item>
        <text:list-item>
          <text:p text:style-name="P504">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42431546017716" text:continue-numbering="true" text:style-name="L29">
        <text:list-item>
          <text:p text:style-name="P504"><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42430450758337" text:continue-numbering="true" text:style-name="L29">
        <text:list-item>
          <text:p text:style-name="P504"><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42431200619365" text:continue-numbering="true" text:style-name="L29">
        <text:list-item>
          <text:p text:style-name="P504"><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42430426578452" text:continue-numbering="true" text:style-name="L29">
        <text:list-item>
          <text:p text:style-name="P504"><text:span text:style-name="Absatz-Standardschriftart">version: The XML version.</text:span></text:p>
          <text:p text:style-name="P504"><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42431398754719" text:continue-numbering="true" text:style-name="L29">
        <text:list-item>
          <text:p text:style-name="P504"><text:span text:style-name="Absatz-Standardschriftart">standalone: True if the standalone attributes shall be written.</text:span></text:p>
        </text:list-item>
        <text:list-item>
          <text:p text:style-name="P504"><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42430517079531" text:continue-numbering="true" text:style-name="L29">
        <text:list-item>
          <text:p text:style-name="P504"><text:span text:style-name="Absatz-Standardschriftart">namespaceUri: The namespace URI.</text:span></text:p>
        </text:list-item>
        <text:list-item>
          <text:p text:style-name="P504"><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42431266881498" text:continue-numbering="true" text:style-name="L29">
        <text:list-item>
          <text:p text:style-name="P504"><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42430874683915" text:continue-numbering="true" text:style-name="L29">
        <text:list-item>
          <text:p text:style-name="P504"><text:span text:style-name="Absatz-Standardschriftart">name: The name of the element.</text:span></text:p>
        </text:list-item>
        <text:list-item>
          <text:p text:style-name="P504"><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42429501434159" text:continue-numbering="true" text:style-name="L29">
        <text:list-item>
          <text:p text:style-name="P504"><text:span text:style-name="Absatz-Standardschriftart">name: The name of the element.</text:span></text:p>
        </text:list-item>
        <text:list-item>
          <text:p text:style-name="P504"><text:span text:style-name="Absatz-Standardschriftart">namespaceUri: The namespace URI.</text:span></text:p>
          <text:p text:style-name="P504"><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142431180599572" text:continue-numbering="true" text:style-name="L29">
        <text:list-item>
          <text:p text:style-name="P504"><text:span text:style-name="Absatz-Standardschriftart">name: The name of the element.</text:span></text:p>
        </text:list-item>
        <text:list-item>
          <text:p text:style-name="P504"><text:span text:style-name="Absatz-Standardschriftart">text: The text.</text:span></text:p>
        </text:list-item>
        <text:list-item>
          <text:p text:style-name="P504"><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42429878373679" text:continue-numbering="true" text:style-name="L29">
        <text:list-item>
          <text:p text:style-name="P504"><text:span text:style-name="Absatz-Standardschriftart">name: The name of the attribute.</text:span></text:p>
        </text:list-item>
        <text:list-item>
          <text:p text:style-name="P504"><text:span text:style-name="Absatz-Standardschriftart">value: The value of the attribute.</text:span></text:p>
        </text:list-item>
        <text:list-item>
          <text:p text:style-name="P504"><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42430338505781" text:continue-numbering="true" text:style-name="L29">
        <text:list-item>
          <text:p text:style-name="P504"><text:span text:style-name="Absatz-Standardschriftart">target: The target</text:span></text:p>
        </text:list-item>
        <text:list-item>
          <text:p text:style-name="P504"><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30T14:24:27.604000000</dc:date>
    <meta:print-date>2014-11-04T09:54:00Z</meta:print-date>
    <meta:editing-cycles>2325</meta:editing-cycles>
    <meta:editing-duration>P4DT1H3M9S</meta:editing-duration>
    <meta:document-statistic meta:table-count="5" meta:image-count="35" meta:object-count="0" meta:page-count="157" meta:paragraph-count="5590" meta:word-count="36295" meta:character-count="256156" meta:non-whitespace-character-count="224243"/>
    <meta:template xlink:type="simple" xlink:actuate="onRequest" xlink:title="" xlink:href="Normal.dotm"/>
  </office:meta>
</office:document-meta>
</file>